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835" calcext:value-type="float">
            <text:p>0,019835</text:p>
          </table:table-cell>
          <table:table-cell office:value-type="float" office:value="0.036595" calcext:value-type="float">
            <text:p>0,036595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054149" calcext:value-type="float">
            <text:p>0,054149</text:p>
          </table:table-cell>
          <table:table-cell office:value-type="float" office:value="0.103967" calcext:value-type="float">
            <text:p>0,103967</text:p>
          </table:table-cell>
          <table:table-cell office:value-type="float" office:value="0.15914" calcext:value-type="float">
            <text:p>0,15914</text:p>
          </table:table-cell>
          <table:table-cell office:value-type="float" office:value="0.213289" calcext:value-type="float">
            <text:p>0,213289</text:p>
          </table:table-cell>
          <table:table-cell office:value-type="float" office:value="0.240694" calcext:value-type="float">
            <text:p>0,240694</text:p>
          </table:table-cell>
          <table:table-cell office:value-type="float" office:value="0.378281" calcext:value-type="float">
            <text:p>0,378281</text:p>
          </table:table-cell>
          <table:table-cell office:value-type="float" office:value="0.568397" calcext:value-type="float">
            <text:p>0,568397</text:p>
          </table:table-cell>
          <table:table-cell office:value-type="float" office:value="0.690909" calcext:value-type="float">
            <text:p>0,690909</text:p>
          </table:table-cell>
          <table:table-cell office:value-type="float" office:value="0.7" calcext:value-type="float">
            <text:p>0,7</text:p>
          </table:table-cell>
          <table:table-cell office:value-type="float" office:value="0.248509" calcext:value-type="float">
            <text:p>0,248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2231" calcext:value-type="float">
            <text:p>0,032231</text:p>
          </table:table-cell>
          <table:table-cell office:value-type="float" office:value="0.042777" calcext:value-type="float">
            <text:p>0,042777</text:p>
          </table:table-cell>
          <table:table-cell office:value-type="float" office:value="0.124727" calcext:value-type="float">
            <text:p>0,124727</text:p>
          </table:table-cell>
          <table:table-cell office:value-type="float" office:value="0.211339" calcext:value-type="float">
            <text:p>0,211339</text:p>
          </table:table-cell>
          <table:table-cell office:value-type="float" office:value="0.242281" calcext:value-type="float">
            <text:p>0,242281</text:p>
          </table:table-cell>
          <table:table-cell office:value-type="float" office:value="0.364033" calcext:value-type="float">
            <text:p>0,364033</text:p>
          </table:table-cell>
          <table:table-cell office:value-type="float" office:value="0.489421" calcext:value-type="float">
            <text:p>0,489421</text:p>
          </table:table-cell>
          <table:table-cell office:value-type="float" office:value="0.591041" calcext:value-type="float">
            <text:p>0,591041</text:p>
          </table:table-cell>
          <table:table-cell office:value-type="float" office:value="0.660793" calcext:value-type="float">
            <text:p>0,660793</text:p>
          </table:table-cell>
          <table:table-cell office:value-type="float" office:value="0.696628" calcext:value-type="float">
            <text:p>0,69662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12304" calcext:value-type="float">
            <text:p>0,4123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884" calcext:value-type="float">
            <text:p>0,033884</text:p>
          </table:table-cell>
          <table:table-cell office:value-type="float" office:value="0.084595" calcext:value-type="float">
            <text:p>0,084595</text:p>
          </table:table-cell>
          <table:table-cell office:value-type="float" office:value="0.225983" calcext:value-type="float">
            <text:p>0,225983</text:p>
          </table:table-cell>
          <table:table-cell office:value-type="float" office:value="0.322314" calcext:value-type="float">
            <text:p>0,322314</text:p>
          </table:table-cell>
          <table:table-cell office:value-type="float" office:value="0.469157" calcext:value-type="float">
            <text:p>0,469157</text:p>
          </table:table-cell>
          <table:table-cell office:value-type="float" office:value="0.582512" calcext:value-type="float">
            <text:p>0,582512</text:p>
          </table:table-cell>
          <table:table-cell office:value-type="float" office:value="0.642215" calcext:value-type="float">
            <text:p>0,642215</text:p>
          </table:table-cell>
          <table:table-cell office:value-type="float" office:value="0.677851" calcext:value-type="float">
            <text:p>0,677851</text:p>
          </table:table-cell>
          <table:table-cell office:value-type="float" office:value="0.695702" calcext:value-type="float">
            <text:p>0,695702</text:p>
          </table:table-cell>
          <table:table-cell office:value-type="float" office:value="0.7" calcext:value-type="float">
            <text:p>0,7</text:p>
          </table:table-cell>
          <table:table-cell office:value-type="float" office:value="0.701554" calcext:value-type="float">
            <text:p>0,70155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510188" calcext:value-type="float">
            <text:p>0,5101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157388" calcext:value-type="float">
            <text:p>0,157388</text:p>
          </table:table-cell>
          <table:table-cell office:value-type="float" office:value="0.310711" calcext:value-type="float">
            <text:p>0,310711</text:p>
          </table:table-cell>
          <table:table-cell office:value-type="float" office:value="0.463471" calcext:value-type="float">
            <text:p>0,463471</text:p>
          </table:table-cell>
          <table:table-cell office:value-type="float" office:value="0.583669" calcext:value-type="float">
            <text:p>0,583669</text:p>
          </table:table-cell>
          <table:table-cell office:value-type="float" office:value="0.638215" calcext:value-type="float">
            <text:p>0,638215</text:p>
          </table:table-cell>
          <table:table-cell office:value-type="float" office:value="0.678545" calcext:value-type="float">
            <text:p>0,678545</text:p>
          </table:table-cell>
          <table:table-cell office:value-type="float" office:value="0.696926" calcext:value-type="float">
            <text:p>0,6969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1686" calcext:value-type="float">
            <text:p>0,701686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563061" calcext:value-type="float">
            <text:p>0,563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175008" calcext:value-type="float">
            <text:p>0,175008</text:p>
          </table:table-cell>
          <table:table-cell office:value-type="float" office:value="0.440926" calcext:value-type="float">
            <text:p>0,440926</text:p>
          </table:table-cell>
          <table:table-cell office:value-type="float" office:value="0.569521" calcext:value-type="float">
            <text:p>0,569521</text:p>
          </table:table-cell>
          <table:table-cell office:value-type="float" office:value="0.642116" calcext:value-type="float">
            <text:p>0,642116</text:p>
          </table:table-cell>
          <table:table-cell office:value-type="float" office:value="0.686149" calcext:value-type="float">
            <text:p>0,686149</text:p>
          </table:table-cell>
          <table:table-cell office:value-type="float" office:value="0.697818" calcext:value-type="float">
            <text:p>0,69781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686" calcext:value-type="float">
            <text:p>0,701686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01322" calcext:value-type="float">
            <text:p>0,6013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241256" calcext:value-type="float">
            <text:p>0,241256</text:p>
          </table:table-cell>
          <table:table-cell office:value-type="float" office:value="0.508066" calcext:value-type="float">
            <text:p>0,508066</text:p>
          </table:table-cell>
          <table:table-cell office:value-type="float" office:value="0.60314" calcext:value-type="float">
            <text:p>0,60314</text:p>
          </table:table-cell>
          <table:table-cell office:value-type="float" office:value="0.667174" calcext:value-type="float">
            <text:p>0,667174</text:p>
          </table:table-cell>
          <table:table-cell office:value-type="float" office:value="0.694843" calcext:value-type="float">
            <text:p>0,69484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24" calcext:value-type="float">
            <text:p>0,7032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21772" calcext:value-type="float">
            <text:p>0,6217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1653" calcext:value-type="float">
            <text:p>0,101653</text:p>
          </table:table-cell>
          <table:table-cell office:value-type="float" office:value="0.347702" calcext:value-type="float">
            <text:p>0,347702</text:p>
          </table:table-cell>
          <table:table-cell office:value-type="float" office:value="0.557289" calcext:value-type="float">
            <text:p>0,557289</text:p>
          </table:table-cell>
          <table:table-cell office:value-type="float" office:value="0.640694" calcext:value-type="float">
            <text:p>0,640694</text:p>
          </table:table-cell>
          <table:table-cell office:value-type="float" office:value="0.681223" calcext:value-type="float">
            <text:p>0,681223</text:p>
          </table:table-cell>
          <table:table-cell office:value-type="float" office:value="0.696926" calcext:value-type="float">
            <text:p>0,69692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669" calcext:value-type="float">
            <text:p>0,70366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4275" calcext:value-type="float">
            <text:p>0,642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6694" calcext:value-type="float">
            <text:p>0,096694</text:p>
          </table:table-cell>
          <table:table-cell office:value-type="float" office:value="0.350744" calcext:value-type="float">
            <text:p>0,350744</text:p>
          </table:table-cell>
          <table:table-cell office:value-type="float" office:value="0.598942" calcext:value-type="float">
            <text:p>0,598942</text:p>
          </table:table-cell>
          <table:table-cell office:value-type="float" office:value="0.661058" calcext:value-type="float">
            <text:p>0,661058</text:p>
          </table:table-cell>
          <table:table-cell office:value-type="float" office:value="0.683901" calcext:value-type="float">
            <text:p>0,683901</text:p>
          </table:table-cell>
          <table:table-cell office:value-type="float" office:value="0.696992" calcext:value-type="float">
            <text:p>0,69699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24" calcext:value-type="float">
            <text:p>0,7032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49488" calcext:value-type="float">
            <text:p>0,6494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5868" calcext:value-type="float">
            <text:p>0,095868</text:p>
          </table:table-cell>
          <table:table-cell office:value-type="float" office:value="0.391669" calcext:value-type="float">
            <text:p>0,391669</text:p>
          </table:table-cell>
          <table:table-cell office:value-type="float" office:value="0.625322" calcext:value-type="float">
            <text:p>0,625322</text:p>
          </table:table-cell>
          <table:table-cell office:value-type="float" office:value="0.673455" calcext:value-type="float">
            <text:p>0,673455</text:p>
          </table:table-cell>
          <table:table-cell office:value-type="float" office:value="0.692298" calcext:value-type="float">
            <text:p>0,692298</text:p>
          </table:table-cell>
          <table:table-cell office:value-type="float" office:value="0.699802" calcext:value-type="float">
            <text:p>0,69980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5157" calcext:value-type="float">
            <text:p>0,705157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5877" calcext:value-type="float">
            <text:p>0,658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8099" calcext:value-type="float">
            <text:p>0,128099</text:p>
          </table:table-cell>
          <table:table-cell office:value-type="float" office:value="0.492331" calcext:value-type="float">
            <text:p>0,492331</text:p>
          </table:table-cell>
          <table:table-cell office:value-type="float" office:value="0.640628" calcext:value-type="float">
            <text:p>0,640628</text:p>
          </table:table-cell>
          <table:table-cell office:value-type="float" office:value="0.680959" calcext:value-type="float">
            <text:p>0,680959</text:p>
          </table:table-cell>
          <table:table-cell office:value-type="float" office:value="0.69405" calcext:value-type="float">
            <text:p>0,69405</text:p>
          </table:table-cell>
          <table:table-cell office:value-type="float" office:value="0.699967" calcext:value-type="float">
            <text:p>0,69996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81" calcext:value-type="float">
            <text:p>0,70681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71474" calcext:value-type="float">
            <text:p>0,6714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456397" calcext:value-type="float">
            <text:p>0,456397</text:p>
          </table:table-cell>
          <table:table-cell office:value-type="float" office:value="0.637983" calcext:value-type="float">
            <text:p>0,637983</text:p>
          </table:table-cell>
          <table:table-cell office:value-type="float" office:value="0.678579" calcext:value-type="float">
            <text:p>0,678579</text:p>
          </table:table-cell>
          <table:table-cell office:value-type="float" office:value="0.696099" calcext:value-type="float">
            <text:p>0,696099</text:p>
          </table:table-cell>
          <table:table-cell office:value-type="float" office:value="0.699868" calcext:value-type="float">
            <text:p>0,69986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083" calcext:value-type="float">
            <text:p>0,706083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67501" calcext:value-type="float">
            <text:p>0,6675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492364" calcext:value-type="float">
            <text:p>0,492364</text:p>
          </table:table-cell>
          <table:table-cell office:value-type="float" office:value="0.655636" calcext:value-type="float">
            <text:p>0,655636</text:p>
          </table:table-cell>
          <table:table-cell office:value-type="float" office:value="0.681488" calcext:value-type="float">
            <text:p>0,681488</text:p>
          </table:table-cell>
          <table:table-cell office:value-type="float" office:value="0.696165" calcext:value-type="float">
            <text:p>0,696165</text:p>
          </table:table-cell>
          <table:table-cell office:value-type="float" office:value="0.699901" calcext:value-type="float">
            <text:p>0,69990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6182" calcext:value-type="float">
            <text:p>0,706182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73174" calcext:value-type="float">
            <text:p>0,6731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5702" calcext:value-type="float">
            <text:p>0,315702</text:p>
          </table:table-cell>
          <table:table-cell office:value-type="float" office:value="0.555603" calcext:value-type="float">
            <text:p>0,555603</text:p>
          </table:table-cell>
          <table:table-cell office:value-type="float" office:value="0.670512" calcext:value-type="float">
            <text:p>0,670512</text:p>
          </table:table-cell>
          <table:table-cell office:value-type="float" office:value="0.693058" calcext:value-type="float">
            <text:p>0,693058</text:p>
          </table:table-cell>
          <table:table-cell office:value-type="float" office:value="0.699636" calcext:value-type="float">
            <text:p>0,699636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595" calcext:value-type="float">
            <text:p>0,70595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2476" calcext:value-type="float">
            <text:p>0,6824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513256" calcext:value-type="float">
            <text:p>0,513256</text:p>
          </table:table-cell>
          <table:table-cell office:value-type="float" office:value="0.671702" calcext:value-type="float">
            <text:p>0,671702</text:p>
          </table:table-cell>
          <table:table-cell office:value-type="float" office:value="0.695471" calcext:value-type="float">
            <text:p>0,69547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289" calcext:value-type="float">
            <text:p>0,70528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78572" calcext:value-type="float">
            <text:p>0,6785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534909" calcext:value-type="float">
            <text:p>0,534909</text:p>
          </table:table-cell>
          <table:table-cell office:value-type="float" office:value="0.676331" calcext:value-type="float">
            <text:p>0,676331</text:p>
          </table:table-cell>
          <table:table-cell office:value-type="float" office:value="0.69643" calcext:value-type="float">
            <text:p>0,6964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174" calcext:value-type="float">
            <text:p>0,70317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1084" calcext:value-type="float">
            <text:p>0,6810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0992" calcext:value-type="float">
            <text:p>0,080992</text:p>
          </table:table-cell>
          <table:table-cell office:value-type="float" office:value="0.553785" calcext:value-type="float">
            <text:p>0,553785</text:p>
          </table:table-cell>
          <table:table-cell office:value-type="float" office:value="0.676463" calcext:value-type="float">
            <text:p>0,676463</text:p>
          </table:table-cell>
          <table:table-cell office:value-type="float" office:value="0.696198" calcext:value-type="float">
            <text:p>0,69619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934" calcext:value-type="float">
            <text:p>0,70393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3038" calcext:value-type="float">
            <text:p>0,6830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2149" calcext:value-type="float">
            <text:p>0,242149</text:p>
          </table:table-cell>
          <table:table-cell office:value-type="float" office:value="0.52314" calcext:value-type="float">
            <text:p>0,52314</text:p>
          </table:table-cell>
          <table:table-cell office:value-type="float" office:value="0.668066" calcext:value-type="float">
            <text:p>0,668066</text:p>
          </table:table-cell>
          <table:table-cell office:value-type="float" office:value="0.693223" calcext:value-type="float">
            <text:p>0,693223</text:p>
          </table:table-cell>
          <table:table-cell office:value-type="float" office:value="0.699669" calcext:value-type="float">
            <text:p>0,69966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3107" calcext:value-type="float">
            <text:p>0,703107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78721" calcext:value-type="float">
            <text:p>0,6787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7521" calcext:value-type="float">
            <text:p>0,097521</text:p>
          </table:table-cell>
          <table:table-cell office:value-type="float" office:value="0.552099" calcext:value-type="float">
            <text:p>0,552099</text:p>
          </table:table-cell>
          <table:table-cell office:value-type="float" office:value="0.682678" calcext:value-type="float">
            <text:p>0,682678</text:p>
          </table:table-cell>
          <table:table-cell office:value-type="float" office:value="0.69686" calcext:value-type="float">
            <text:p>0,69686</text:p>
          </table:table-cell>
          <table:table-cell office:value-type="float" office:value="0.699901" calcext:value-type="float">
            <text:p>0,69990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3405" calcext:value-type="float">
            <text:p>0,703405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3494" calcext:value-type="float">
            <text:p>0,6834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281" calcext:value-type="float">
            <text:p>0,046281</text:p>
          </table:table-cell>
          <table:table-cell office:value-type="float" office:value="0.533653" calcext:value-type="float">
            <text:p>0,533653</text:p>
          </table:table-cell>
          <table:table-cell office:value-type="float" office:value="0.672992" calcext:value-type="float">
            <text:p>0,672992</text:p>
          </table:table-cell>
          <table:table-cell office:value-type="float" office:value="0.693686" calcext:value-type="float">
            <text:p>0,693686</text:p>
          </table:table-cell>
          <table:table-cell office:value-type="float" office:value="0.699702" calcext:value-type="float">
            <text:p>0,69970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3603" calcext:value-type="float">
            <text:p>0,703603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0364" calcext:value-type="float">
            <text:p>0,68036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45038" calcext:value-type="float">
            <text:p>0,45038</text:p>
          </table:table-cell>
          <table:table-cell office:value-type="float" office:value="0.660264" calcext:value-type="float">
            <text:p>0,660264</text:p>
          </table:table-cell>
          <table:table-cell office:value-type="float" office:value="0.691405" calcext:value-type="float">
            <text:p>0,691405</text:p>
          </table:table-cell>
          <table:table-cell office:value-type="float" office:value="0.698612" calcext:value-type="float">
            <text:p>0,69861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4661" calcext:value-type="float">
            <text:p>0,704661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70532" calcext:value-type="float">
            <text:p>0,6705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4463" calcext:value-type="float">
            <text:p>0,264463</text:p>
          </table:table-cell>
          <table:table-cell office:value-type="float" office:value="0.551835" calcext:value-type="float">
            <text:p>0,551835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4248" calcext:value-type="float">
            <text:p>0,694248</text:p>
          </table:table-cell>
          <table:table-cell office:value-type="float" office:value="0.699901" calcext:value-type="float">
            <text:p>0,69990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5289" calcext:value-type="float">
            <text:p>0,70528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2648" calcext:value-type="float">
            <text:p>0,6826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02479" calcext:value-type="float">
            <text:p>0,302479</text:p>
          </table:table-cell>
          <table:table-cell office:value-type="float" office:value="0.593256" calcext:value-type="float">
            <text:p>0,593256</text:p>
          </table:table-cell>
          <table:table-cell office:value-type="float" office:value="0.678314" calcext:value-type="float">
            <text:p>0,678314</text:p>
          </table:table-cell>
          <table:table-cell office:value-type="float" office:value="0.696628" calcext:value-type="float">
            <text:p>0,69662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091" calcext:value-type="float">
            <text:p>0,705091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7329" calcext:value-type="float">
            <text:p>0,6873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02479" calcext:value-type="float">
            <text:p>0,302479</text:p>
          </table:table-cell>
          <table:table-cell office:value-type="float" office:value="0.602876" calcext:value-type="float">
            <text:p>0,602876</text:p>
          </table:table-cell>
          <table:table-cell office:value-type="float" office:value="0.685025" calcext:value-type="float">
            <text:p>0,685025</text:p>
          </table:table-cell>
          <table:table-cell office:value-type="float" office:value="0.697455" calcext:value-type="float">
            <text:p>0,69745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124" calcext:value-type="float">
            <text:p>0,70512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9048" calcext:value-type="float">
            <text:p>0,6890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3554" calcext:value-type="float">
            <text:p>0,173554</text:p>
          </table:table-cell>
          <table:table-cell office:value-type="float" office:value="0.591934" calcext:value-type="float">
            <text:p>0,591934</text:p>
          </table:table-cell>
          <table:table-cell office:value-type="float" office:value="0.687868" calcext:value-type="float">
            <text:p>0,687868</text:p>
          </table:table-cell>
          <table:table-cell office:value-type="float" office:value="0.698182" calcext:value-type="float">
            <text:p>0,69818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802" calcext:value-type="float">
            <text:p>0,703802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8179" calcext:value-type="float">
            <text:p>0,68817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876" calcext:value-type="float">
            <text:p>0,34876</text:p>
          </table:table-cell>
          <table:table-cell office:value-type="float" office:value="0.610909" calcext:value-type="float">
            <text:p>0,610909</text:p>
          </table:table-cell>
          <table:table-cell office:value-type="float" office:value="0.691438" calcext:value-type="float">
            <text:p>0,691438</text:p>
          </table:table-cell>
          <table:table-cell office:value-type="float" office:value="0.699207" calcext:value-type="float">
            <text:p>0,69920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959" calcext:value-type="float">
            <text:p>0,70495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0651" calcext:value-type="float">
            <text:p>0,6906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82645" calcext:value-type="float">
            <text:p>0,282645</text:p>
          </table:table-cell>
          <table:table-cell office:value-type="float" office:value="0.618909" calcext:value-type="float">
            <text:p>0,618909</text:p>
          </table:table-cell>
          <table:table-cell office:value-type="float" office:value="0.699207" calcext:value-type="float">
            <text:p>0,6992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496" calcext:value-type="float">
            <text:p>0,704496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2261" calcext:value-type="float">
            <text:p>0,69226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82645" calcext:value-type="float">
            <text:p>0,282645</text:p>
          </table:table-cell>
          <table:table-cell office:value-type="float" office:value="0.624959" calcext:value-type="float">
            <text:p>0,624959</text:p>
          </table:table-cell>
          <table:table-cell office:value-type="float" office:value="0.698777" calcext:value-type="float">
            <text:p>0,69877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38" calcext:value-type="float">
            <text:p>0,70638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3012" calcext:value-type="float">
            <text:p>0,6930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9174" calcext:value-type="float">
            <text:p>0,499174</text:p>
          </table:table-cell>
          <table:table-cell office:value-type="float" office:value="0.646413" calcext:value-type="float">
            <text:p>0,646413</text:p>
          </table:table-cell>
          <table:table-cell office:value-type="float" office:value="0.697091" calcext:value-type="float">
            <text:p>0,69709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81" calcext:value-type="float">
            <text:p>0,70681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5031" calcext:value-type="float">
            <text:p>0,6950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7769" calcext:value-type="float">
            <text:p>0,467769</text:p>
          </table:table-cell>
          <table:table-cell office:value-type="float" office:value="0.624331" calcext:value-type="float">
            <text:p>0,624331</text:p>
          </table:table-cell>
          <table:table-cell office:value-type="float" office:value="0.695537" calcext:value-type="float">
            <text:p>0,69553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405" calcext:value-type="float">
            <text:p>0,703405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2327" calcext:value-type="float">
            <text:p>0,6923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5868" calcext:value-type="float">
            <text:p>0,495868</text:p>
          </table:table-cell>
          <table:table-cell office:value-type="float" office:value="0.623603" calcext:value-type="float">
            <text:p>0,623603</text:p>
          </table:table-cell>
          <table:table-cell office:value-type="float" office:value="0.698149" calcext:value-type="float">
            <text:p>0,69814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03" calcext:value-type="float">
            <text:p>0,703603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2536" calcext:value-type="float">
            <text:p>0,6925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9174" calcext:value-type="float">
            <text:p>0,499174</text:p>
          </table:table-cell>
          <table:table-cell office:value-type="float" office:value="0.651041" calcext:value-type="float">
            <text:p>0,651041</text:p>
          </table:table-cell>
          <table:table-cell office:value-type="float" office:value="0.695603" calcext:value-type="float">
            <text:p>0,69560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562" calcext:value-type="float">
            <text:p>0,704562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5121" calcext:value-type="float">
            <text:p>0,6951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1795" calcext:value-type="float">
            <text:p>0,61795</text:p>
          </table:table-cell>
          <table:table-cell office:value-type="float" office:value="0.68605" calcext:value-type="float">
            <text:p>0,68605</text:p>
          </table:table-cell>
          <table:table-cell office:value-type="float" office:value="0.69795" calcext:value-type="float">
            <text:p>0,6979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0608" calcext:value-type="float">
            <text:p>0,6906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3636" calcext:value-type="float">
            <text:p>0,363636</text:p>
          </table:table-cell>
          <table:table-cell office:value-type="float" office:value="0.616562" calcext:value-type="float">
            <text:p>0,616562</text:p>
          </table:table-cell>
          <table:table-cell office:value-type="float" office:value="0.690248" calcext:value-type="float">
            <text:p>0,690248</text:p>
          </table:table-cell>
          <table:table-cell office:value-type="float" office:value="0.699174" calcext:value-type="float">
            <text:p>0,69917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628" calcext:value-type="float">
            <text:p>0,704628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1061" calcext:value-type="float">
            <text:p>0,6910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61157" calcext:value-type="float">
            <text:p>0,261157</text:p>
          </table:table-cell>
          <table:table-cell office:value-type="float" office:value="0.57838" calcext:value-type="float">
            <text:p>0,57838</text:p>
          </table:table-cell>
          <table:table-cell office:value-type="float" office:value="0.689983" calcext:value-type="float">
            <text:p>0,689983</text:p>
          </table:table-cell>
          <table:table-cell office:value-type="float" office:value="0.699736" calcext:value-type="float">
            <text:p>0,69973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099" calcext:value-type="float">
            <text:p>0,70409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722" calcext:value-type="float">
            <text:p>0,687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6724" calcext:value-type="float">
            <text:p>0,56724</text:p>
          </table:table-cell>
          <table:table-cell office:value-type="float" office:value="0.692628" calcext:value-type="float">
            <text:p>0,69262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66" calcext:value-type="float">
            <text:p>0,704066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6393" calcext:value-type="float">
            <text:p>0,6863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7438" calcext:value-type="float">
            <text:p>0,407438</text:p>
          </table:table-cell>
          <table:table-cell office:value-type="float" office:value="0.618215" calcext:value-type="float">
            <text:p>0,618215</text:p>
          </table:table-cell>
          <table:table-cell office:value-type="float" office:value="0.693917" calcext:value-type="float">
            <text:p>0,693917</text:p>
          </table:table-cell>
          <table:table-cell office:value-type="float" office:value="0.699901" calcext:value-type="float">
            <text:p>0,69990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364" calcext:value-type="float">
            <text:p>0,704364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164" calcext:value-type="float">
            <text:p>0,691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40496" calcext:value-type="float">
            <text:p>0,340496</text:p>
          </table:table-cell>
          <table:table-cell office:value-type="float" office:value="0.599736" calcext:value-type="float">
            <text:p>0,599736</text:p>
          </table:table-cell>
          <table:table-cell office:value-type="float" office:value="0.69405" calcext:value-type="float">
            <text:p>0,6940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372" calcext:value-type="float">
            <text:p>0,703372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89716" calcext:value-type="float">
            <text:p>0,6897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71074" calcext:value-type="float">
            <text:p>0,471074</text:p>
          </table:table-cell>
          <table:table-cell office:value-type="float" office:value="0.661587" calcext:value-type="float">
            <text:p>0,661587</text:p>
          </table:table-cell>
          <table:table-cell office:value-type="float" office:value="0.699537" calcext:value-type="float">
            <text:p>0,69953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339" calcext:value-type="float">
            <text:p>0,703339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6446" calcext:value-type="float">
            <text:p>0,69644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71074" calcext:value-type="float">
            <text:p>0,471074</text:p>
          </table:table-cell>
          <table:table-cell office:value-type="float" office:value="0.660496" calcext:value-type="float">
            <text:p>0,660496</text:p>
          </table:table-cell>
          <table:table-cell office:value-type="float" office:value="0.699107" calcext:value-type="float">
            <text:p>0,6991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33" calcext:value-type="float">
            <text:p>0,704033</text:p>
          </table:table-cell>
          <table:table-cell office:value-type="float" office:value="0.738843" calcext:value-type="float">
            <text:p>0,738843</text:p>
          </table:table-cell>
          <table:table-cell office:value-type="float" office:value="0.696364" calcext:value-type="float">
            <text:p>0,69636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0413" calcext:value-type="float">
            <text:p>0,550413</text:p>
          </table:table-cell>
          <table:table-cell office:value-type="float" office:value="0.670942" calcext:value-type="float">
            <text:p>0,670942</text:p>
          </table:table-cell>
          <table:table-cell office:value-type="float" office:value="0.698942" calcext:value-type="float">
            <text:p>0,69894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124" calcext:value-type="float">
            <text:p>0,705124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7501" calcext:value-type="float">
            <text:p>0,6975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0083" calcext:value-type="float">
            <text:p>0,390083</text:p>
          </table:table-cell>
          <table:table-cell office:value-type="float" office:value="0.649223" calcext:value-type="float">
            <text:p>0,649223</text:p>
          </table:table-cell>
          <table:table-cell office:value-type="float" office:value="0.699306" calcext:value-type="float">
            <text:p>0,69930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653" calcext:value-type="float">
            <text:p>0,705653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5418" calcext:value-type="float">
            <text:p>0,6954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6116" calcext:value-type="float">
            <text:p>0,466116</text:p>
          </table:table-cell>
          <table:table-cell office:value-type="float" office:value="0.656033" calcext:value-type="float">
            <text:p>0,656033</text:p>
          </table:table-cell>
          <table:table-cell office:value-type="float" office:value="0.699273" calcext:value-type="float">
            <text:p>0,69927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983" calcext:value-type="float">
            <text:p>0,705983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6129" calcext:value-type="float">
            <text:p>0,6961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9091" calcext:value-type="float">
            <text:p>0,109091</text:p>
          </table:table-cell>
          <table:table-cell office:value-type="float" office:value="0.651107" calcext:value-type="float">
            <text:p>0,651107</text:p>
          </table:table-cell>
          <table:table-cell office:value-type="float" office:value="0.699603" calcext:value-type="float">
            <text:p>0,69960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05" calcext:value-type="float">
            <text:p>0,70605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5676" calcext:value-type="float">
            <text:p>0,69567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3967" calcext:value-type="float">
            <text:p>0,523967</text:p>
          </table:table-cell>
          <table:table-cell office:value-type="float" office:value="0.679107" calcext:value-type="float">
            <text:p>0,679107</text:p>
          </table:table-cell>
          <table:table-cell office:value-type="float" office:value="0.699372" calcext:value-type="float">
            <text:p>0,69937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083" calcext:value-type="float">
            <text:p>0,706083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8456" calcext:value-type="float">
            <text:p>0,69845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9587" calcext:value-type="float">
            <text:p>0,449587</text:p>
          </table:table-cell>
          <table:table-cell office:value-type="float" office:value="0.667537" calcext:value-type="float">
            <text:p>0,667537</text:p>
          </table:table-cell>
          <table:table-cell office:value-type="float" office:value="0.699107" calcext:value-type="float">
            <text:p>0,6991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165" calcext:value-type="float">
            <text:p>0,704165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7081" calcext:value-type="float">
            <text:p>0,69708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0992" calcext:value-type="float">
            <text:p>0,180992</text:p>
          </table:table-cell>
          <table:table-cell office:value-type="float" office:value="0.645785" calcext:value-type="float">
            <text:p>0,645785</text:p>
          </table:table-cell>
          <table:table-cell office:value-type="float" office:value="0.69914" calcext:value-type="float">
            <text:p>0,699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165" calcext:value-type="float">
            <text:p>0,704165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4909" calcext:value-type="float">
            <text:p>0,69490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686" calcext:value-type="float">
            <text:p>0,27686</text:p>
          </table:table-cell>
          <table:table-cell office:value-type="float" office:value="0.653091" calcext:value-type="float">
            <text:p>0,653091</text:p>
          </table:table-cell>
          <table:table-cell office:value-type="float" office:value="0.69957" calcext:value-type="float">
            <text:p>0,6995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43" calcext:value-type="float">
            <text:p>0,70443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5709" calcext:value-type="float">
            <text:p>0,69570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2479" calcext:value-type="float">
            <text:p>0,202479</text:p>
          </table:table-cell>
          <table:table-cell office:value-type="float" office:value="0.644628" calcext:value-type="float">
            <text:p>0,644628</text:p>
          </table:table-cell>
          <table:table-cell office:value-type="float" office:value="0.69957" calcext:value-type="float">
            <text:p>0,6995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132" calcext:value-type="float">
            <text:p>0,708132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5233" calcext:value-type="float">
            <text:p>0,6952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02479" calcext:value-type="float">
            <text:p>0,202479</text:p>
          </table:table-cell>
          <table:table-cell office:value-type="float" office:value="0.66195" calcext:value-type="float">
            <text:p>0,66195</text:p>
          </table:table-cell>
          <table:table-cell office:value-type="float" office:value="0.699603" calcext:value-type="float">
            <text:p>0,69960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9058" calcext:value-type="float">
            <text:p>0,709058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7061" calcext:value-type="float">
            <text:p>0,69706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2231" calcext:value-type="float">
            <text:p>0,532231</text:p>
          </table:table-cell>
          <table:table-cell office:value-type="float" office:value="0.674347" calcext:value-type="float">
            <text:p>0,674347</text:p>
          </table:table-cell>
          <table:table-cell office:value-type="float" office:value="0.699868" calcext:value-type="float">
            <text:p>0,6998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744" calcext:value-type="float">
            <text:p>0,710744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8496" calcext:value-type="float">
            <text:p>0,6984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529" calcext:value-type="float">
            <text:p>0,416529</text:p>
          </table:table-cell>
          <table:table-cell office:value-type="float" office:value="0.655967" calcext:value-type="float">
            <text:p>0,655967</text:p>
          </table:table-cell>
          <table:table-cell office:value-type="float" office:value="0.699901" calcext:value-type="float">
            <text:p>0,69990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2826" calcext:value-type="float">
            <text:p>0,712826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6869" calcext:value-type="float">
            <text:p>0,69686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4711" calcext:value-type="float">
            <text:p>0,334711</text:p>
          </table:table-cell>
          <table:table-cell office:value-type="float" office:value="0.635802" calcext:value-type="float">
            <text:p>0,635802</text:p>
          </table:table-cell>
          <table:table-cell office:value-type="float" office:value="0.699835" calcext:value-type="float">
            <text:p>0,69983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3058" calcext:value-type="float">
            <text:p>0,713058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4869" calcext:value-type="float">
            <text:p>0,69486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4711" calcext:value-type="float">
            <text:p>0,334711</text:p>
          </table:table-cell>
          <table:table-cell office:value-type="float" office:value="0.64638" calcext:value-type="float">
            <text:p>0,64638</text:p>
          </table:table-cell>
          <table:table-cell office:value-type="float" office:value="0.699868" calcext:value-type="float">
            <text:p>0,6998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231" calcext:value-type="float">
            <text:p>0,708231</text:p>
          </table:table-cell>
          <table:table-cell office:value-type="float" office:value="0.750413" calcext:value-type="float">
            <text:p>0,750413</text:p>
          </table:table-cell>
          <table:table-cell office:value-type="float" office:value="0.695448" calcext:value-type="float">
            <text:p>0,69544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654645" calcext:value-type="float">
            <text:p>0,654645</text:p>
          </table:table-cell>
          <table:table-cell office:value-type="float" office:value="0.699405" calcext:value-type="float">
            <text:p>0,69940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645" calcext:value-type="float">
            <text:p>0,710645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6469" calcext:value-type="float">
            <text:p>0,69646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70248" calcext:value-type="float">
            <text:p>0,370248</text:p>
          </table:table-cell>
          <table:table-cell office:value-type="float" office:value="0.666909" calcext:value-type="float">
            <text:p>0,666909</text:p>
          </table:table-cell>
          <table:table-cell office:value-type="float" office:value="0.699207" calcext:value-type="float">
            <text:p>0,6992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38" calcext:value-type="float">
            <text:p>0,71038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765" calcext:value-type="float">
            <text:p>0,697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70248" calcext:value-type="float">
            <text:p>0,370248</text:p>
          </table:table-cell>
          <table:table-cell office:value-type="float" office:value="0.634579" calcext:value-type="float">
            <text:p>0,634579</text:p>
          </table:table-cell>
          <table:table-cell office:value-type="float" office:value="0.699074" calcext:value-type="float">
            <text:p>0,6990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975" calcext:value-type="float">
            <text:p>0,706975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4063" calcext:value-type="float">
            <text:p>0,69406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91736" calcext:value-type="float">
            <text:p>0,391736</text:p>
          </table:table-cell>
          <table:table-cell office:value-type="float" office:value="0.673785" calcext:value-type="float">
            <text:p>0,673785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8793" calcext:value-type="float">
            <text:p>0,708793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8258" calcext:value-type="float">
            <text:p>0,69825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8926" calcext:value-type="float">
            <text:p>0,328926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9868" calcext:value-type="float">
            <text:p>0,6998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727" calcext:value-type="float">
            <text:p>0,704727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798" calcext:value-type="float">
            <text:p>0,697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85124" calcext:value-type="float">
            <text:p>0,285124</text:p>
          </table:table-cell>
          <table:table-cell office:value-type="float" office:value="0.654612" calcext:value-type="float">
            <text:p>0,654612</text:p>
          </table:table-cell>
          <table:table-cell office:value-type="float" office:value="0.699372" calcext:value-type="float">
            <text:p>0,69937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76" calcext:value-type="float">
            <text:p>0,70476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5874" calcext:value-type="float">
            <text:p>0,69587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1983" calcext:value-type="float">
            <text:p>0,061983</text:p>
          </table:table-cell>
          <table:table-cell office:value-type="float" office:value="0.657124" calcext:value-type="float">
            <text:p>0,657124</text:p>
          </table:table-cell>
          <table:table-cell office:value-type="float" office:value="0.699041" calcext:value-type="float">
            <text:p>0,69904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6278" calcext:value-type="float">
            <text:p>0,6962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6116" calcext:value-type="float">
            <text:p>0,566116</text:p>
          </table:table-cell>
          <table:table-cell office:value-type="float" office:value="0.673455" calcext:value-type="float">
            <text:p>0,673455</text:p>
          </table:table-cell>
          <table:table-cell office:value-type="float" office:value="0.699306" calcext:value-type="float">
            <text:p>0,69930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893" calcext:value-type="float">
            <text:p>0,708893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8165" calcext:value-type="float">
            <text:p>0,6981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9835" calcext:value-type="float">
            <text:p>0,519835</text:p>
          </table:table-cell>
          <table:table-cell office:value-type="float" office:value="0.654909" calcext:value-type="float">
            <text:p>0,654909</text:p>
          </table:table-cell>
          <table:table-cell office:value-type="float" office:value="0.697488" calcext:value-type="float">
            <text:p>0,697488</text:p>
          </table:table-cell>
          <table:table-cell office:value-type="float" office:value="0.699967" calcext:value-type="float">
            <text:p>0,69996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537" calcext:value-type="float">
            <text:p>0,707537</text:p>
          </table:table-cell>
          <table:table-cell office:value-type="float" office:value="0.753719" calcext:value-type="float">
            <text:p>0,753719</text:p>
          </table:table-cell>
          <table:table-cell office:value-type="float" office:value="0.69599" calcext:value-type="float">
            <text:p>0,6959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45455" calcext:value-type="float">
            <text:p>0,445455</text:p>
          </table:table-cell>
          <table:table-cell office:value-type="float" office:value="0.649587" calcext:value-type="float">
            <text:p>0,649587</text:p>
          </table:table-cell>
          <table:table-cell office:value-type="float" office:value="0.697719" calcext:value-type="float">
            <text:p>0,697719</text:p>
          </table:table-cell>
          <table:table-cell office:value-type="float" office:value="0.699934" calcext:value-type="float">
            <text:p>0,69993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438" calcext:value-type="float">
            <text:p>0,707438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5468" calcext:value-type="float">
            <text:p>0,69546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33884" calcext:value-type="float">
            <text:p>0,633884</text:p>
          </table:table-cell>
          <table:table-cell office:value-type="float" office:value="0.687107" calcext:value-type="float">
            <text:p>0,687107</text:p>
          </table:table-cell>
          <table:table-cell office:value-type="float" office:value="0.699537" calcext:value-type="float">
            <text:p>0,69953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157" calcext:value-type="float">
            <text:p>0,705157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18" calcext:value-type="float">
            <text:p>0,699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2975" calcext:value-type="float">
            <text:p>0,642975</text:p>
          </table:table-cell>
          <table:table-cell office:value-type="float" office:value="0.688099" calcext:value-type="float">
            <text:p>0,688099</text:p>
          </table:table-cell>
          <table:table-cell office:value-type="float" office:value="0.698479" calcext:value-type="float">
            <text:p>0,69847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62" calcext:value-type="float">
            <text:p>0,70562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22" calcext:value-type="float">
            <text:p>0,6992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50413" calcext:value-type="float">
            <text:p>0,650413</text:p>
          </table:table-cell>
          <table:table-cell office:value-type="float" office:value="0.690347" calcext:value-type="float">
            <text:p>0,690347</text:p>
          </table:table-cell>
          <table:table-cell office:value-type="float" office:value="0.699174" calcext:value-type="float">
            <text:p>0,6991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38" calcext:value-type="float">
            <text:p>0,70638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59" calcext:value-type="float">
            <text:p>0,6995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8678" calcext:value-type="float">
            <text:p>0,658678</text:p>
          </table:table-cell>
          <table:table-cell office:value-type="float" office:value="0.689223" calcext:value-type="float">
            <text:p>0,689223</text:p>
          </table:table-cell>
          <table:table-cell office:value-type="float" office:value="0.698413" calcext:value-type="float">
            <text:p>0,698413</text:p>
          </table:table-cell>
          <table:table-cell office:value-type="float" office:value="0.699967" calcext:value-type="float">
            <text:p>0,69996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605" calcext:value-type="float">
            <text:p>0,70605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365" calcext:value-type="float">
            <text:p>0,69936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2397" calcext:value-type="float">
            <text:p>0,512397</text:p>
          </table:table-cell>
          <table:table-cell office:value-type="float" office:value="0.667736" calcext:value-type="float">
            <text:p>0,667736</text:p>
          </table:table-cell>
          <table:table-cell office:value-type="float" office:value="0.697388" calcext:value-type="float">
            <text:p>0,697388</text:p>
          </table:table-cell>
          <table:table-cell office:value-type="float" office:value="0.699603" calcext:value-type="float">
            <text:p>0,69960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521" calcext:value-type="float">
            <text:p>0,709521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7425" calcext:value-type="float">
            <text:p>0,6974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73851" calcext:value-type="float">
            <text:p>0,673851</text:p>
          </table:table-cell>
          <table:table-cell office:value-type="float" office:value="0.697785" calcext:value-type="float">
            <text:p>0,697785</text:p>
          </table:table-cell>
          <table:table-cell office:value-type="float" office:value="0.699802" calcext:value-type="float">
            <text:p>0,69980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628" calcext:value-type="float">
            <text:p>0,708628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8007" calcext:value-type="float">
            <text:p>0,69800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33884" calcext:value-type="float">
            <text:p>0,433884</text:p>
          </table:table-cell>
          <table:table-cell office:value-type="float" office:value="0.680331" calcext:value-type="float">
            <text:p>0,680331</text:p>
          </table:table-cell>
          <table:table-cell office:value-type="float" office:value="0.699372" calcext:value-type="float">
            <text:p>0,69937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579" calcext:value-type="float">
            <text:p>0,710579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028" calcext:value-type="float">
            <text:p>0,6990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33884" calcext:value-type="float">
            <text:p>0,633884</text:p>
          </table:table-cell>
          <table:table-cell office:value-type="float" office:value="0.687901" calcext:value-type="float">
            <text:p>0,687901</text:p>
          </table:table-cell>
          <table:table-cell office:value-type="float" office:value="0.698975" calcext:value-type="float">
            <text:p>0,69897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669" calcext:value-type="float">
            <text:p>0,711669</text:p>
          </table:table-cell>
          <table:table-cell office:value-type="float" office:value="0.759504" calcext:value-type="float">
            <text:p>0,759504</text:p>
          </table:table-cell>
          <table:table-cell office:value-type="float" office:value="0.699855" calcext:value-type="float">
            <text:p>0,69985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34711" calcext:value-type="float">
            <text:p>0,634711</text:p>
          </table:table-cell>
          <table:table-cell office:value-type="float" office:value="0.687372" calcext:value-type="float">
            <text:p>0,687372</text:p>
          </table:table-cell>
          <table:table-cell office:value-type="float" office:value="0.698248" calcext:value-type="float">
            <text:p>0,69824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537" calcext:value-type="float">
            <text:p>0,71153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716" calcext:value-type="float">
            <text:p>0,6997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29752" calcext:value-type="float">
            <text:p>0,629752</text:p>
          </table:table-cell>
          <table:table-cell office:value-type="float" office:value="0.680926" calcext:value-type="float">
            <text:p>0,680926</text:p>
          </table:table-cell>
          <table:table-cell office:value-type="float" office:value="0.697025" calcext:value-type="float">
            <text:p>0,697025</text:p>
          </table:table-cell>
          <table:table-cell office:value-type="float" office:value="0.699636" calcext:value-type="float">
            <text:p>0,69963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157" calcext:value-type="float">
            <text:p>0,7115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16" calcext:value-type="float">
            <text:p>0,6989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94215" calcext:value-type="float">
            <text:p>0,594215</text:p>
          </table:table-cell>
          <table:table-cell office:value-type="float" office:value="0.671107" calcext:value-type="float">
            <text:p>0,671107</text:p>
          </table:table-cell>
          <table:table-cell office:value-type="float" office:value="0.695967" calcext:value-type="float">
            <text:p>0,695967</text:p>
          </table:table-cell>
          <table:table-cell office:value-type="float" office:value="0.699537" calcext:value-type="float">
            <text:p>0,69953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2099" calcext:value-type="float">
            <text:p>0,71209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7871" calcext:value-type="float">
            <text:p>0,69787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1074" calcext:value-type="float">
            <text:p>0,471074</text:p>
          </table:table-cell>
          <table:table-cell office:value-type="float" office:value="0.652033" calcext:value-type="float">
            <text:p>0,652033</text:p>
          </table:table-cell>
          <table:table-cell office:value-type="float" office:value="0.696331" calcext:value-type="float">
            <text:p>0,696331</text:p>
          </table:table-cell>
          <table:table-cell office:value-type="float" office:value="0.69957" calcext:value-type="float">
            <text:p>0,6995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975" calcext:value-type="float">
            <text:p>0,71097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891" calcext:value-type="float">
            <text:p>0,69589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8595" calcext:value-type="float">
            <text:p>0,48595</text:p>
          </table:table-cell>
          <table:table-cell office:value-type="float" office:value="0.65805" calcext:value-type="float">
            <text:p>0,65805</text:p>
          </table:table-cell>
          <table:table-cell office:value-type="float" office:value="0.695471" calcext:value-type="float">
            <text:p>0,695471</text:p>
          </table:table-cell>
          <table:table-cell office:value-type="float" office:value="0.698711" calcext:value-type="float">
            <text:p>0,6987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901" calcext:value-type="float">
            <text:p>0,70790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013" calcext:value-type="float">
            <text:p>0,6960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84331" calcext:value-type="float">
            <text:p>0,684331</text:p>
          </table:table-cell>
          <table:table-cell office:value-type="float" office:value="0.69805" calcext:value-type="float">
            <text:p>0,69805</text:p>
          </table:table-cell>
          <table:table-cell office:value-type="float" office:value="0.69957" calcext:value-type="float">
            <text:p>0,6995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331" calcext:value-type="float">
            <text:p>0,708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028" calcext:value-type="float">
            <text:p>0,6990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81157" calcext:value-type="float">
            <text:p>0,681157</text:p>
          </table:table-cell>
          <table:table-cell office:value-type="float" office:value="0.697223" calcext:value-type="float">
            <text:p>0,697223</text:p>
          </table:table-cell>
          <table:table-cell office:value-type="float" office:value="0.699603" calcext:value-type="float">
            <text:p>0,69960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504" calcext:value-type="float">
            <text:p>0,70750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549" calcext:value-type="float">
            <text:p>0,69854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7603" calcext:value-type="float">
            <text:p>0,487603</text:p>
          </table:table-cell>
          <table:table-cell office:value-type="float" office:value="0.672529" calcext:value-type="float">
            <text:p>0,672529</text:p>
          </table:table-cell>
          <table:table-cell office:value-type="float" office:value="0.698116" calcext:value-type="float">
            <text:p>0,69811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835" calcext:value-type="float">
            <text:p>0,71183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248" calcext:value-type="float">
            <text:p>0,6982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405" calcext:value-type="float">
            <text:p>0,61405</text:p>
          </table:table-cell>
          <table:table-cell office:value-type="float" office:value="0.681521" calcext:value-type="float">
            <text:p>0,681521</text:p>
          </table:table-cell>
          <table:table-cell office:value-type="float" office:value="0.698909" calcext:value-type="float">
            <text:p>0,69890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3488" calcext:value-type="float">
            <text:p>0,71348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392" calcext:value-type="float">
            <text:p>0,6993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05" calcext:value-type="float">
            <text:p>0,61405</text:p>
          </table:table-cell>
          <table:table-cell office:value-type="float" office:value="0.684264" calcext:value-type="float">
            <text:p>0,684264</text:p>
          </table:table-cell>
          <table:table-cell office:value-type="float" office:value="0.699174" calcext:value-type="float">
            <text:p>0,6991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4347" calcext:value-type="float">
            <text:p>0,71434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779" calcext:value-type="float">
            <text:p>0,6997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90083" calcext:value-type="float">
            <text:p>0,590083</text:p>
          </table:table-cell>
          <table:table-cell office:value-type="float" office:value="0.677421" calcext:value-type="float">
            <text:p>0,677421</text:p>
          </table:table-cell>
          <table:table-cell office:value-type="float" office:value="0.69881" calcext:value-type="float">
            <text:p>0,6988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243" calcext:value-type="float">
            <text:p>0,7124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866" calcext:value-type="float">
            <text:p>0,69886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3058" calcext:value-type="float">
            <text:p>0,633058</text:p>
          </table:table-cell>
          <table:table-cell office:value-type="float" office:value="0.687306" calcext:value-type="float">
            <text:p>0,687306</text:p>
          </table:table-cell>
          <table:table-cell office:value-type="float" office:value="0.69914" calcext:value-type="float">
            <text:p>0,699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3091" calcext:value-type="float">
            <text:p>0,71309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954" calcext:value-type="float">
            <text:p>0,6999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79339" calcext:value-type="float">
            <text:p>0,679339</text:p>
          </table:table-cell>
          <table:table-cell office:value-type="float" office:value="0.693653" calcext:value-type="float">
            <text:p>0,693653</text:p>
          </table:table-cell>
          <table:table-cell office:value-type="float" office:value="0.699273" calcext:value-type="float">
            <text:p>0,69927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9273" calcext:value-type="float">
            <text:p>0,71927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122" calcext:value-type="float">
            <text:p>0,7012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42149" calcext:value-type="float">
            <text:p>0,642149</text:p>
          </table:table-cell>
          <table:table-cell office:value-type="float" office:value="0.690975" calcext:value-type="float">
            <text:p>0,690975</text:p>
          </table:table-cell>
          <table:table-cell office:value-type="float" office:value="0.699207" calcext:value-type="float">
            <text:p>0,6992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4347" calcext:value-type="float">
            <text:p>0,71434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0453" calcext:value-type="float">
            <text:p>0,70045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9752" calcext:value-type="float">
            <text:p>0,629752</text:p>
          </table:table-cell>
          <table:table-cell office:value-type="float" office:value="0.689554" calcext:value-type="float">
            <text:p>0,689554</text:p>
          </table:table-cell>
          <table:table-cell office:value-type="float" office:value="0.698777" calcext:value-type="float">
            <text:p>0,698777</text:p>
          </table:table-cell>
          <table:table-cell office:value-type="float" office:value="0.699934" calcext:value-type="float">
            <text:p>0,69993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6231" calcext:value-type="float">
            <text:p>0,7162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045" calcext:value-type="float">
            <text:p>0,7004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39669" calcext:value-type="float">
            <text:p>0,539669</text:p>
          </table:table-cell>
          <table:table-cell office:value-type="float" office:value="0.681686" calcext:value-type="float">
            <text:p>0,681686</text:p>
          </table:table-cell>
          <table:table-cell office:value-type="float" office:value="0.699107" calcext:value-type="float">
            <text:p>0,69910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471" calcext:value-type="float">
            <text:p>0,71147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226" calcext:value-type="float">
            <text:p>0,69922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46281" calcext:value-type="float">
            <text:p>0,446281</text:p>
          </table:table-cell>
          <table:table-cell office:value-type="float" office:value="0.677587" calcext:value-type="float">
            <text:p>0,677587</text:p>
          </table:table-cell>
          <table:table-cell office:value-type="float" office:value="0.698347" calcext:value-type="float">
            <text:p>0,698347</text:p>
          </table:table-cell>
          <table:table-cell office:value-type="float" office:value="0.699934" calcext:value-type="float">
            <text:p>0,69993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2099" calcext:value-type="float">
            <text:p>0,71209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797" calcext:value-type="float">
            <text:p>0,69879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29752" calcext:value-type="float">
            <text:p>0,629752</text:p>
          </table:table-cell>
          <table:table-cell office:value-type="float" office:value="0.686215" calcext:value-type="float">
            <text:p>0,686215</text:p>
          </table:table-cell>
          <table:table-cell office:value-type="float" office:value="0.698479" calcext:value-type="float">
            <text:p>0,69847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345" calcext:value-type="float">
            <text:p>0,69934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2314" calcext:value-type="float">
            <text:p>0,62314</text:p>
          </table:table-cell>
          <table:table-cell office:value-type="float" office:value="0.68681" calcext:value-type="float">
            <text:p>0,68681</text:p>
          </table:table-cell>
          <table:table-cell office:value-type="float" office:value="0.698645" calcext:value-type="float">
            <text:p>0,69864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9388" calcext:value-type="float">
            <text:p>0,70938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484" calcext:value-type="float">
            <text:p>0,69948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0496" calcext:value-type="float">
            <text:p>0,540496</text:p>
          </table:table-cell>
          <table:table-cell office:value-type="float" office:value="0.673223" calcext:value-type="float">
            <text:p>0,673223</text:p>
          </table:table-cell>
          <table:table-cell office:value-type="float" office:value="0.697752" calcext:value-type="float">
            <text:p>0,697752</text:p>
          </table:table-cell>
          <table:table-cell office:value-type="float" office:value="0.699504" calcext:value-type="float">
            <text:p>0,69950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1868" calcext:value-type="float">
            <text:p>0,71186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235" calcext:value-type="float">
            <text:p>0,6982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09917" calcext:value-type="float">
            <text:p>0,609917</text:p>
          </table:table-cell>
          <table:table-cell office:value-type="float" office:value="0.677289" calcext:value-type="float">
            <text:p>0,677289</text:p>
          </table:table-cell>
          <table:table-cell office:value-type="float" office:value="0.698017" calcext:value-type="float">
            <text:p>0,698017</text:p>
          </table:table-cell>
          <table:table-cell office:value-type="float" office:value="0.699471" calcext:value-type="float">
            <text:p>0,69947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1504" calcext:value-type="float">
            <text:p>0,71150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628" calcext:value-type="float">
            <text:p>0,69862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84298" calcext:value-type="float">
            <text:p>0,584298</text:p>
          </table:table-cell>
          <table:table-cell office:value-type="float" office:value="0.680926" calcext:value-type="float">
            <text:p>0,680926</text:p>
          </table:table-cell>
          <table:table-cell office:value-type="float" office:value="0.697587" calcext:value-type="float">
            <text:p>0,697587</text:p>
          </table:table-cell>
          <table:table-cell office:value-type="float" office:value="0.699372" calcext:value-type="float">
            <text:p>0,69937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1174" calcext:value-type="float">
            <text:p>0,71117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06" calcext:value-type="float">
            <text:p>0,69890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1157" calcext:value-type="float">
            <text:p>0,51157</text:p>
          </table:table-cell>
          <table:table-cell office:value-type="float" office:value="0.671174" calcext:value-type="float">
            <text:p>0,671174</text:p>
          </table:table-cell>
          <table:table-cell office:value-type="float" office:value="0.697388" calcext:value-type="float">
            <text:p>0,697388</text:p>
          </table:table-cell>
          <table:table-cell office:value-type="float" office:value="0.699471" calcext:value-type="float">
            <text:p>0,69947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686" calcext:value-type="float">
            <text:p>0,70968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7772" calcext:value-type="float">
            <text:p>0,6977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1157" calcext:value-type="float">
            <text:p>0,51157</text:p>
          </table:table-cell>
          <table:table-cell office:value-type="float" office:value="0.653917" calcext:value-type="float">
            <text:p>0,653917</text:p>
          </table:table-cell>
          <table:table-cell office:value-type="float" office:value="0.695207" calcext:value-type="float">
            <text:p>0,695207</text:p>
          </table:table-cell>
          <table:table-cell office:value-type="float" office:value="0.698149" calcext:value-type="float">
            <text:p>0,698149</text:p>
          </table:table-cell>
          <table:table-cell office:value-type="float" office:value="0.699702" calcext:value-type="float">
            <text:p>0,699702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9587" calcext:value-type="float">
            <text:p>0,70958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656" calcext:value-type="float">
            <text:p>0,69565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4298" calcext:value-type="float">
            <text:p>0,584298</text:p>
          </table:table-cell>
          <table:table-cell office:value-type="float" office:value="0.678215" calcext:value-type="float">
            <text:p>0,678215</text:p>
          </table:table-cell>
          <table:table-cell office:value-type="float" office:value="0.696793" calcext:value-type="float">
            <text:p>0,696793</text:p>
          </table:table-cell>
          <table:table-cell office:value-type="float" office:value="0.699174" calcext:value-type="float">
            <text:p>0,69917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413" calcext:value-type="float">
            <text:p>0,71041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46" calcext:value-type="float">
            <text:p>0,698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90083" calcext:value-type="float">
            <text:p>0,590083</text:p>
          </table:table-cell>
          <table:table-cell office:value-type="float" office:value="0.682182" calcext:value-type="float">
            <text:p>0,682182</text:p>
          </table:table-cell>
          <table:table-cell office:value-type="float" office:value="0.696529" calcext:value-type="float">
            <text:p>0,696529</text:p>
          </table:table-cell>
          <table:table-cell office:value-type="float" office:value="0.69881" calcext:value-type="float">
            <text:p>0,69881</text:p>
          </table:table-cell>
          <table:table-cell office:value-type="float" office:value="0.699769" calcext:value-type="float">
            <text:p>0,69976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529" calcext:value-type="float">
            <text:p>0,69852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0083" calcext:value-type="float">
            <text:p>0,590083</text:p>
          </table:table-cell>
          <table:table-cell office:value-type="float" office:value="0.681421" calcext:value-type="float">
            <text:p>0,681421</text:p>
          </table:table-cell>
          <table:table-cell office:value-type="float" office:value="0.697322" calcext:value-type="float">
            <text:p>0,697322</text:p>
          </table:table-cell>
          <table:table-cell office:value-type="float" office:value="0.699372" calcext:value-type="float">
            <text:p>0,69937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529" calcext:value-type="float">
            <text:p>0,70852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664" calcext:value-type="float">
            <text:p>0,6986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90248" calcext:value-type="float">
            <text:p>0,690248</text:p>
          </table:table-cell>
          <table:table-cell office:value-type="float" office:value="0.697686" calcext:value-type="float">
            <text:p>0,697686</text:p>
          </table:table-cell>
          <table:table-cell office:value-type="float" office:value="0.699471" calcext:value-type="float">
            <text:p>0,69947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9421" calcext:value-type="float">
            <text:p>0,70942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683" calcext:value-type="float">
            <text:p>0,69968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57025" calcext:value-type="float">
            <text:p>0,657025</text:p>
          </table:table-cell>
          <table:table-cell office:value-type="float" office:value="0.691504" calcext:value-type="float">
            <text:p>0,691504</text:p>
          </table:table-cell>
          <table:table-cell office:value-type="float" office:value="0.697983" calcext:value-type="float">
            <text:p>0,697983</text:p>
          </table:table-cell>
          <table:table-cell office:value-type="float" office:value="0.699438" calcext:value-type="float">
            <text:p>0,69943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3587" calcext:value-type="float">
            <text:p>0,71358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0251" calcext:value-type="float">
            <text:p>0,70025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7107" calcext:value-type="float">
            <text:p>0,547107</text:p>
          </table:table-cell>
          <table:table-cell office:value-type="float" office:value="0.684264" calcext:value-type="float">
            <text:p>0,684264</text:p>
          </table:table-cell>
          <table:table-cell office:value-type="float" office:value="0.697289" calcext:value-type="float">
            <text:p>0,697289</text:p>
          </table:table-cell>
          <table:table-cell office:value-type="float" office:value="0.699339" calcext:value-type="float">
            <text:p>0,69933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514" calcext:value-type="float">
            <text:p>0,7151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603" calcext:value-type="float">
            <text:p>0,6996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47107" calcext:value-type="float">
            <text:p>0,547107</text:p>
          </table:table-cell>
          <table:table-cell office:value-type="float" office:value="0.68076" calcext:value-type="float">
            <text:p>0,68076</text:p>
          </table:table-cell>
          <table:table-cell office:value-type="float" office:value="0.697488" calcext:value-type="float">
            <text:p>0,697488</text:p>
          </table:table-cell>
          <table:table-cell office:value-type="float" office:value="0.699174" calcext:value-type="float">
            <text:p>0,69917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6132" calcext:value-type="float">
            <text:p>0,71613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355" calcext:value-type="float">
            <text:p>0,69935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46281" calcext:value-type="float">
            <text:p>0,646281</text:p>
          </table:table-cell>
          <table:table-cell office:value-type="float" office:value="0.686314" calcext:value-type="float">
            <text:p>0,686314</text:p>
          </table:table-cell>
          <table:table-cell office:value-type="float" office:value="0.697488" calcext:value-type="float">
            <text:p>0,697488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34" calcext:value-type="float">
            <text:p>0,69993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157" calcext:value-type="float">
            <text:p>0,7115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448" calcext:value-type="float">
            <text:p>0,6994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46281" calcext:value-type="float">
            <text:p>0,646281</text:p>
          </table:table-cell>
          <table:table-cell office:value-type="float" office:value="0.687802" calcext:value-type="float">
            <text:p>0,687802</text:p>
          </table:table-cell>
          <table:table-cell office:value-type="float" office:value="0.698314" calcext:value-type="float">
            <text:p>0,698314</text:p>
          </table:table-cell>
          <table:table-cell office:value-type="float" office:value="0.699372" calcext:value-type="float">
            <text:p>0,69937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8959" calcext:value-type="float">
            <text:p>0,70895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445" calcext:value-type="float">
            <text:p>0,69944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26446" calcext:value-type="float">
            <text:p>0,626446</text:p>
          </table:table-cell>
          <table:table-cell office:value-type="float" office:value="0.685157" calcext:value-type="float">
            <text:p>0,685157</text:p>
          </table:table-cell>
          <table:table-cell office:value-type="float" office:value="0.697124" calcext:value-type="float">
            <text:p>0,697124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471" calcext:value-type="float">
            <text:p>0,69947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2165" calcext:value-type="float">
            <text:p>0,71216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299" calcext:value-type="float">
            <text:p>0,6992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26446" calcext:value-type="float">
            <text:p>0,626446</text:p>
          </table:table-cell>
          <table:table-cell office:value-type="float" office:value="0.685983" calcext:value-type="float">
            <text:p>0,685983</text:p>
          </table:table-cell>
          <table:table-cell office:value-type="float" office:value="0.697124" calcext:value-type="float">
            <text:p>0,697124</text:p>
          </table:table-cell>
          <table:table-cell office:value-type="float" office:value="0.698909" calcext:value-type="float">
            <text:p>0,698909</text:p>
          </table:table-cell>
          <table:table-cell office:value-type="float" office:value="0.69957" calcext:value-type="float">
            <text:p>0,6995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1008" calcext:value-type="float">
            <text:p>0,71100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26" calcext:value-type="float">
            <text:p>0,6992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73554" calcext:value-type="float">
            <text:p>0,473554</text:p>
          </table:table-cell>
          <table:table-cell office:value-type="float" office:value="0.678545" calcext:value-type="float">
            <text:p>0,678545</text:p>
          </table:table-cell>
          <table:table-cell office:value-type="float" office:value="0.696364" calcext:value-type="float">
            <text:p>0,696364</text:p>
          </table:table-cell>
          <table:table-cell office:value-type="float" office:value="0.698579" calcext:value-type="float">
            <text:p>0,698579</text:p>
          </table:table-cell>
          <table:table-cell office:value-type="float" office:value="0.699669" calcext:value-type="float">
            <text:p>0,69966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8496" calcext:value-type="float">
            <text:p>0,70849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165" calcext:value-type="float">
            <text:p>0,69816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05785" calcext:value-type="float">
            <text:p>0,605785</text:p>
          </table:table-cell>
          <table:table-cell office:value-type="float" office:value="0.684364" calcext:value-type="float">
            <text:p>0,684364</text:p>
          </table:table-cell>
          <table:table-cell office:value-type="float" office:value="0.696099" calcext:value-type="float">
            <text:p>0,696099</text:p>
          </table:table-cell>
          <table:table-cell office:value-type="float" office:value="0.698314" calcext:value-type="float">
            <text:p>0,698314</text:p>
          </table:table-cell>
          <table:table-cell office:value-type="float" office:value="0.699438" calcext:value-type="float">
            <text:p>0,699438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2033" calcext:value-type="float">
            <text:p>0,71203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025" calcext:value-type="float">
            <text:p>0,69902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65289" calcext:value-type="float">
            <text:p>0,665289</text:p>
          </table:table-cell>
          <table:table-cell office:value-type="float" office:value="0.689025" calcext:value-type="float">
            <text:p>0,689025</text:p>
          </table:table-cell>
          <table:table-cell office:value-type="float" office:value="0.696397" calcext:value-type="float">
            <text:p>0,696397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306" calcext:value-type="float">
            <text:p>0,69930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99" calcext:value-type="float">
            <text:p>0,700099</text:p>
          </table:table-cell>
          <table:table-cell office:value-type="float" office:value="0.713421" calcext:value-type="float">
            <text:p>0,71342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646" calcext:value-type="float">
            <text:p>0,69964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5207" calcext:value-type="float">
            <text:p>0,675207</text:p>
          </table:table-cell>
          <table:table-cell office:value-type="float" office:value="0.690347" calcext:value-type="float">
            <text:p>0,690347</text:p>
          </table:table-cell>
          <table:table-cell office:value-type="float" office:value="0.695967" calcext:value-type="float">
            <text:p>0,695967</text:p>
          </table:table-cell>
          <table:table-cell office:value-type="float" office:value="0.697917" calcext:value-type="float">
            <text:p>0,697917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934" calcext:value-type="float">
            <text:p>0,69993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33" calcext:value-type="float">
            <text:p>0,700033</text:p>
          </table:table-cell>
          <table:table-cell office:value-type="float" office:value="0.712826" calcext:value-type="float">
            <text:p>0,71282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613" calcext:value-type="float">
            <text:p>0,69961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01653" calcext:value-type="float">
            <text:p>0,501653</text:p>
          </table:table-cell>
          <table:table-cell office:value-type="float" office:value="0.682777" calcext:value-type="float">
            <text:p>0,682777</text:p>
          </table:table-cell>
          <table:table-cell office:value-type="float" office:value="0.695934" calcext:value-type="float">
            <text:p>0,695934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24" calcext:value-type="float">
            <text:p>0,6992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2992" calcext:value-type="float">
            <text:p>0,71299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06" calcext:value-type="float">
            <text:p>0,6989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59504" calcext:value-type="float">
            <text:p>0,559504</text:p>
          </table:table-cell>
          <table:table-cell office:value-type="float" office:value="0.68605" calcext:value-type="float">
            <text:p>0,68605</text:p>
          </table:table-cell>
          <table:table-cell office:value-type="float" office:value="0.696298" calcext:value-type="float">
            <text:p>0,696298</text:p>
          </table:table-cell>
          <table:table-cell office:value-type="float" office:value="0.698248" calcext:value-type="float">
            <text:p>0,698248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34" calcext:value-type="float">
            <text:p>0,69993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165" calcext:value-type="float">
            <text:p>0,71216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187" calcext:value-type="float">
            <text:p>0,69918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59504" calcext:value-type="float">
            <text:p>0,559504</text:p>
          </table:table-cell>
          <table:table-cell office:value-type="float" office:value="0.684198" calcext:value-type="float">
            <text:p>0,684198</text:p>
          </table:table-cell>
          <table:table-cell office:value-type="float" office:value="0.695736" calcext:value-type="float">
            <text:p>0,695736</text:p>
          </table:table-cell>
          <table:table-cell office:value-type="float" office:value="0.69838" calcext:value-type="float">
            <text:p>0,69838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01" calcext:value-type="float">
            <text:p>0,69990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397" calcext:value-type="float">
            <text:p>0,71239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79" calcext:value-type="float">
            <text:p>0,6989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92562" calcext:value-type="float">
            <text:p>0,492562</text:p>
          </table:table-cell>
          <table:table-cell office:value-type="float" office:value="0.674678" calcext:value-type="float">
            <text:p>0,674678</text:p>
          </table:table-cell>
          <table:table-cell office:value-type="float" office:value="0.696198" calcext:value-type="float">
            <text:p>0,696198</text:p>
          </table:table-cell>
          <table:table-cell office:value-type="float" office:value="0.698512" calcext:value-type="float">
            <text:p>0,698512</text:p>
          </table:table-cell>
          <table:table-cell office:value-type="float" office:value="0.699273" calcext:value-type="float">
            <text:p>0,699273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3025" calcext:value-type="float">
            <text:p>0,71302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169" calcext:value-type="float">
            <text:p>0,69816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2314" calcext:value-type="float">
            <text:p>0,52314</text:p>
          </table:table-cell>
          <table:table-cell office:value-type="float" office:value="0.678645" calcext:value-type="float">
            <text:p>0,678645</text:p>
          </table:table-cell>
          <table:table-cell office:value-type="float" office:value="0.696198" calcext:value-type="float">
            <text:p>0,696198</text:p>
          </table:table-cell>
          <table:table-cell office:value-type="float" office:value="0.698645" calcext:value-type="float">
            <text:p>0,698645</text:p>
          </table:table-cell>
          <table:table-cell office:value-type="float" office:value="0.699207" calcext:value-type="float">
            <text:p>0,69920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2298" calcext:value-type="float">
            <text:p>0,71229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516" calcext:value-type="float">
            <text:p>0,6985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1074" calcext:value-type="float">
            <text:p>0,571074</text:p>
          </table:table-cell>
          <table:table-cell office:value-type="float" office:value="0.68595" calcext:value-type="float">
            <text:p>0,68595</text:p>
          </table:table-cell>
          <table:table-cell office:value-type="float" office:value="0.696992" calcext:value-type="float">
            <text:p>0,696992</text:p>
          </table:table-cell>
          <table:table-cell office:value-type="float" office:value="0.698909" calcext:value-type="float">
            <text:p>0,698909</text:p>
          </table:table-cell>
          <table:table-cell office:value-type="float" office:value="0.699636" calcext:value-type="float">
            <text:p>0,6996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716331" calcext:value-type="float">
            <text:p>0,716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864" calcext:value-type="float">
            <text:p>0,69986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98347" calcext:value-type="float">
            <text:p>0,598347</text:p>
          </table:table-cell>
          <table:table-cell office:value-type="float" office:value="0.682942" calcext:value-type="float">
            <text:p>0,682942</text:p>
          </table:table-cell>
          <table:table-cell office:value-type="float" office:value="0.696" calcext:value-type="float">
            <text:p>0,696</text:p>
          </table:table-cell>
          <table:table-cell office:value-type="float" office:value="0.698347" calcext:value-type="float">
            <text:p>0,698347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67" calcext:value-type="float">
            <text:p>0,69996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3488" calcext:value-type="float">
            <text:p>0,71348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92" calcext:value-type="float">
            <text:p>0,69899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57025" calcext:value-type="float">
            <text:p>0,657025</text:p>
          </table:table-cell>
          <table:table-cell office:value-type="float" office:value="0.69124" calcext:value-type="float">
            <text:p>0,69124</text:p>
          </table:table-cell>
          <table:table-cell office:value-type="float" office:value="0.697157" calcext:value-type="float">
            <text:p>0,697157</text:p>
          </table:table-cell>
          <table:table-cell office:value-type="float" office:value="0.698744" calcext:value-type="float">
            <text:p>0,698744</text:p>
          </table:table-cell>
          <table:table-cell office:value-type="float" office:value="0.699207" calcext:value-type="float">
            <text:p>0,69920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5008" calcext:value-type="float">
            <text:p>0,71500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0136" calcext:value-type="float">
            <text:p>0,70013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47934" calcext:value-type="float">
            <text:p>0,647934</text:p>
          </table:table-cell>
          <table:table-cell office:value-type="float" office:value="0.690579" calcext:value-type="float">
            <text:p>0,690579</text:p>
          </table:table-cell>
          <table:table-cell office:value-type="float" office:value="0.696264" calcext:value-type="float">
            <text:p>0,696264</text:p>
          </table:table-cell>
          <table:table-cell office:value-type="float" office:value="0.698612" calcext:value-type="float">
            <text:p>0,698612</text:p>
          </table:table-cell>
          <table:table-cell office:value-type="float" office:value="0.699273" calcext:value-type="float">
            <text:p>0,699273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3521" calcext:value-type="float">
            <text:p>0,71352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825" calcext:value-type="float">
            <text:p>0,69982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47934" calcext:value-type="float">
            <text:p>0,647934</text:p>
          </table:table-cell>
          <table:table-cell office:value-type="float" office:value="0.690909" calcext:value-type="float">
            <text:p>0,690909</text:p>
          </table:table-cell>
          <table:table-cell office:value-type="float" office:value="0.697025" calcext:value-type="float">
            <text:p>0,697025</text:p>
          </table:table-cell>
          <table:table-cell office:value-type="float" office:value="0.698744" calcext:value-type="float">
            <text:p>0,698744</text:p>
          </table:table-cell>
          <table:table-cell office:value-type="float" office:value="0.699537" calcext:value-type="float">
            <text:p>0,69953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8446" calcext:value-type="float">
            <text:p>0,71844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700466" calcext:value-type="float">
            <text:p>0,70046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1" calcext:value-type="float">
            <text:p>0,609091</text:p>
          </table:table-cell>
          <table:table-cell office:value-type="float" office:value="0.685917" calcext:value-type="float">
            <text:p>0,685917</text:p>
          </table:table-cell>
          <table:table-cell office:value-type="float" office:value="0.695934" calcext:value-type="float">
            <text:p>0,695934</text:p>
          </table:table-cell>
          <table:table-cell office:value-type="float" office:value="0.698612" calcext:value-type="float">
            <text:p>0,698612</text:p>
          </table:table-cell>
          <table:table-cell office:value-type="float" office:value="0.699405" calcext:value-type="float">
            <text:p>0,699405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4248" calcext:value-type="float">
            <text:p>0,71424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9412" calcext:value-type="float">
            <text:p>0,6994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82645" calcext:value-type="float">
            <text:p>0,582645</text:p>
          </table:table-cell>
          <table:table-cell office:value-type="float" office:value="0.682116" calcext:value-type="float">
            <text:p>0,682116</text:p>
          </table:table-cell>
          <table:table-cell office:value-type="float" office:value="0.695669" calcext:value-type="float">
            <text:p>0,695669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174" calcext:value-type="float">
            <text:p>0,69917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1438" calcext:value-type="float">
            <text:p>0,71143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651" calcext:value-type="float">
            <text:p>0,69865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41322" calcext:value-type="float">
            <text:p>0,641322</text:p>
          </table:table-cell>
          <table:table-cell office:value-type="float" office:value="0.685289" calcext:value-type="float">
            <text:p>0,685289</text:p>
          </table:table-cell>
          <table:table-cell office:value-type="float" office:value="0.695438" calcext:value-type="float">
            <text:p>0,695438</text:p>
          </table:table-cell>
          <table:table-cell office:value-type="float" office:value="0.697223" calcext:value-type="float">
            <text:p>0,697223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699636" calcext:value-type="float">
            <text:p>0,6996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893" calcext:value-type="float">
            <text:p>0,71289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952" calcext:value-type="float">
            <text:p>0,6989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42149" calcext:value-type="float">
            <text:p>0,342149</text:p>
          </table:table-cell>
          <table:table-cell office:value-type="float" office:value="0.671967" calcext:value-type="float">
            <text:p>0,671967</text:p>
          </table:table-cell>
          <table:table-cell office:value-type="float" office:value="0.695041" calcext:value-type="float">
            <text:p>0,695041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8545" calcext:value-type="float">
            <text:p>0,698545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68" calcext:value-type="float">
            <text:p>0,69986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2033" calcext:value-type="float">
            <text:p>0,71203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7332" calcext:value-type="float">
            <text:p>0,69733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6529" calcext:value-type="float">
            <text:p>0,616529</text:p>
          </table:table-cell>
          <table:table-cell office:value-type="float" office:value="0.676992" calcext:value-type="float">
            <text:p>0,676992</text:p>
          </table:table-cell>
          <table:table-cell office:value-type="float" office:value="0.694777" calcext:value-type="float">
            <text:p>0,694777</text:p>
          </table:table-cell>
          <table:table-cell office:value-type="float" office:value="0.696661" calcext:value-type="float">
            <text:p>0,696661</text:p>
          </table:table-cell>
          <table:table-cell office:value-type="float" office:value="0.69881" calcext:value-type="float">
            <text:p>0,69881</text:p>
          </table:table-cell>
          <table:table-cell office:value-type="float" office:value="0.699405" calcext:value-type="float">
            <text:p>0,69940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5835" calcext:value-type="float">
            <text:p>0,71583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248" calcext:value-type="float">
            <text:p>0,69824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73455" calcext:value-type="float">
            <text:p>0,673455</text:p>
          </table:table-cell>
          <table:table-cell office:value-type="float" office:value="0.695041" calcext:value-type="float">
            <text:p>0,695041</text:p>
          </table:table-cell>
          <table:table-cell office:value-type="float" office:value="0.697289" calcext:value-type="float">
            <text:p>0,697289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736" calcext:value-type="float">
            <text:p>0,6997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4281" calcext:value-type="float">
            <text:p>0,71428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7898" calcext:value-type="float">
            <text:p>0,69789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41322" calcext:value-type="float">
            <text:p>0,341322</text:p>
          </table:table-cell>
          <table:table-cell office:value-type="float" office:value="0.637058" calcext:value-type="float">
            <text:p>0,637058</text:p>
          </table:table-cell>
          <table:table-cell office:value-type="float" office:value="0.693289" calcext:value-type="float">
            <text:p>0,693289</text:p>
          </table:table-cell>
          <table:table-cell office:value-type="float" office:value="0.696132" calcext:value-type="float">
            <text:p>0,696132</text:p>
          </table:table-cell>
          <table:table-cell office:value-type="float" office:value="0.698479" calcext:value-type="float">
            <text:p>0,698479</text:p>
          </table:table-cell>
          <table:table-cell office:value-type="float" office:value="0.699537" calcext:value-type="float">
            <text:p>0,69953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727" calcext:value-type="float">
            <text:p>0,71272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722" calcext:value-type="float">
            <text:p>0,69372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53719" calcext:value-type="float">
            <text:p>0,553719</text:p>
          </table:table-cell>
          <table:table-cell office:value-type="float" office:value="0.650281" calcext:value-type="float">
            <text:p>0,650281</text:p>
          </table:table-cell>
          <table:table-cell office:value-type="float" office:value="0.692264" calcext:value-type="float">
            <text:p>0,692264</text:p>
          </table:table-cell>
          <table:table-cell office:value-type="float" office:value="0.695967" calcext:value-type="float">
            <text:p>0,695967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306" calcext:value-type="float">
            <text:p>0,69930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8413" calcext:value-type="float">
            <text:p>0,71841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445" calcext:value-type="float">
            <text:p>0,69544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72727" calcext:value-type="float">
            <text:p>0,472727</text:p>
          </table:table-cell>
          <table:table-cell office:value-type="float" office:value="0.656198" calcext:value-type="float">
            <text:p>0,656198</text:p>
          </table:table-cell>
          <table:table-cell office:value-type="float" office:value="0.69438" calcext:value-type="float">
            <text:p>0,69438</text:p>
          </table:table-cell>
          <table:table-cell office:value-type="float" office:value="0.697091" calcext:value-type="float">
            <text:p>0,697091</text:p>
          </table:table-cell>
          <table:table-cell office:value-type="float" office:value="0.698975" calcext:value-type="float">
            <text:p>0,698975</text:p>
          </table:table-cell>
          <table:table-cell office:value-type="float" office:value="0.699736" calcext:value-type="float">
            <text:p>0,69973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66" calcext:value-type="float">
            <text:p>0,700066</text:p>
          </table:table-cell>
          <table:table-cell office:value-type="float" office:value="0.71881" calcext:value-type="float">
            <text:p>0,7188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526" calcext:value-type="float">
            <text:p>0,69652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72727" calcext:value-type="float">
            <text:p>0,472727</text:p>
          </table:table-cell>
          <table:table-cell office:value-type="float" office:value="0.634116" calcext:value-type="float">
            <text:p>0,634116</text:p>
          </table:table-cell>
          <table:table-cell office:value-type="float" office:value="0.693785" calcext:value-type="float">
            <text:p>0,693785</text:p>
          </table:table-cell>
          <table:table-cell office:value-type="float" office:value="0.696364" calcext:value-type="float">
            <text:p>0,696364</text:p>
          </table:table-cell>
          <table:table-cell office:value-type="float" office:value="0.698645" calcext:value-type="float">
            <text:p>0,698645</text:p>
          </table:table-cell>
          <table:table-cell office:value-type="float" office:value="0.699537" calcext:value-type="float">
            <text:p>0,69953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19702" calcext:value-type="float">
            <text:p>0,71970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248" calcext:value-type="float">
            <text:p>0,6942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86777" calcext:value-type="float">
            <text:p>0,486777</text:p>
          </table:table-cell>
          <table:table-cell office:value-type="float" office:value="0.648893" calcext:value-type="float">
            <text:p>0,648893</text:p>
          </table:table-cell>
          <table:table-cell office:value-type="float" office:value="0.691504" calcext:value-type="float">
            <text:p>0,691504</text:p>
          </table:table-cell>
          <table:table-cell office:value-type="float" office:value="0.695405" calcext:value-type="float">
            <text:p>0,695405</text:p>
          </table:table-cell>
          <table:table-cell office:value-type="float" office:value="0.697818" calcext:value-type="float">
            <text:p>0,697818</text:p>
          </table:table-cell>
          <table:table-cell office:value-type="float" office:value="0.699174" calcext:value-type="float">
            <text:p>0,69917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231" calcext:value-type="float">
            <text:p>0,700231</text:p>
          </table:table-cell>
          <table:table-cell office:value-type="float" office:value="0.718083" calcext:value-type="float">
            <text:p>0,71808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111" calcext:value-type="float">
            <text:p>0,6951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44628" calcext:value-type="float">
            <text:p>0,244628</text:p>
          </table:table-cell>
          <table:table-cell office:value-type="float" office:value="0.623769" calcext:value-type="float">
            <text:p>0,623769</text:p>
          </table:table-cell>
          <table:table-cell office:value-type="float" office:value="0.690942" calcext:value-type="float">
            <text:p>0,690942</text:p>
          </table:table-cell>
          <table:table-cell office:value-type="float" office:value="0.694777" calcext:value-type="float">
            <text:p>0,694777</text:p>
          </table:table-cell>
          <table:table-cell office:value-type="float" office:value="0.697256" calcext:value-type="float">
            <text:p>0,697256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835" calcext:value-type="float">
            <text:p>0,69983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524" calcext:value-type="float">
            <text:p>0,7152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106" calcext:value-type="float">
            <text:p>0,6921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10744" calcext:value-type="float">
            <text:p>0,510744</text:p>
          </table:table-cell>
          <table:table-cell office:value-type="float" office:value="0.665488" calcext:value-type="float">
            <text:p>0,665488</text:p>
          </table:table-cell>
          <table:table-cell office:value-type="float" office:value="0.69405" calcext:value-type="float">
            <text:p>0,69405</text:p>
          </table:table-cell>
          <table:table-cell office:value-type="float" office:value="0.696298" calcext:value-type="float">
            <text:p>0,696298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34" calcext:value-type="float">
            <text:p>0,6999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033" calcext:value-type="float">
            <text:p>0,700033</text:p>
          </table:table-cell>
          <table:table-cell office:value-type="float" office:value="0.714744" calcext:value-type="float">
            <text:p>0,71474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783" calcext:value-type="float">
            <text:p>0,69678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10744" calcext:value-type="float">
            <text:p>0,510744</text:p>
          </table:table-cell>
          <table:table-cell office:value-type="float" office:value="0.643901" calcext:value-type="float">
            <text:p>0,643901</text:p>
          </table:table-cell>
          <table:table-cell office:value-type="float" office:value="0.693785" calcext:value-type="float">
            <text:p>0,693785</text:p>
          </table:table-cell>
          <table:table-cell office:value-type="float" office:value="0.696298" calcext:value-type="float">
            <text:p>0,696298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174" calcext:value-type="float">
            <text:p>0,69917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661" calcext:value-type="float">
            <text:p>0,700661</text:p>
          </table:table-cell>
          <table:table-cell office:value-type="float" office:value="0.718479" calcext:value-type="float">
            <text:p>0,71847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051" calcext:value-type="float">
            <text:p>0,69505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26446" calcext:value-type="float">
            <text:p>0,526446</text:p>
          </table:table-cell>
          <table:table-cell office:value-type="float" office:value="0.634909" calcext:value-type="float">
            <text:p>0,634909</text:p>
          </table:table-cell>
          <table:table-cell office:value-type="float" office:value="0.689223" calcext:value-type="float">
            <text:p>0,689223</text:p>
          </table:table-cell>
          <table:table-cell office:value-type="float" office:value="0.695008" calcext:value-type="float">
            <text:p>0,695008</text:p>
          </table:table-cell>
          <table:table-cell office:value-type="float" office:value="0.697521" calcext:value-type="float">
            <text:p>0,697521</text:p>
          </table:table-cell>
          <table:table-cell office:value-type="float" office:value="0.698975" calcext:value-type="float">
            <text:p>0,698975</text:p>
          </table:table-cell>
          <table:table-cell office:value-type="float" office:value="0.69957" calcext:value-type="float">
            <text:p>0,6995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6331" calcext:value-type="float">
            <text:p>0,716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154" calcext:value-type="float">
            <text:p>0,69315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00826" calcext:value-type="float">
            <text:p>0,500826</text:p>
          </table:table-cell>
          <table:table-cell office:value-type="float" office:value="0.643636" calcext:value-type="float">
            <text:p>0,643636</text:p>
          </table:table-cell>
          <table:table-cell office:value-type="float" office:value="0.691736" calcext:value-type="float">
            <text:p>0,691736</text:p>
          </table:table-cell>
          <table:table-cell office:value-type="float" office:value="0.694975" calcext:value-type="float">
            <text:p>0,694975</text:p>
          </table:table-cell>
          <table:table-cell office:value-type="float" office:value="0.697686" calcext:value-type="float">
            <text:p>0,697686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699702" calcext:value-type="float">
            <text:p>0,69970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32" calcext:value-type="float">
            <text:p>0,700132</text:p>
          </table:table-cell>
          <table:table-cell office:value-type="float" office:value="0.715835" calcext:value-type="float">
            <text:p>0,71583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274" calcext:value-type="float">
            <text:p>0,69427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49587" calcext:value-type="float">
            <text:p>0,349587</text:p>
          </table:table-cell>
          <table:table-cell office:value-type="float" office:value="0.638347" calcext:value-type="float">
            <text:p>0,638347</text:p>
          </table:table-cell>
          <table:table-cell office:value-type="float" office:value="0.69362" calcext:value-type="float">
            <text:p>0,69362</text:p>
          </table:table-cell>
          <table:table-cell office:value-type="float" office:value="0.695868" calcext:value-type="float">
            <text:p>0,695868</text:p>
          </table:table-cell>
          <table:table-cell office:value-type="float" office:value="0.697917" calcext:value-type="float">
            <text:p>0,697917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01" calcext:value-type="float">
            <text:p>0,69990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1983" calcext:value-type="float">
            <text:p>0,701983</text:p>
          </table:table-cell>
          <table:table-cell office:value-type="float" office:value="0.716331" calcext:value-type="float">
            <text:p>0,716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314" calcext:value-type="float">
            <text:p>0,69431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38843" calcext:value-type="float">
            <text:p>0,438843</text:p>
          </table:table-cell>
          <table:table-cell office:value-type="float" office:value="0.642843" calcext:value-type="float">
            <text:p>0,642843</text:p>
          </table:table-cell>
          <table:table-cell office:value-type="float" office:value="0.692893" calcext:value-type="float">
            <text:p>0,692893</text:p>
          </table:table-cell>
          <table:table-cell office:value-type="float" office:value="0.695736" calcext:value-type="float">
            <text:p>0,695736</text:p>
          </table:table-cell>
          <table:table-cell office:value-type="float" office:value="0.697719" calcext:value-type="float">
            <text:p>0,697719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669" calcext:value-type="float">
            <text:p>0,6996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3405" calcext:value-type="float">
            <text:p>0,703405</text:p>
          </table:table-cell>
          <table:table-cell office:value-type="float" office:value="0.717322" calcext:value-type="float">
            <text:p>0,71732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866" calcext:value-type="float">
            <text:p>0,69486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7686" calcext:value-type="float">
            <text:p>0,47686</text:p>
          </table:table-cell>
          <table:table-cell office:value-type="float" office:value="0.64562" calcext:value-type="float">
            <text:p>0,64562</text:p>
          </table:table-cell>
          <table:table-cell office:value-type="float" office:value="0.693256" calcext:value-type="float">
            <text:p>0,693256</text:p>
          </table:table-cell>
          <table:table-cell office:value-type="float" office:value="0.695636" calcext:value-type="float">
            <text:p>0,695636</text:p>
          </table:table-cell>
          <table:table-cell office:value-type="float" office:value="0.697686" calcext:value-type="float">
            <text:p>0,697686</text:p>
          </table:table-cell>
          <table:table-cell office:value-type="float" office:value="0.69914" calcext:value-type="float">
            <text:p>0,69914</text:p>
          </table:table-cell>
          <table:table-cell office:value-type="float" office:value="0.699769" calcext:value-type="float">
            <text:p>0,6997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2149" calcext:value-type="float">
            <text:p>0,702149</text:p>
          </table:table-cell>
          <table:table-cell office:value-type="float" office:value="0.717256" calcext:value-type="float">
            <text:p>0,71725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051" calcext:value-type="float">
            <text:p>0,69505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28099" calcext:value-type="float">
            <text:p>0,428099</text:p>
          </table:table-cell>
          <table:table-cell office:value-type="float" office:value="0.638248" calcext:value-type="float">
            <text:p>0,638248</text:p>
          </table:table-cell>
          <table:table-cell office:value-type="float" office:value="0.693256" calcext:value-type="float">
            <text:p>0,693256</text:p>
          </table:table-cell>
          <table:table-cell office:value-type="float" office:value="0.695504" calcext:value-type="float">
            <text:p>0,695504</text:p>
          </table:table-cell>
          <table:table-cell office:value-type="float" office:value="0.697851" calcext:value-type="float">
            <text:p>0,697851</text:p>
          </table:table-cell>
          <table:table-cell office:value-type="float" office:value="0.69914" calcext:value-type="float">
            <text:p>0,69914</text:p>
          </table:table-cell>
          <table:table-cell office:value-type="float" office:value="0.699967" calcext:value-type="float">
            <text:p>0,69996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1884" calcext:value-type="float">
            <text:p>0,701884</text:p>
          </table:table-cell>
          <table:table-cell office:value-type="float" office:value="0.716496" calcext:value-type="float">
            <text:p>0,71649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235" calcext:value-type="float">
            <text:p>0,69423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6198" calcext:value-type="float">
            <text:p>0,256198</text:p>
          </table:table-cell>
          <table:table-cell office:value-type="float" office:value="0.59914" calcext:value-type="float">
            <text:p>0,59914</text:p>
          </table:table-cell>
          <table:table-cell office:value-type="float" office:value="0.693157" calcext:value-type="float">
            <text:p>0,693157</text:p>
          </table:table-cell>
          <table:table-cell office:value-type="float" office:value="0.696562" calcext:value-type="float">
            <text:p>0,696562</text:p>
          </table:table-cell>
          <table:table-cell office:value-type="float" office:value="0.698281" calcext:value-type="float">
            <text:p>0,698281</text:p>
          </table:table-cell>
          <table:table-cell office:value-type="float" office:value="0.699405" calcext:value-type="float">
            <text:p>0,699405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719" calcext:value-type="float">
            <text:p>0,701719</text:p>
          </table:table-cell>
          <table:table-cell office:value-type="float" office:value="0.718909" calcext:value-type="float">
            <text:p>0,71890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0717" calcext:value-type="float">
            <text:p>0,69071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47934" calcext:value-type="float">
            <text:p>0,547934</text:p>
          </table:table-cell>
          <table:table-cell office:value-type="float" office:value="0.655306" calcext:value-type="float">
            <text:p>0,655306</text:p>
          </table:table-cell>
          <table:table-cell office:value-type="float" office:value="0.693388" calcext:value-type="float">
            <text:p>0,693388</text:p>
          </table:table-cell>
          <table:table-cell office:value-type="float" office:value="0.696727" calcext:value-type="float">
            <text:p>0,696727</text:p>
          </table:table-cell>
          <table:table-cell office:value-type="float" office:value="0.69805" calcext:value-type="float">
            <text:p>0,69805</text:p>
          </table:table-cell>
          <table:table-cell office:value-type="float" office:value="0.699207" calcext:value-type="float">
            <text:p>0,69920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4364" calcext:value-type="float">
            <text:p>0,704364</text:p>
          </table:table-cell>
          <table:table-cell office:value-type="float" office:value="0.722116" calcext:value-type="float">
            <text:p>0,72211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916" calcext:value-type="float">
            <text:p>0,69691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5537" calcext:value-type="float">
            <text:p>0,335537</text:p>
          </table:table-cell>
          <table:table-cell office:value-type="float" office:value="0.625851" calcext:value-type="float">
            <text:p>0,625851</text:p>
          </table:table-cell>
          <table:table-cell office:value-type="float" office:value="0.69395" calcext:value-type="float">
            <text:p>0,69395</text:p>
          </table:table-cell>
          <table:table-cell office:value-type="float" office:value="0.696826" calcext:value-type="float">
            <text:p>0,696826</text:p>
          </table:table-cell>
          <table:table-cell office:value-type="float" office:value="0.698413" calcext:value-type="float">
            <text:p>0,698413</text:p>
          </table:table-cell>
          <table:table-cell office:value-type="float" office:value="0.699636" calcext:value-type="float">
            <text:p>0,69963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476" calcext:value-type="float">
            <text:p>0,70476</text:p>
          </table:table-cell>
          <table:table-cell office:value-type="float" office:value="0.719769" calcext:value-type="float">
            <text:p>0,71976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921" calcext:value-type="float">
            <text:p>0,69392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38017" calcext:value-type="float">
            <text:p>0,538017</text:p>
          </table:table-cell>
          <table:table-cell office:value-type="float" office:value="0.670413" calcext:value-type="float">
            <text:p>0,670413</text:p>
          </table:table-cell>
          <table:table-cell office:value-type="float" office:value="0.693917" calcext:value-type="float">
            <text:p>0,693917</text:p>
          </table:table-cell>
          <table:table-cell office:value-type="float" office:value="0.696529" calcext:value-type="float">
            <text:p>0,696529</text:p>
          </table:table-cell>
          <table:table-cell office:value-type="float" office:value="0.697587" calcext:value-type="float">
            <text:p>0,697587</text:p>
          </table:table-cell>
          <table:table-cell office:value-type="float" office:value="0.698942" calcext:value-type="float">
            <text:p>0,698942</text:p>
          </table:table-cell>
          <table:table-cell office:value-type="float" office:value="0.699736" calcext:value-type="float">
            <text:p>0,69973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4033" calcext:value-type="float">
            <text:p>0,704033</text:p>
          </table:table-cell>
          <table:table-cell office:value-type="float" office:value="0.720165" calcext:value-type="float">
            <text:p>0,72016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132" calcext:value-type="float">
            <text:p>0,69813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0496" calcext:value-type="float">
            <text:p>0,340496</text:p>
          </table:table-cell>
          <table:table-cell office:value-type="float" office:value="0.626248" calcext:value-type="float">
            <text:p>0,626248</text:p>
          </table:table-cell>
          <table:table-cell office:value-type="float" office:value="0.69124" calcext:value-type="float">
            <text:p>0,69124</text:p>
          </table:table-cell>
          <table:table-cell office:value-type="float" office:value="0.695074" calcext:value-type="float">
            <text:p>0,695074</text:p>
          </table:table-cell>
          <table:table-cell office:value-type="float" office:value="0.697124" calcext:value-type="float">
            <text:p>0,697124</text:p>
          </table:table-cell>
          <table:table-cell office:value-type="float" office:value="0.698678" calcext:value-type="float">
            <text:p>0,698678</text:p>
          </table:table-cell>
          <table:table-cell office:value-type="float" office:value="0.699471" calcext:value-type="float">
            <text:p>0,69947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324" calcext:value-type="float">
            <text:p>0,70324</text:p>
          </table:table-cell>
          <table:table-cell office:value-type="float" office:value="0.723603" calcext:value-type="float">
            <text:p>0,72360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468" calcext:value-type="float">
            <text:p>0,69346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47107" calcext:value-type="float">
            <text:p>0,247107</text:p>
          </table:table-cell>
          <table:table-cell office:value-type="float" office:value="0.587504" calcext:value-type="float">
            <text:p>0,587504</text:p>
          </table:table-cell>
          <table:table-cell office:value-type="float" office:value="0.690017" calcext:value-type="float">
            <text:p>0,690017</text:p>
          </table:table-cell>
          <table:table-cell office:value-type="float" office:value="0.694942" calcext:value-type="float">
            <text:p>0,694942</text:p>
          </table:table-cell>
          <table:table-cell office:value-type="float" office:value="0.697058" calcext:value-type="float">
            <text:p>0,697058</text:p>
          </table:table-cell>
          <table:table-cell office:value-type="float" office:value="0.698612" calcext:value-type="float">
            <text:p>0,698612</text:p>
          </table:table-cell>
          <table:table-cell office:value-type="float" office:value="0.699405" calcext:value-type="float">
            <text:p>0,69940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3074" calcext:value-type="float">
            <text:p>0,703074</text:p>
          </table:table-cell>
          <table:table-cell office:value-type="float" office:value="0.724331" calcext:value-type="float">
            <text:p>0,724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9494" calcext:value-type="float">
            <text:p>0,68949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5455" calcext:value-type="float">
            <text:p>0,345455</text:p>
          </table:table-cell>
          <table:table-cell office:value-type="float" office:value="0.598017" calcext:value-type="float">
            <text:p>0,598017</text:p>
          </table:table-cell>
          <table:table-cell office:value-type="float" office:value="0.692694" calcext:value-type="float">
            <text:p>0,692694</text:p>
          </table:table-cell>
          <table:table-cell office:value-type="float" office:value="0.695736" calcext:value-type="float">
            <text:p>0,695736</text:p>
          </table:table-cell>
          <table:table-cell office:value-type="float" office:value="0.697719" calcext:value-type="float">
            <text:p>0,697719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769" calcext:value-type="float">
            <text:p>0,6997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1388" calcext:value-type="float">
            <text:p>0,701388</text:p>
          </table:table-cell>
          <table:table-cell office:value-type="float" office:value="0.719702" calcext:value-type="float">
            <text:p>0,71970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041" calcext:value-type="float">
            <text:p>0,6904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5455" calcext:value-type="float">
            <text:p>0,345455</text:p>
          </table:table-cell>
          <table:table-cell office:value-type="float" office:value="0.60443" calcext:value-type="float">
            <text:p>0,60443</text:p>
          </table:table-cell>
          <table:table-cell office:value-type="float" office:value="0.692926" calcext:value-type="float">
            <text:p>0,692926</text:p>
          </table:table-cell>
          <table:table-cell office:value-type="float" office:value="0.696298" calcext:value-type="float">
            <text:p>0,696298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24" calcext:value-type="float">
            <text:p>0,6992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694" calcext:value-type="float">
            <text:p>0,700694</text:p>
          </table:table-cell>
          <table:table-cell office:value-type="float" office:value="0.720628" calcext:value-type="float">
            <text:p>0,72062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1243" calcext:value-type="float">
            <text:p>0,69124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6116" calcext:value-type="float">
            <text:p>0,366116</text:p>
          </table:table-cell>
          <table:table-cell office:value-type="float" office:value="0.653884" calcext:value-type="float">
            <text:p>0,653884</text:p>
          </table:table-cell>
          <table:table-cell office:value-type="float" office:value="0.694248" calcext:value-type="float">
            <text:p>0,694248</text:p>
          </table:table-cell>
          <table:table-cell office:value-type="float" office:value="0.696661" calcext:value-type="float">
            <text:p>0,696661</text:p>
          </table:table-cell>
          <table:table-cell office:value-type="float" office:value="0.698017" calcext:value-type="float">
            <text:p>0,698017</text:p>
          </table:table-cell>
          <table:table-cell office:value-type="float" office:value="0.699207" calcext:value-type="float">
            <text:p>0,69920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686" calcext:value-type="float">
            <text:p>0,701686</text:p>
          </table:table-cell>
          <table:table-cell office:value-type="float" office:value="0.726083" calcext:value-type="float">
            <text:p>0,72608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979" calcext:value-type="float">
            <text:p>0,69697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2727" calcext:value-type="float">
            <text:p>0,372727</text:p>
          </table:table-cell>
          <table:table-cell office:value-type="float" office:value="0.626711" calcext:value-type="float">
            <text:p>0,626711</text:p>
          </table:table-cell>
          <table:table-cell office:value-type="float" office:value="0.693488" calcext:value-type="float">
            <text:p>0,693488</text:p>
          </table:table-cell>
          <table:table-cell office:value-type="float" office:value="0.696562" calcext:value-type="float">
            <text:p>0,696562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306" calcext:value-type="float">
            <text:p>0,69930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793" calcext:value-type="float">
            <text:p>0,700793</text:p>
          </table:table-cell>
          <table:table-cell office:value-type="float" office:value="0.723901" calcext:value-type="float">
            <text:p>0,72390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898" calcext:value-type="float">
            <text:p>0,6938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6281" calcext:value-type="float">
            <text:p>0,26281</text:p>
          </table:table-cell>
          <table:table-cell office:value-type="float" office:value="0.588132" calcext:value-type="float">
            <text:p>0,588132</text:p>
          </table:table-cell>
          <table:table-cell office:value-type="float" office:value="0.692926" calcext:value-type="float">
            <text:p>0,692926</text:p>
          </table:table-cell>
          <table:table-cell office:value-type="float" office:value="0.695901" calcext:value-type="float">
            <text:p>0,695901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24" calcext:value-type="float">
            <text:p>0,6992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9934" calcext:value-type="float">
            <text:p>0,71993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9425" calcext:value-type="float">
            <text:p>0,68942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595" calcext:value-type="float">
            <text:p>0,38595</text:p>
          </table:table-cell>
          <table:table-cell office:value-type="float" office:value="0.628298" calcext:value-type="float">
            <text:p>0,628298</text:p>
          </table:table-cell>
          <table:table-cell office:value-type="float" office:value="0.693917" calcext:value-type="float">
            <text:p>0,693917</text:p>
          </table:table-cell>
          <table:table-cell office:value-type="float" office:value="0.695967" calcext:value-type="float">
            <text:p>0,695967</text:p>
          </table:table-cell>
          <table:table-cell office:value-type="float" office:value="0.697884" calcext:value-type="float">
            <text:p>0,697884</text:p>
          </table:table-cell>
          <table:table-cell office:value-type="float" office:value="0.699504" calcext:value-type="float">
            <text:p>0,69950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33" calcext:value-type="float">
            <text:p>0,700033</text:p>
          </table:table-cell>
          <table:table-cell office:value-type="float" office:value="0.721917" calcext:value-type="float">
            <text:p>0,72191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752" calcext:value-type="float">
            <text:p>0,6937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8512" calcext:value-type="float">
            <text:p>0,278512</text:p>
          </table:table-cell>
          <table:table-cell office:value-type="float" office:value="0.589653" calcext:value-type="float">
            <text:p>0,589653</text:p>
          </table:table-cell>
          <table:table-cell office:value-type="float" office:value="0.693058" calcext:value-type="float">
            <text:p>0,693058</text:p>
          </table:table-cell>
          <table:table-cell office:value-type="float" office:value="0.695174" calcext:value-type="float">
            <text:p>0,695174</text:p>
          </table:table-cell>
          <table:table-cell office:value-type="float" office:value="0.697157" calcext:value-type="float">
            <text:p>0,697157</text:p>
          </table:table-cell>
          <table:table-cell office:value-type="float" office:value="0.698975" calcext:value-type="float">
            <text:p>0,698975</text:p>
          </table:table-cell>
          <table:table-cell office:value-type="float" office:value="0.699835" calcext:value-type="float">
            <text:p>0,69983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033" calcext:value-type="float">
            <text:p>0,700033</text:p>
          </table:table-cell>
          <table:table-cell office:value-type="float" office:value="0.721785" calcext:value-type="float">
            <text:p>0,72178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9567" calcext:value-type="float">
            <text:p>0,68956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8595" calcext:value-type="float">
            <text:p>0,38595</text:p>
          </table:table-cell>
          <table:table-cell office:value-type="float" office:value="0.610975" calcext:value-type="float">
            <text:p>0,610975</text:p>
          </table:table-cell>
          <table:table-cell office:value-type="float" office:value="0.692298" calcext:value-type="float">
            <text:p>0,692298</text:p>
          </table:table-cell>
          <table:table-cell office:value-type="float" office:value="0.695339" calcext:value-type="float">
            <text:p>0,695339</text:p>
          </table:table-cell>
          <table:table-cell office:value-type="float" office:value="0.697256" calcext:value-type="float">
            <text:p>0,697256</text:p>
          </table:table-cell>
          <table:table-cell office:value-type="float" office:value="0.698942" calcext:value-type="float">
            <text:p>0,698942</text:p>
          </table:table-cell>
          <table:table-cell office:value-type="float" office:value="0.699769" calcext:value-type="float">
            <text:p>0,69976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4248" calcext:value-type="float">
            <text:p>0,71424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0883" calcext:value-type="float">
            <text:p>0,69088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33884" calcext:value-type="float">
            <text:p>0,433884</text:p>
          </table:table-cell>
          <table:table-cell office:value-type="float" office:value="0.675802" calcext:value-type="float">
            <text:p>0,675802</text:p>
          </table:table-cell>
          <table:table-cell office:value-type="float" office:value="0.69481" calcext:value-type="float">
            <text:p>0,69481</text:p>
          </table:table-cell>
          <table:table-cell office:value-type="float" office:value="0.696661" calcext:value-type="float">
            <text:p>0,696661</text:p>
          </table:table-cell>
          <table:table-cell office:value-type="float" office:value="0.698479" calcext:value-type="float">
            <text:p>0,698479</text:p>
          </table:table-cell>
          <table:table-cell office:value-type="float" office:value="0.699372" calcext:value-type="float">
            <text:p>0,699372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785" calcext:value-type="float">
            <text:p>0,701785</text:p>
          </table:table-cell>
          <table:table-cell office:value-type="float" office:value="0.718149" calcext:value-type="float">
            <text:p>0,71814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8506" calcext:value-type="float">
            <text:p>0,6985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56198" calcext:value-type="float">
            <text:p>0,356198</text:p>
          </table:table-cell>
          <table:table-cell office:value-type="float" office:value="0.63038" calcext:value-type="float">
            <text:p>0,63038</text:p>
          </table:table-cell>
          <table:table-cell office:value-type="float" office:value="0.693884" calcext:value-type="float">
            <text:p>0,693884</text:p>
          </table:table-cell>
          <table:table-cell office:value-type="float" office:value="0.69643" calcext:value-type="float">
            <text:p>0,69643</text:p>
          </table:table-cell>
          <table:table-cell office:value-type="float" office:value="0.698711" calcext:value-type="float">
            <text:p>0,698711</text:p>
          </table:table-cell>
          <table:table-cell office:value-type="float" office:value="0.699339" calcext:value-type="float">
            <text:p>0,69933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595" calcext:value-type="float">
            <text:p>0,700595</text:p>
          </table:table-cell>
          <table:table-cell office:value-type="float" office:value="0.716397" calcext:value-type="float">
            <text:p>0,71639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574" calcext:value-type="float">
            <text:p>0,69357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53719" calcext:value-type="float">
            <text:p>0,553719</text:p>
          </table:table-cell>
          <table:table-cell office:value-type="float" office:value="0.675041" calcext:value-type="float">
            <text:p>0,675041</text:p>
          </table:table-cell>
          <table:table-cell office:value-type="float" office:value="0.694777" calcext:value-type="float">
            <text:p>0,694777</text:p>
          </table:table-cell>
          <table:table-cell office:value-type="float" office:value="0.696727" calcext:value-type="float">
            <text:p>0,696727</text:p>
          </table:table-cell>
          <table:table-cell office:value-type="float" office:value="0.698645" calcext:value-type="float">
            <text:p>0,698645</text:p>
          </table:table-cell>
          <table:table-cell office:value-type="float" office:value="0.699306" calcext:value-type="float">
            <text:p>0,69930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0479" calcext:value-type="float">
            <text:p>0,71047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7498" calcext:value-type="float">
            <text:p>0,69749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61157" calcext:value-type="float">
            <text:p>0,461157</text:p>
          </table:table-cell>
          <table:table-cell office:value-type="float" office:value="0.655603" calcext:value-type="float">
            <text:p>0,655603</text:p>
          </table:table-cell>
          <table:table-cell office:value-type="float" office:value="0.694678" calcext:value-type="float">
            <text:p>0,694678</text:p>
          </table:table-cell>
          <table:table-cell office:value-type="float" office:value="0.696628" calcext:value-type="float">
            <text:p>0,696628</text:p>
          </table:table-cell>
          <table:table-cell office:value-type="float" office:value="0.698446" calcext:value-type="float">
            <text:p>0,698446</text:p>
          </table:table-cell>
          <table:table-cell office:value-type="float" office:value="0.699471" calcext:value-type="float">
            <text:p>0,69947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5174" calcext:value-type="float">
            <text:p>0,71517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" calcext:value-type="float">
            <text:p>0,6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28099" calcext:value-type="float">
            <text:p>0,228099</text:p>
          </table:table-cell>
          <table:table-cell office:value-type="float" office:value="0.617785" calcext:value-type="float">
            <text:p>0,617785</text:p>
          </table:table-cell>
          <table:table-cell office:value-type="float" office:value="0.693653" calcext:value-type="float">
            <text:p>0,693653</text:p>
          </table:table-cell>
          <table:table-cell office:value-type="float" office:value="0.696562" calcext:value-type="float">
            <text:p>0,696562</text:p>
          </table:table-cell>
          <table:table-cell office:value-type="float" office:value="0.698479" calcext:value-type="float">
            <text:p>0,698479</text:p>
          </table:table-cell>
          <table:table-cell office:value-type="float" office:value="0.699537" calcext:value-type="float">
            <text:p>0,69953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231" calcext:value-type="float">
            <text:p>0,7122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1825" calcext:value-type="float">
            <text:p>0,69182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61157" calcext:value-type="float">
            <text:p>0,461157</text:p>
          </table:table-cell>
          <table:table-cell office:value-type="float" office:value="0.631273" calcext:value-type="float">
            <text:p>0,631273</text:p>
          </table:table-cell>
          <table:table-cell office:value-type="float" office:value="0.693124" calcext:value-type="float">
            <text:p>0,693124</text:p>
          </table:table-cell>
          <table:table-cell office:value-type="float" office:value="0.69676" calcext:value-type="float">
            <text:p>0,69676</text:p>
          </table:table-cell>
          <table:table-cell office:value-type="float" office:value="0.698711" calcext:value-type="float">
            <text:p>0,698711</text:p>
          </table:table-cell>
          <table:table-cell office:value-type="float" office:value="0.69957" calcext:value-type="float">
            <text:p>0,6995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959" calcext:value-type="float">
            <text:p>0,71295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24" calcext:value-type="float">
            <text:p>0,6932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2893" calcext:value-type="float">
            <text:p>0,352893</text:p>
          </table:table-cell>
          <table:table-cell office:value-type="float" office:value="0.635306" calcext:value-type="float">
            <text:p>0,635306</text:p>
          </table:table-cell>
          <table:table-cell office:value-type="float" office:value="0.693157" calcext:value-type="float">
            <text:p>0,693157</text:p>
          </table:table-cell>
          <table:table-cell office:value-type="float" office:value="0.696727" calcext:value-type="float">
            <text:p>0,696727</text:p>
          </table:table-cell>
          <table:table-cell office:value-type="float" office:value="0.698512" calcext:value-type="float">
            <text:p>0,698512</text:p>
          </table:table-cell>
          <table:table-cell office:value-type="float" office:value="0.699736" calcext:value-type="float">
            <text:p>0,6997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9851" calcext:value-type="float">
            <text:p>0,70985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329" calcext:value-type="float">
            <text:p>0,69332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61157" calcext:value-type="float">
            <text:p>0,461157</text:p>
          </table:table-cell>
          <table:table-cell office:value-type="float" office:value="0.636132" calcext:value-type="float">
            <text:p>0,636132</text:p>
          </table:table-cell>
          <table:table-cell office:value-type="float" office:value="0.693488" calcext:value-type="float">
            <text:p>0,693488</text:p>
          </table:table-cell>
          <table:table-cell office:value-type="float" office:value="0.697157" calcext:value-type="float">
            <text:p>0,697157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669" calcext:value-type="float">
            <text:p>0,69966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7736" calcext:value-type="float">
            <text:p>0,70773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329" calcext:value-type="float">
            <text:p>0,6933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19107" calcext:value-type="float">
            <text:p>0,619107</text:p>
          </table:table-cell>
          <table:table-cell office:value-type="float" office:value="0.694413" calcext:value-type="float">
            <text:p>0,694413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34" calcext:value-type="float">
            <text:p>0,69993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3653" calcext:value-type="float">
            <text:p>0,71365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44" calcext:value-type="float">
            <text:p>0,6924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0826" calcext:value-type="float">
            <text:p>0,500826</text:p>
          </table:table-cell>
          <table:table-cell office:value-type="float" office:value="0.656661" calcext:value-type="float">
            <text:p>0,656661</text:p>
          </table:table-cell>
          <table:table-cell office:value-type="float" office:value="0.694545" calcext:value-type="float">
            <text:p>0,694545</text:p>
          </table:table-cell>
          <table:table-cell office:value-type="float" office:value="0.698281" calcext:value-type="float">
            <text:p>0,698281</text:p>
          </table:table-cell>
          <table:table-cell office:value-type="float" office:value="0.699339" calcext:value-type="float">
            <text:p>0,69933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66" calcext:value-type="float">
            <text:p>0,700066</text:p>
          </table:table-cell>
          <table:table-cell office:value-type="float" office:value="0.714711" calcext:value-type="float">
            <text:p>0,71471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36" calcext:value-type="float">
            <text:p>0,6963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45455" calcext:value-type="float">
            <text:p>0,345455</text:p>
          </table:table-cell>
          <table:table-cell office:value-type="float" office:value="0.628926" calcext:value-type="float">
            <text:p>0,628926</text:p>
          </table:table-cell>
          <table:table-cell office:value-type="float" office:value="0.69514" calcext:value-type="float">
            <text:p>0,69514</text:p>
          </table:table-cell>
          <table:table-cell office:value-type="float" office:value="0.698017" calcext:value-type="float">
            <text:p>0,698017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35" calcext:value-type="float">
            <text:p>0,69983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3421" calcext:value-type="float">
            <text:p>0,71342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451" calcext:value-type="float">
            <text:p>0,69345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09091" calcext:value-type="float">
            <text:p>0,509091</text:p>
          </table:table-cell>
          <table:table-cell office:value-type="float" office:value="0.664" calcext:value-type="float">
            <text:p>0,664</text:p>
          </table:table-cell>
          <table:table-cell office:value-type="float" office:value="0.695636" calcext:value-type="float">
            <text:p>0,695636</text:p>
          </table:table-cell>
          <table:table-cell office:value-type="float" office:value="0.698248" calcext:value-type="float">
            <text:p>0,698248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901" calcext:value-type="float">
            <text:p>0,69990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1868" calcext:value-type="float">
            <text:p>0,71186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883" calcext:value-type="float">
            <text:p>0,69688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76033" calcext:value-type="float">
            <text:p>0,276033</text:p>
          </table:table-cell>
          <table:table-cell office:value-type="float" office:value="0.644793" calcext:value-type="float">
            <text:p>0,644793</text:p>
          </table:table-cell>
          <table:table-cell office:value-type="float" office:value="0.695306" calcext:value-type="float">
            <text:p>0,695306</text:p>
          </table:table-cell>
          <table:table-cell office:value-type="float" office:value="0.698314" calcext:value-type="float">
            <text:p>0,698314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669" calcext:value-type="float">
            <text:p>0,69966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0645" calcext:value-type="float">
            <text:p>0,71064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79" calcext:value-type="float">
            <text:p>0,6947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30579" calcext:value-type="float">
            <text:p>0,530579</text:p>
          </table:table-cell>
          <table:table-cell office:value-type="float" office:value="0.652364" calcext:value-type="float">
            <text:p>0,652364</text:p>
          </table:table-cell>
          <table:table-cell office:value-type="float" office:value="0.695008" calcext:value-type="float">
            <text:p>0,695008</text:p>
          </table:table-cell>
          <table:table-cell office:value-type="float" office:value="0.697851" calcext:value-type="float">
            <text:p>0,697851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504" calcext:value-type="float">
            <text:p>0,69950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7603" calcext:value-type="float">
            <text:p>0,707603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15" calcext:value-type="float">
            <text:p>0,695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00826" calcext:value-type="float">
            <text:p>0,500826</text:p>
          </table:table-cell>
          <table:table-cell office:value-type="float" office:value="0.63719" calcext:value-type="float">
            <text:p>0,63719</text:p>
          </table:table-cell>
          <table:table-cell office:value-type="float" office:value="0.694612" calcext:value-type="float">
            <text:p>0,694612</text:p>
          </table:table-cell>
          <table:table-cell office:value-type="float" office:value="0.697455" calcext:value-type="float">
            <text:p>0,697455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273" calcext:value-type="float">
            <text:p>0,69927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962" calcext:value-type="float">
            <text:p>0,7096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722" calcext:value-type="float">
            <text:p>0,69372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2645" calcext:value-type="float">
            <text:p>0,582645</text:p>
          </table:table-cell>
          <table:table-cell office:value-type="float" office:value="0.659372" calcext:value-type="float">
            <text:p>0,659372</text:p>
          </table:table-cell>
          <table:table-cell office:value-type="float" office:value="0.695074" calcext:value-type="float">
            <text:p>0,695074</text:p>
          </table:table-cell>
          <table:table-cell office:value-type="float" office:value="0.698017" calcext:value-type="float">
            <text:p>0,698017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438" calcext:value-type="float">
            <text:p>0,69943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0215" calcext:value-type="float">
            <text:p>0,71021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129" calcext:value-type="float">
            <text:p>0,6961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23934" calcext:value-type="float">
            <text:p>0,623934</text:p>
          </table:table-cell>
          <table:table-cell office:value-type="float" office:value="0.693025" calcext:value-type="float">
            <text:p>0,693025</text:p>
          </table:table-cell>
          <table:table-cell office:value-type="float" office:value="0.696926" calcext:value-type="float">
            <text:p>0,696926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699174" calcext:value-type="float">
            <text:p>0,69917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198" calcext:value-type="float">
            <text:p>0,71219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43" calcext:value-type="float">
            <text:p>0,692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625818" calcext:value-type="float">
            <text:p>0,625818</text:p>
          </table:table-cell>
          <table:table-cell office:value-type="float" office:value="0.692364" calcext:value-type="float">
            <text:p>0,692364</text:p>
          </table:table-cell>
          <table:table-cell office:value-type="float" office:value="0.69686" calcext:value-type="float">
            <text:p>0,69686</text:p>
          </table:table-cell>
          <table:table-cell office:value-type="float" office:value="0.699074" calcext:value-type="float">
            <text:p>0,699074</text:p>
          </table:table-cell>
          <table:table-cell office:value-type="float" office:value="0.699339" calcext:value-type="float">
            <text:p>0,69933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231" calcext:value-type="float">
            <text:p>0,7122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569" calcext:value-type="float">
            <text:p>0,6925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16529" calcext:value-type="float">
            <text:p>0,516529</text:p>
          </table:table-cell>
          <table:table-cell office:value-type="float" office:value="0.648264" calcext:value-type="float">
            <text:p>0,648264</text:p>
          </table:table-cell>
          <table:table-cell office:value-type="float" office:value="0.693091" calcext:value-type="float">
            <text:p>0,693091</text:p>
          </table:table-cell>
          <table:table-cell office:value-type="float" office:value="0.696793" calcext:value-type="float">
            <text:p>0,696793</text:p>
          </table:table-cell>
          <table:table-cell office:value-type="float" office:value="0.698876" calcext:value-type="float">
            <text:p>0,698876</text:p>
          </table:table-cell>
          <table:table-cell office:value-type="float" office:value="0.699306" calcext:value-type="float">
            <text:p>0,69930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7587" calcext:value-type="float">
            <text:p>0,71758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392" calcext:value-type="float">
            <text:p>0,6953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67769" calcext:value-type="float">
            <text:p>0,367769</text:p>
          </table:table-cell>
          <table:table-cell office:value-type="float" office:value="0.635636" calcext:value-type="float">
            <text:p>0,635636</text:p>
          </table:table-cell>
          <table:table-cell office:value-type="float" office:value="0.688463" calcext:value-type="float">
            <text:p>0,688463</text:p>
          </table:table-cell>
          <table:table-cell office:value-type="float" office:value="0.69643" calcext:value-type="float">
            <text:p>0,69643</text:p>
          </table:table-cell>
          <table:table-cell office:value-type="float" office:value="0.69881" calcext:value-type="float">
            <text:p>0,69881</text:p>
          </table:table-cell>
          <table:table-cell office:value-type="float" office:value="0.699207" calcext:value-type="float">
            <text:p>0,699207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0347" calcext:value-type="float">
            <text:p>0,71034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889" calcext:value-type="float">
            <text:p>0,69288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14876" calcext:value-type="float">
            <text:p>0,414876</text:p>
          </table:table-cell>
          <table:table-cell office:value-type="float" office:value="0.632595" calcext:value-type="float">
            <text:p>0,632595</text:p>
          </table:table-cell>
          <table:table-cell office:value-type="float" office:value="0.693289" calcext:value-type="float">
            <text:p>0,693289</text:p>
          </table:table-cell>
          <table:table-cell office:value-type="float" office:value="0.697322" calcext:value-type="float">
            <text:p>0,697322</text:p>
          </table:table-cell>
          <table:table-cell office:value-type="float" office:value="0.698843" calcext:value-type="float">
            <text:p>0,698843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68" calcext:value-type="float">
            <text:p>0,69986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6331" calcext:value-type="float">
            <text:p>0,716331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759" calcext:value-type="float">
            <text:p>0,69375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14876" calcext:value-type="float">
            <text:p>0,414876</text:p>
          </table:table-cell>
          <table:table-cell office:value-type="float" office:value="0.614876" calcext:value-type="float">
            <text:p>0,614876</text:p>
          </table:table-cell>
          <table:table-cell office:value-type="float" office:value="0.687901" calcext:value-type="float">
            <text:p>0,687901</text:p>
          </table:table-cell>
          <table:table-cell office:value-type="float" office:value="0.69557" calcext:value-type="float">
            <text:p>0,69557</text:p>
          </table:table-cell>
          <table:table-cell office:value-type="float" office:value="0.698215" calcext:value-type="float">
            <text:p>0,698215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57" calcext:value-type="float">
            <text:p>0,6995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8215" calcext:value-type="float">
            <text:p>0,71821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1369" calcext:value-type="float">
            <text:p>0,691369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8843" calcext:value-type="float">
            <text:p>0,48843</text:p>
          </table:table-cell>
          <table:table-cell office:value-type="float" office:value="0.626479" calcext:value-type="float">
            <text:p>0,626479</text:p>
          </table:table-cell>
          <table:table-cell office:value-type="float" office:value="0.689521" calcext:value-type="float">
            <text:p>0,689521</text:p>
          </table:table-cell>
          <table:table-cell office:value-type="float" office:value="0.695702" calcext:value-type="float">
            <text:p>0,695702</text:p>
          </table:table-cell>
          <table:table-cell office:value-type="float" office:value="0.69805" calcext:value-type="float">
            <text:p>0,69805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537" calcext:value-type="float">
            <text:p>0,69953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98" calcext:value-type="float">
            <text:p>0,700198</text:p>
          </table:table-cell>
          <table:table-cell office:value-type="float" office:value="0.718248" calcext:value-type="float">
            <text:p>0,71824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691" calcext:value-type="float">
            <text:p>0,69269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42975" calcext:value-type="float">
            <text:p>0,542975</text:p>
          </table:table-cell>
          <table:table-cell office:value-type="float" office:value="0.641686" calcext:value-type="float">
            <text:p>0,641686</text:p>
          </table:table-cell>
          <table:table-cell office:value-type="float" office:value="0.689785" calcext:value-type="float">
            <text:p>0,689785</text:p>
          </table:table-cell>
          <table:table-cell office:value-type="float" office:value="0.696264" calcext:value-type="float">
            <text:p>0,696264</text:p>
          </table:table-cell>
          <table:table-cell office:value-type="float" office:value="0.698083" calcext:value-type="float">
            <text:p>0,698083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769" calcext:value-type="float">
            <text:p>0,69976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27107" calcext:value-type="float">
            <text:p>0,72710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197" calcext:value-type="float">
            <text:p>0,69519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32231" calcext:value-type="float">
            <text:p>0,532231</text:p>
          </table:table-cell>
          <table:table-cell office:value-type="float" office:value="0.637256" calcext:value-type="float">
            <text:p>0,637256</text:p>
          </table:table-cell>
          <table:table-cell office:value-type="float" office:value="0.686182" calcext:value-type="float">
            <text:p>0,686182</text:p>
          </table:table-cell>
          <table:table-cell office:value-type="float" office:value="0.696" calcext:value-type="float">
            <text:p>0,696</text:p>
          </table:table-cell>
          <table:table-cell office:value-type="float" office:value="0.69805" calcext:value-type="float">
            <text:p>0,69805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736" calcext:value-type="float">
            <text:p>0,69973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231" calcext:value-type="float">
            <text:p>0,700231</text:p>
          </table:table-cell>
          <table:table-cell office:value-type="float" office:value="0.721488" calcext:value-type="float">
            <text:p>0,72148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812" calcext:value-type="float">
            <text:p>0,69381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01653" calcext:value-type="float">
            <text:p>0,501653</text:p>
          </table:table-cell>
          <table:table-cell office:value-type="float" office:value="0.632628" calcext:value-type="float">
            <text:p>0,632628</text:p>
          </table:table-cell>
          <table:table-cell office:value-type="float" office:value="0.689388" calcext:value-type="float">
            <text:p>0,689388</text:p>
          </table:table-cell>
          <table:table-cell office:value-type="float" office:value="0.696298" calcext:value-type="float">
            <text:p>0,696298</text:p>
          </table:table-cell>
          <table:table-cell office:value-type="float" office:value="0.698512" calcext:value-type="float">
            <text:p>0,698512</text:p>
          </table:table-cell>
          <table:table-cell office:value-type="float" office:value="0.699306" calcext:value-type="float">
            <text:p>0,69930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99" calcext:value-type="float">
            <text:p>0,700099</text:p>
          </table:table-cell>
          <table:table-cell office:value-type="float" office:value="0.725488" calcext:value-type="float">
            <text:p>0,72548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172" calcext:value-type="float">
            <text:p>0,6941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3388" calcext:value-type="float">
            <text:p>0,493388</text:p>
          </table:table-cell>
          <table:table-cell office:value-type="float" office:value="0.635372" calcext:value-type="float">
            <text:p>0,635372</text:p>
          </table:table-cell>
          <table:table-cell office:value-type="float" office:value="0.690545" calcext:value-type="float">
            <text:p>0,690545</text:p>
          </table:table-cell>
          <table:table-cell office:value-type="float" office:value="0.696992" calcext:value-type="float">
            <text:p>0,696992</text:p>
          </table:table-cell>
          <table:table-cell office:value-type="float" office:value="0.698942" calcext:value-type="float">
            <text:p>0,698942</text:p>
          </table:table-cell>
          <table:table-cell office:value-type="float" office:value="0.699636" calcext:value-type="float">
            <text:p>0,6996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7025" calcext:value-type="float">
            <text:p>0,717025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851" calcext:value-type="float">
            <text:p>0,6938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45455" calcext:value-type="float">
            <text:p>0,345455</text:p>
          </table:table-cell>
          <table:table-cell office:value-type="float" office:value="0.615537" calcext:value-type="float">
            <text:p>0,615537</text:p>
          </table:table-cell>
          <table:table-cell office:value-type="float" office:value="0.692165" calcext:value-type="float">
            <text:p>0,692165</text:p>
          </table:table-cell>
          <table:table-cell office:value-type="float" office:value="0.697025" calcext:value-type="float">
            <text:p>0,697025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699603" calcext:value-type="float">
            <text:p>0,69960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6132" calcext:value-type="float">
            <text:p>0,71613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195" calcext:value-type="float">
            <text:p>0,6919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5124" calcext:value-type="float">
            <text:p>0,25124</text:p>
          </table:table-cell>
          <table:table-cell office:value-type="float" office:value="0.592595" calcext:value-type="float">
            <text:p>0,592595</text:p>
          </table:table-cell>
          <table:table-cell office:value-type="float" office:value="0.692661" calcext:value-type="float">
            <text:p>0,692661</text:p>
          </table:table-cell>
          <table:table-cell office:value-type="float" office:value="0.697091" calcext:value-type="float">
            <text:p>0,697091</text:p>
          </table:table-cell>
          <table:table-cell office:value-type="float" office:value="0.698942" calcext:value-type="float">
            <text:p>0,698942</text:p>
          </table:table-cell>
          <table:table-cell office:value-type="float" office:value="0.699636" calcext:value-type="float">
            <text:p>0,69963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4612" calcext:value-type="float">
            <text:p>0,71461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9554" calcext:value-type="float">
            <text:p>0,68955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19008" calcext:value-type="float">
            <text:p>0,519008</text:p>
          </table:table-cell>
          <table:table-cell office:value-type="float" office:value="0.644231" calcext:value-type="float">
            <text:p>0,644231</text:p>
          </table:table-cell>
          <table:table-cell office:value-type="float" office:value="0.688595" calcext:value-type="float">
            <text:p>0,688595</text:p>
          </table:table-cell>
          <table:table-cell office:value-type="float" office:value="0.695008" calcext:value-type="float">
            <text:p>0,695008</text:p>
          </table:table-cell>
          <table:table-cell office:value-type="float" office:value="0.697851" calcext:value-type="float">
            <text:p>0,697851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636" calcext:value-type="float">
            <text:p>0,69963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886" calcext:value-type="float">
            <text:p>0,7088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3329" calcext:value-type="float">
            <text:p>0,69332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92562" calcext:value-type="float">
            <text:p>0,492562</text:p>
          </table:table-cell>
          <table:table-cell office:value-type="float" office:value="0.628496" calcext:value-type="float">
            <text:p>0,628496</text:p>
          </table:table-cell>
          <table:table-cell office:value-type="float" office:value="0.689223" calcext:value-type="float">
            <text:p>0,689223</text:p>
          </table:table-cell>
          <table:table-cell office:value-type="float" office:value="0.69524" calcext:value-type="float">
            <text:p>0,69524</text:p>
          </table:table-cell>
          <table:table-cell office:value-type="float" office:value="0.697719" calcext:value-type="float">
            <text:p>0,697719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537" calcext:value-type="float">
            <text:p>0,699537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5736" calcext:value-type="float">
            <text:p>0,71573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506" calcext:value-type="float">
            <text:p>0,6925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71074" calcext:value-type="float">
            <text:p>0,271074</text:p>
          </table:table-cell>
          <table:table-cell office:value-type="float" office:value="0.633488" calcext:value-type="float">
            <text:p>0,633488</text:p>
          </table:table-cell>
          <table:table-cell office:value-type="float" office:value="0.691736" calcext:value-type="float">
            <text:p>0,691736</text:p>
          </table:table-cell>
          <table:table-cell office:value-type="float" office:value="0.695603" calcext:value-type="float">
            <text:p>0,695603</text:p>
          </table:table-cell>
          <table:table-cell office:value-type="float" office:value="0.698413" calcext:value-type="float">
            <text:p>0,698413</text:p>
          </table:table-cell>
          <table:table-cell office:value-type="float" office:value="0.699273" calcext:value-type="float">
            <text:p>0,699273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1074" calcext:value-type="float">
            <text:p>0,71107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959" calcext:value-type="float">
            <text:p>0,69295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0579" calcext:value-type="float">
            <text:p>0,330579</text:p>
          </table:table-cell>
          <table:table-cell office:value-type="float" office:value="0.645686" calcext:value-type="float">
            <text:p>0,645686</text:p>
          </table:table-cell>
          <table:table-cell office:value-type="float" office:value="0.692364" calcext:value-type="float">
            <text:p>0,692364</text:p>
          </table:table-cell>
          <table:table-cell office:value-type="float" office:value="0.695339" calcext:value-type="float">
            <text:p>0,695339</text:p>
          </table:table-cell>
          <table:table-cell office:value-type="float" office:value="0.697719" calcext:value-type="float">
            <text:p>0,697719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769" calcext:value-type="float">
            <text:p>0,69976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1504" calcext:value-type="float">
            <text:p>0,71150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155" calcext:value-type="float">
            <text:p>0,69415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96694" calcext:value-type="float">
            <text:p>0,496694</text:p>
          </table:table-cell>
          <table:table-cell office:value-type="float" office:value="0.655074" calcext:value-type="float">
            <text:p>0,655074</text:p>
          </table:table-cell>
          <table:table-cell office:value-type="float" office:value="0.693355" calcext:value-type="float">
            <text:p>0,693355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8909" calcext:value-type="float">
            <text:p>0,698909</text:p>
          </table:table-cell>
          <table:table-cell office:value-type="float" office:value="0.699405" calcext:value-type="float">
            <text:p>0,69940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12066" calcext:value-type="float">
            <text:p>0,71206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555" calcext:value-type="float">
            <text:p>0,6955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8843" calcext:value-type="float">
            <text:p>0,48843</text:p>
          </table:table-cell>
          <table:table-cell office:value-type="float" office:value="0.641421" calcext:value-type="float">
            <text:p>0,641421</text:p>
          </table:table-cell>
          <table:table-cell office:value-type="float" office:value="0.692562" calcext:value-type="float">
            <text:p>0,692562</text:p>
          </table:table-cell>
          <table:table-cell office:value-type="float" office:value="0.696628" calcext:value-type="float">
            <text:p>0,696628</text:p>
          </table:table-cell>
          <table:table-cell office:value-type="float" office:value="0.698512" calcext:value-type="float">
            <text:p>0,698512</text:p>
          </table:table-cell>
          <table:table-cell office:value-type="float" office:value="0.699438" calcext:value-type="float">
            <text:p>0,69943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364" calcext:value-type="float">
            <text:p>0,700364</text:p>
          </table:table-cell>
          <table:table-cell office:value-type="float" office:value="0.714744" calcext:value-type="float">
            <text:p>0,71474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367" calcext:value-type="float">
            <text:p>0,69436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57851" calcext:value-type="float">
            <text:p>0,457851</text:p>
          </table:table-cell>
          <table:table-cell office:value-type="float" office:value="0.648331" calcext:value-type="float">
            <text:p>0,648331</text:p>
          </table:table-cell>
          <table:table-cell office:value-type="float" office:value="0.691603" calcext:value-type="float">
            <text:p>0,691603</text:p>
          </table:table-cell>
          <table:table-cell office:value-type="float" office:value="0.695603" calcext:value-type="float">
            <text:p>0,695603</text:p>
          </table:table-cell>
          <table:table-cell office:value-type="float" office:value="0.697752" calcext:value-type="float">
            <text:p>0,697752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02" calcext:value-type="float">
            <text:p>0,69980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3818" calcext:value-type="float">
            <text:p>0,71381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4625" calcext:value-type="float">
            <text:p>0,6946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57851" calcext:value-type="float">
            <text:p>0,457851</text:p>
          </table:table-cell>
          <table:table-cell office:value-type="float" office:value="0.662413" calcext:value-type="float">
            <text:p>0,662413</text:p>
          </table:table-cell>
          <table:table-cell office:value-type="float" office:value="0.693388" calcext:value-type="float">
            <text:p>0,693388</text:p>
          </table:table-cell>
          <table:table-cell office:value-type="float" office:value="0.696595" calcext:value-type="float">
            <text:p>0,696595</text:p>
          </table:table-cell>
          <table:table-cell office:value-type="float" office:value="0.698116" calcext:value-type="float">
            <text:p>0,698116</text:p>
          </table:table-cell>
          <table:table-cell office:value-type="float" office:value="0.699174" calcext:value-type="float">
            <text:p>0,69917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43" calcext:value-type="float">
            <text:p>0,70043</text:p>
          </table:table-cell>
          <table:table-cell office:value-type="float" office:value="0.714479" calcext:value-type="float">
            <text:p>0,71447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646" calcext:value-type="float">
            <text:p>0,6964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92562" calcext:value-type="float">
            <text:p>0,392562</text:p>
          </table:table-cell>
          <table:table-cell office:value-type="float" office:value="0.626446" calcext:value-type="float">
            <text:p>0,626446</text:p>
          </table:table-cell>
          <table:table-cell office:value-type="float" office:value="0.690843" calcext:value-type="float">
            <text:p>0,690843</text:p>
          </table:table-cell>
          <table:table-cell office:value-type="float" office:value="0.695438" calcext:value-type="float">
            <text:p>0,695438</text:p>
          </table:table-cell>
          <table:table-cell office:value-type="float" office:value="0.69719" calcext:value-type="float">
            <text:p>0,69719</text:p>
          </table:table-cell>
          <table:table-cell office:value-type="float" office:value="0.69881" calcext:value-type="float">
            <text:p>0,69881</text:p>
          </table:table-cell>
          <table:table-cell office:value-type="float" office:value="0.699339" calcext:value-type="float">
            <text:p>0,69933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0942" calcext:value-type="float">
            <text:p>0,71094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1901" calcext:value-type="float">
            <text:p>0,69190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73554" calcext:value-type="float">
            <text:p>0,273554</text:p>
          </table:table-cell>
          <table:table-cell office:value-type="float" office:value="0.595107" calcext:value-type="float">
            <text:p>0,595107</text:p>
          </table:table-cell>
          <table:table-cell office:value-type="float" office:value="0.689752" calcext:value-type="float">
            <text:p>0,689752</text:p>
          </table:table-cell>
          <table:table-cell office:value-type="float" office:value="0.695074" calcext:value-type="float">
            <text:p>0,695074</text:p>
          </table:table-cell>
          <table:table-cell office:value-type="float" office:value="0.696496" calcext:value-type="float">
            <text:p>0,696496</text:p>
          </table:table-cell>
          <table:table-cell office:value-type="float" office:value="0.697983" calcext:value-type="float">
            <text:p>0,697983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68" calcext:value-type="float">
            <text:p>0,69986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9058" calcext:value-type="float">
            <text:p>0,709058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8251" calcext:value-type="float">
            <text:p>0,68825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73554" calcext:value-type="float">
            <text:p>0,273554</text:p>
          </table:table-cell>
          <table:table-cell office:value-type="float" office:value="0.594909" calcext:value-type="float">
            <text:p>0,594909</text:p>
          </table:table-cell>
          <table:table-cell office:value-type="float" office:value="0.691008" calcext:value-type="float">
            <text:p>0,691008</text:p>
          </table:table-cell>
          <table:table-cell office:value-type="float" office:value="0.694479" calcext:value-type="float">
            <text:p>0,694479</text:p>
          </table:table-cell>
          <table:table-cell office:value-type="float" office:value="0.696463" calcext:value-type="float">
            <text:p>0,696463</text:p>
          </table:table-cell>
          <table:table-cell office:value-type="float" office:value="0.697917" calcext:value-type="float">
            <text:p>0,697917</text:p>
          </table:table-cell>
          <table:table-cell office:value-type="float" office:value="0.699306" calcext:value-type="float">
            <text:p>0,69930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0347" calcext:value-type="float">
            <text:p>0,710347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8443" calcext:value-type="float">
            <text:p>0,68844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39669" calcext:value-type="float">
            <text:p>0,439669</text:p>
          </table:table-cell>
          <table:table-cell office:value-type="float" office:value="0.633289" calcext:value-type="float">
            <text:p>0,633289</text:p>
          </table:table-cell>
          <table:table-cell office:value-type="float" office:value="0.689818" calcext:value-type="float">
            <text:p>0,689818</text:p>
          </table:table-cell>
          <table:table-cell office:value-type="float" office:value="0.694711" calcext:value-type="float">
            <text:p>0,694711</text:p>
          </table:table-cell>
          <table:table-cell office:value-type="float" office:value="0.696529" calcext:value-type="float">
            <text:p>0,696529</text:p>
          </table:table-cell>
          <table:table-cell office:value-type="float" office:value="0.697983" calcext:value-type="float">
            <text:p>0,697983</text:p>
          </table:table-cell>
          <table:table-cell office:value-type="float" office:value="0.699174" calcext:value-type="float">
            <text:p>0,699174</text:p>
          </table:table-cell>
          <table:table-cell office:value-type="float" office:value="0.699802" calcext:value-type="float">
            <text:p>0,69980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9322" calcext:value-type="float">
            <text:p>0,70932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2063" calcext:value-type="float">
            <text:p>0,6920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9339" calcext:value-type="float">
            <text:p>0,079339</text:p>
          </table:table-cell>
          <table:table-cell office:value-type="float" office:value="0.618116" calcext:value-type="float">
            <text:p>0,618116</text:p>
          </table:table-cell>
          <table:table-cell office:value-type="float" office:value="0.686711" calcext:value-type="float">
            <text:p>0,686711</text:p>
          </table:table-cell>
          <table:table-cell office:value-type="float" office:value="0.694281" calcext:value-type="float">
            <text:p>0,694281</text:p>
          </table:table-cell>
          <table:table-cell office:value-type="float" office:value="0.696165" calcext:value-type="float">
            <text:p>0,696165</text:p>
          </table:table-cell>
          <table:table-cell office:value-type="float" office:value="0.697884" calcext:value-type="float">
            <text:p>0,697884</text:p>
          </table:table-cell>
          <table:table-cell office:value-type="float" office:value="0.699107" calcext:value-type="float">
            <text:p>0,699107</text:p>
          </table:table-cell>
          <table:table-cell office:value-type="float" office:value="0.699636" calcext:value-type="float">
            <text:p>0,69963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886" calcext:value-type="float">
            <text:p>0,7088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0076" calcext:value-type="float">
            <text:p>0,69007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44628" calcext:value-type="float">
            <text:p>0,244628</text:p>
          </table:table-cell>
          <table:table-cell office:value-type="float" office:value="0.613521" calcext:value-type="float">
            <text:p>0,613521</text:p>
          </table:table-cell>
          <table:table-cell office:value-type="float" office:value="0.684231" calcext:value-type="float">
            <text:p>0,684231</text:p>
          </table:table-cell>
          <table:table-cell office:value-type="float" office:value="0.693719" calcext:value-type="float">
            <text:p>0,693719</text:p>
          </table:table-cell>
          <table:table-cell office:value-type="float" office:value="0.695934" calcext:value-type="float">
            <text:p>0,695934</text:p>
          </table:table-cell>
          <table:table-cell office:value-type="float" office:value="0.697554" calcext:value-type="float">
            <text:p>0,697554</text:p>
          </table:table-cell>
          <table:table-cell office:value-type="float" office:value="0.69881" calcext:value-type="float">
            <text:p>0,69881</text:p>
          </table:table-cell>
          <table:table-cell office:value-type="float" office:value="0.699736" calcext:value-type="float">
            <text:p>0,69973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8694" calcext:value-type="float">
            <text:p>0,708694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922" calcext:value-type="float">
            <text:p>0,6892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44628" calcext:value-type="float">
            <text:p>0,344628</text:p>
          </table:table-cell>
          <table:table-cell office:value-type="float" office:value="0.607868" calcext:value-type="float">
            <text:p>0,607868</text:p>
          </table:table-cell>
          <table:table-cell office:value-type="float" office:value="0.678909" calcext:value-type="float">
            <text:p>0,678909</text:p>
          </table:table-cell>
          <table:table-cell office:value-type="float" office:value="0.692628" calcext:value-type="float">
            <text:p>0,692628</text:p>
          </table:table-cell>
          <table:table-cell office:value-type="float" office:value="0.695669" calcext:value-type="float">
            <text:p>0,695669</text:p>
          </table:table-cell>
          <table:table-cell office:value-type="float" office:value="0.697587" calcext:value-type="float">
            <text:p>0,697587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699802" calcext:value-type="float">
            <text:p>0,69980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10909" calcext:value-type="float">
            <text:p>0,710909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8241" calcext:value-type="float">
            <text:p>0,68824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92562" calcext:value-type="float">
            <text:p>0,492562</text:p>
          </table:table-cell>
          <table:table-cell office:value-type="float" office:value="0.628661" calcext:value-type="float">
            <text:p>0,628661</text:p>
          </table:table-cell>
          <table:table-cell office:value-type="float" office:value="0.683438" calcext:value-type="float">
            <text:p>0,683438</text:p>
          </table:table-cell>
          <table:table-cell office:value-type="float" office:value="0.69319" calcext:value-type="float">
            <text:p>0,69319</text:p>
          </table:table-cell>
          <table:table-cell office:value-type="float" office:value="0.695868" calcext:value-type="float">
            <text:p>0,695868</text:p>
          </table:table-cell>
          <table:table-cell office:value-type="float" office:value="0.697917" calcext:value-type="float">
            <text:p>0,697917</text:p>
          </table:table-cell>
          <table:table-cell office:value-type="float" office:value="0.699306" calcext:value-type="float">
            <text:p>0,69930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1306" calcext:value-type="float">
            <text:p>0,711306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90969" calcext:value-type="float">
            <text:p>0,69096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56198" calcext:value-type="float">
            <text:p>0,256198</text:p>
          </table:table-cell>
          <table:table-cell office:value-type="float" office:value="0.604033" calcext:value-type="float">
            <text:p>0,604033</text:p>
          </table:table-cell>
          <table:table-cell office:value-type="float" office:value="0.682017" calcext:value-type="float">
            <text:p>0,682017</text:p>
          </table:table-cell>
          <table:table-cell office:value-type="float" office:value="0.692727" calcext:value-type="float">
            <text:p>0,692727</text:p>
          </table:table-cell>
          <table:table-cell office:value-type="float" office:value="0.695471" calcext:value-type="float">
            <text:p>0,695471</text:p>
          </table:table-cell>
          <table:table-cell office:value-type="float" office:value="0.697983" calcext:value-type="float">
            <text:p>0,697983</text:p>
          </table:table-cell>
          <table:table-cell office:value-type="float" office:value="0.699174" calcext:value-type="float">
            <text:p>0,699174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11702" calcext:value-type="float">
            <text:p>0,711702</text:p>
          </table:table-cell>
          <table:table-cell office:value-type="float" office:value="0.766116" calcext:value-type="float">
            <text:p>0,766116</text:p>
          </table:table-cell>
          <table:table-cell office:value-type="float" office:value="0.688311" calcext:value-type="float">
            <text:p>0,6883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23:49.998399579</dc:date>
    <meta:editing-duration>PT37S</meta:editing-duration>
    <meta:editing-cycles>1</meta:editing-cycles>
    <meta:document-statistic meta:table-count="1" meta:cell-count="28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01 accuracy.C1:accuracy.N2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6595">
                <text:p>0.036595</text:p>
                <draw:g>
                  <svg:desc>accuracy.C2:accuracy.C201</svg:desc>
                </draw:g>
              </table:table-cell>
              <table:table-cell office:value-type="float" office:value="0.039669">
                <text:p>0.039669</text:p>
                <draw:g>
                  <svg:desc>accuracy.D2:accuracy.D201</svg:desc>
                </draw:g>
              </table:table-cell>
              <table:table-cell office:value-type="float" office:value="0.054149">
                <text:p>0.054149</text:p>
                <draw:g>
                  <svg:desc>accuracy.E2:accuracy.E201</svg:desc>
                </draw:g>
              </table:table-cell>
              <table:table-cell office:value-type="float" office:value="0.103967">
                <text:p>0.103967</text:p>
                <draw:g>
                  <svg:desc>accuracy.F2:accuracy.F201</svg:desc>
                </draw:g>
              </table:table-cell>
              <table:table-cell office:value-type="float" office:value="0.15914">
                <text:p>0.15914</text:p>
                <draw:g>
                  <svg:desc>accuracy.G2:accuracy.G201</svg:desc>
                </draw:g>
              </table:table-cell>
              <table:table-cell office:value-type="float" office:value="0.213289">
                <text:p>0.213289</text:p>
                <draw:g>
                  <svg:desc>accuracy.H2:accuracy.H201</svg:desc>
                </draw:g>
              </table:table-cell>
              <table:table-cell office:value-type="float" office:value="0.240694">
                <text:p>0.240694</text:p>
                <draw:g>
                  <svg:desc>accuracy.I2:accuracy.I201</svg:desc>
                </draw:g>
              </table:table-cell>
              <table:table-cell office:value-type="float" office:value="0.378281">
                <text:p>0.378281</text:p>
                <draw:g>
                  <svg:desc>accuracy.J2:accuracy.J201</svg:desc>
                </draw:g>
              </table:table-cell>
              <table:table-cell office:value-type="float" office:value="0.568397">
                <text:p>0.568397</text:p>
                <draw:g>
                  <svg:desc>accuracy.K2:accuracy.K201</svg:desc>
                </draw:g>
              </table:table-cell>
              <table:table-cell office:value-type="float" office:value="0.690909">
                <text:p>0.690909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248509">
                <text:p>0.248509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2777">
                <text:p>0.042777</text:p>
              </table:table-cell>
              <table:table-cell office:value-type="float" office:value="0.124727">
                <text:p>0.124727</text:p>
              </table:table-cell>
              <table:table-cell office:value-type="float" office:value="0.211339">
                <text:p>0.211339</text:p>
              </table:table-cell>
              <table:table-cell office:value-type="float" office:value="0.242281">
                <text:p>0.242281</text:p>
              </table:table-cell>
              <table:table-cell office:value-type="float" office:value="0.364033">
                <text:p>0.364033</text:p>
              </table:table-cell>
              <table:table-cell office:value-type="float" office:value="0.489421">
                <text:p>0.489421</text:p>
              </table:table-cell>
              <table:table-cell office:value-type="float" office:value="0.591041">
                <text:p>0.591041</text:p>
              </table:table-cell>
              <table:table-cell office:value-type="float" office:value="0.660793">
                <text:p>0.660793</text:p>
              </table:table-cell>
              <table:table-cell office:value-type="float" office:value="0.696628">
                <text:p>0.696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12304">
                <text:p>0.4123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4595">
                <text:p>0.084595</text:p>
              </table:table-cell>
              <table:table-cell office:value-type="float" office:value="0.225983">
                <text:p>0.225983</text:p>
              </table:table-cell>
              <table:table-cell office:value-type="float" office:value="0.322314">
                <text:p>0.322314</text:p>
              </table:table-cell>
              <table:table-cell office:value-type="float" office:value="0.469157">
                <text:p>0.469157</text:p>
              </table:table-cell>
              <table:table-cell office:value-type="float" office:value="0.582512">
                <text:p>0.582512</text:p>
              </table:table-cell>
              <table:table-cell office:value-type="float" office:value="0.642215">
                <text:p>0.642215</text:p>
              </table:table-cell>
              <table:table-cell office:value-type="float" office:value="0.677851">
                <text:p>0.677851</text:p>
              </table:table-cell>
              <table:table-cell office:value-type="float" office:value="0.695702">
                <text:p>0.695702</text:p>
              </table:table-cell>
              <table:table-cell office:value-type="float" office:value="0.7">
                <text:p>0.7</text:p>
              </table:table-cell>
              <table:table-cell office:value-type="float" office:value="0.701554">
                <text:p>0.701554</text:p>
              </table:table-cell>
              <table:table-cell office:value-type="float" office:value="0.738843">
                <text:p>0.738843</text:p>
              </table:table-cell>
              <table:table-cell office:value-type="float" office:value="0.510188">
                <text:p>0.5101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7388">
                <text:p>0.157388</text:p>
              </table:table-cell>
              <table:table-cell office:value-type="float" office:value="0.310711">
                <text:p>0.310711</text:p>
              </table:table-cell>
              <table:table-cell office:value-type="float" office:value="0.463471">
                <text:p>0.463471</text:p>
              </table:table-cell>
              <table:table-cell office:value-type="float" office:value="0.583669">
                <text:p>0.583669</text:p>
              </table:table-cell>
              <table:table-cell office:value-type="float" office:value="0.638215">
                <text:p>0.638215</text:p>
              </table:table-cell>
              <table:table-cell office:value-type="float" office:value="0.678545">
                <text:p>0.678545</text:p>
              </table:table-cell>
              <table:table-cell office:value-type="float" office:value="0.696926">
                <text:p>0.696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38843">
                <text:p>0.738843</text:p>
              </table:table-cell>
              <table:table-cell office:value-type="float" office:value="0.563061">
                <text:p>0.5630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5008">
                <text:p>0.175008</text:p>
              </table:table-cell>
              <table:table-cell office:value-type="float" office:value="0.440926">
                <text:p>0.440926</text:p>
              </table:table-cell>
              <table:table-cell office:value-type="float" office:value="0.569521">
                <text:p>0.569521</text:p>
              </table:table-cell>
              <table:table-cell office:value-type="float" office:value="0.642116">
                <text:p>0.642116</text:p>
              </table:table-cell>
              <table:table-cell office:value-type="float" office:value="0.686149">
                <text:p>0.686149</text:p>
              </table:table-cell>
              <table:table-cell office:value-type="float" office:value="0.697818">
                <text:p>0.697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38843">
                <text:p>0.738843</text:p>
              </table:table-cell>
              <table:table-cell office:value-type="float" office:value="0.601322">
                <text:p>0.6013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1256">
                <text:p>0.241256</text:p>
              </table:table-cell>
              <table:table-cell office:value-type="float" office:value="0.508066">
                <text:p>0.508066</text:p>
              </table:table-cell>
              <table:table-cell office:value-type="float" office:value="0.60314">
                <text:p>0.60314</text:p>
              </table:table-cell>
              <table:table-cell office:value-type="float" office:value="0.667174">
                <text:p>0.667174</text:p>
              </table:table-cell>
              <table:table-cell office:value-type="float" office:value="0.694843">
                <text:p>0.694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4">
                <text:p>0.70324</text:p>
              </table:table-cell>
              <table:table-cell office:value-type="float" office:value="0.738843">
                <text:p>0.738843</text:p>
              </table:table-cell>
              <table:table-cell office:value-type="float" office:value="0.621772">
                <text:p>0.6217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7702">
                <text:p>0.347702</text:p>
              </table:table-cell>
              <table:table-cell office:value-type="float" office:value="0.557289">
                <text:p>0.557289</text:p>
              </table:table-cell>
              <table:table-cell office:value-type="float" office:value="0.640694">
                <text:p>0.640694</text:p>
              </table:table-cell>
              <table:table-cell office:value-type="float" office:value="0.681223">
                <text:p>0.681223</text:p>
              </table:table-cell>
              <table:table-cell office:value-type="float" office:value="0.696926">
                <text:p>0.696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69">
                <text:p>0.703669</text:p>
              </table:table-cell>
              <table:table-cell office:value-type="float" office:value="0.738843">
                <text:p>0.738843</text:p>
              </table:table-cell>
              <table:table-cell office:value-type="float" office:value="0.64275">
                <text:p>0.642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0744">
                <text:p>0.350744</text:p>
              </table:table-cell>
              <table:table-cell office:value-type="float" office:value="0.598942">
                <text:p>0.598942</text:p>
              </table:table-cell>
              <table:table-cell office:value-type="float" office:value="0.661058">
                <text:p>0.661058</text:p>
              </table:table-cell>
              <table:table-cell office:value-type="float" office:value="0.683901">
                <text:p>0.683901</text:p>
              </table:table-cell>
              <table:table-cell office:value-type="float" office:value="0.696992">
                <text:p>0.696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4">
                <text:p>0.70324</text:p>
              </table:table-cell>
              <table:table-cell office:value-type="float" office:value="0.738843">
                <text:p>0.738843</text:p>
              </table:table-cell>
              <table:table-cell office:value-type="float" office:value="0.649488">
                <text:p>0.6494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1669">
                <text:p>0.391669</text:p>
              </table:table-cell>
              <table:table-cell office:value-type="float" office:value="0.625322">
                <text:p>0.625322</text:p>
              </table:table-cell>
              <table:table-cell office:value-type="float" office:value="0.673455">
                <text:p>0.673455</text:p>
              </table:table-cell>
              <table:table-cell office:value-type="float" office:value="0.692298">
                <text:p>0.692298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57">
                <text:p>0.705157</text:p>
              </table:table-cell>
              <table:table-cell office:value-type="float" office:value="0.738843">
                <text:p>0.738843</text:p>
              </table:table-cell>
              <table:table-cell office:value-type="float" office:value="0.65877">
                <text:p>0.658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92331">
                <text:p>0.492331</text:p>
              </table:table-cell>
              <table:table-cell office:value-type="float" office:value="0.640628">
                <text:p>0.640628</text:p>
              </table:table-cell>
              <table:table-cell office:value-type="float" office:value="0.680959">
                <text:p>0.680959</text:p>
              </table:table-cell>
              <table:table-cell office:value-type="float" office:value="0.69405">
                <text:p>0.69405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81">
                <text:p>0.70681</text:p>
              </table:table-cell>
              <table:table-cell office:value-type="float" office:value="0.738843">
                <text:p>0.738843</text:p>
              </table:table-cell>
              <table:table-cell office:value-type="float" office:value="0.671474">
                <text:p>0.6714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6397">
                <text:p>0.456397</text:p>
              </table:table-cell>
              <table:table-cell office:value-type="float" office:value="0.637983">
                <text:p>0.637983</text:p>
              </table:table-cell>
              <table:table-cell office:value-type="float" office:value="0.678579">
                <text:p>0.678579</text:p>
              </table:table-cell>
              <table:table-cell office:value-type="float" office:value="0.696099">
                <text:p>0.696099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83">
                <text:p>0.706083</text:p>
              </table:table-cell>
              <table:table-cell office:value-type="float" office:value="0.738843">
                <text:p>0.738843</text:p>
              </table:table-cell>
              <table:table-cell office:value-type="float" office:value="0.667501">
                <text:p>0.6675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92364">
                <text:p>0.492364</text:p>
              </table:table-cell>
              <table:table-cell office:value-type="float" office:value="0.655636">
                <text:p>0.655636</text:p>
              </table:table-cell>
              <table:table-cell office:value-type="float" office:value="0.681488">
                <text:p>0.681488</text:p>
              </table:table-cell>
              <table:table-cell office:value-type="float" office:value="0.696165">
                <text:p>0.696165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82">
                <text:p>0.706182</text:p>
              </table:table-cell>
              <table:table-cell office:value-type="float" office:value="0.738843">
                <text:p>0.738843</text:p>
              </table:table-cell>
              <table:table-cell office:value-type="float" office:value="0.673174">
                <text:p>0.6731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5603">
                <text:p>0.555603</text:p>
              </table:table-cell>
              <table:table-cell office:value-type="float" office:value="0.670512">
                <text:p>0.670512</text:p>
              </table:table-cell>
              <table:table-cell office:value-type="float" office:value="0.693058">
                <text:p>0.693058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5">
                <text:p>0.70595</text:p>
              </table:table-cell>
              <table:table-cell office:value-type="float" office:value="0.738843">
                <text:p>0.738843</text:p>
              </table:table-cell>
              <table:table-cell office:value-type="float" office:value="0.682476">
                <text:p>0.6824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13256">
                <text:p>0.513256</text:p>
              </table:table-cell>
              <table:table-cell office:value-type="float" office:value="0.671702">
                <text:p>0.671702</text:p>
              </table:table-cell>
              <table:table-cell office:value-type="float" office:value="0.695471">
                <text:p>0.695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38843">
                <text:p>0.738843</text:p>
              </table:table-cell>
              <table:table-cell office:value-type="float" office:value="0.678572">
                <text:p>0.6785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34909">
                <text:p>0.534909</text:p>
              </table:table-cell>
              <table:table-cell office:value-type="float" office:value="0.676331">
                <text:p>0.676331</text:p>
              </table:table-cell>
              <table:table-cell office:value-type="float" office:value="0.69643">
                <text:p>0.696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74">
                <text:p>0.703174</text:p>
              </table:table-cell>
              <table:table-cell office:value-type="float" office:value="0.738843">
                <text:p>0.738843</text:p>
              </table:table-cell>
              <table:table-cell office:value-type="float" office:value="0.681084">
                <text:p>0.681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3785">
                <text:p>0.553785</text:p>
              </table:table-cell>
              <table:table-cell office:value-type="float" office:value="0.676463">
                <text:p>0.676463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34">
                <text:p>0.703934</text:p>
              </table:table-cell>
              <table:table-cell office:value-type="float" office:value="0.738843">
                <text:p>0.738843</text:p>
              </table:table-cell>
              <table:table-cell office:value-type="float" office:value="0.683038">
                <text:p>0.6830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2314">
                <text:p>0.52314</text:p>
              </table:table-cell>
              <table:table-cell office:value-type="float" office:value="0.668066">
                <text:p>0.668066</text:p>
              </table:table-cell>
              <table:table-cell office:value-type="float" office:value="0.693223">
                <text:p>0.693223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107">
                <text:p>0.703107</text:p>
              </table:table-cell>
              <table:table-cell office:value-type="float" office:value="0.738843">
                <text:p>0.738843</text:p>
              </table:table-cell>
              <table:table-cell office:value-type="float" office:value="0.678721">
                <text:p>0.6787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2099">
                <text:p>0.552099</text:p>
              </table:table-cell>
              <table:table-cell office:value-type="float" office:value="0.682678">
                <text:p>0.682678</text:p>
              </table:table-cell>
              <table:table-cell office:value-type="float" office:value="0.69686">
                <text:p>0.69686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05">
                <text:p>0.703405</text:p>
              </table:table-cell>
              <table:table-cell office:value-type="float" office:value="0.738843">
                <text:p>0.738843</text:p>
              </table:table-cell>
              <table:table-cell office:value-type="float" office:value="0.683494">
                <text:p>0.6834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33653">
                <text:p>0.533653</text:p>
              </table:table-cell>
              <table:table-cell office:value-type="float" office:value="0.672992">
                <text:p>0.672992</text:p>
              </table:table-cell>
              <table:table-cell office:value-type="float" office:value="0.693686">
                <text:p>0.693686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03">
                <text:p>0.703603</text:p>
              </table:table-cell>
              <table:table-cell office:value-type="float" office:value="0.738843">
                <text:p>0.738843</text:p>
              </table:table-cell>
              <table:table-cell office:value-type="float" office:value="0.680364">
                <text:p>0.6803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5038">
                <text:p>0.45038</text:p>
              </table:table-cell>
              <table:table-cell office:value-type="float" office:value="0.660264">
                <text:p>0.660264</text:p>
              </table:table-cell>
              <table:table-cell office:value-type="float" office:value="0.691405">
                <text:p>0.691405</text:p>
              </table:table-cell>
              <table:table-cell office:value-type="float" office:value="0.698612">
                <text:p>0.698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61">
                <text:p>0.704661</text:p>
              </table:table-cell>
              <table:table-cell office:value-type="float" office:value="0.738843">
                <text:p>0.738843</text:p>
              </table:table-cell>
              <table:table-cell office:value-type="float" office:value="0.670532">
                <text:p>0.6705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1835">
                <text:p>0.551835</text:p>
              </table:table-cell>
              <table:table-cell office:value-type="float" office:value="0.675207">
                <text:p>0.675207</text:p>
              </table:table-cell>
              <table:table-cell office:value-type="float" office:value="0.694248">
                <text:p>0.694248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38843">
                <text:p>0.738843</text:p>
              </table:table-cell>
              <table:table-cell office:value-type="float" office:value="0.682648">
                <text:p>0.6826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3256">
                <text:p>0.593256</text:p>
              </table:table-cell>
              <table:table-cell office:value-type="float" office:value="0.678314">
                <text:p>0.678314</text:p>
              </table:table-cell>
              <table:table-cell office:value-type="float" office:value="0.696628">
                <text:p>0.696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91">
                <text:p>0.705091</text:p>
              </table:table-cell>
              <table:table-cell office:value-type="float" office:value="0.738843">
                <text:p>0.738843</text:p>
              </table:table-cell>
              <table:table-cell office:value-type="float" office:value="0.687329">
                <text:p>0.6873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02876">
                <text:p>0.602876</text:p>
              </table:table-cell>
              <table:table-cell office:value-type="float" office:value="0.685025">
                <text:p>0.685025</text:p>
              </table:table-cell>
              <table:table-cell office:value-type="float" office:value="0.697455">
                <text:p>0.6974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38843">
                <text:p>0.738843</text:p>
              </table:table-cell>
              <table:table-cell office:value-type="float" office:value="0.689048">
                <text:p>0.6890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91934">
                <text:p>0.591934</text:p>
              </table:table-cell>
              <table:table-cell office:value-type="float" office:value="0.687868">
                <text:p>0.687868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38843">
                <text:p>0.738843</text:p>
              </table:table-cell>
              <table:table-cell office:value-type="float" office:value="0.688179">
                <text:p>0.688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10909">
                <text:p>0.610909</text:p>
              </table:table-cell>
              <table:table-cell office:value-type="float" office:value="0.691438">
                <text:p>0.691438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59">
                <text:p>0.704959</text:p>
              </table:table-cell>
              <table:table-cell office:value-type="float" office:value="0.738843">
                <text:p>0.738843</text:p>
              </table:table-cell>
              <table:table-cell office:value-type="float" office:value="0.690651">
                <text:p>0.690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18909">
                <text:p>0.618909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96">
                <text:p>0.704496</text:p>
              </table:table-cell>
              <table:table-cell office:value-type="float" office:value="0.738843">
                <text:p>0.738843</text:p>
              </table:table-cell>
              <table:table-cell office:value-type="float" office:value="0.692261">
                <text:p>0.6922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4959">
                <text:p>0.624959</text:p>
              </table:table-cell>
              <table:table-cell office:value-type="float" office:value="0.698777">
                <text:p>0.69877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8">
                <text:p>0.70638</text:p>
              </table:table-cell>
              <table:table-cell office:value-type="float" office:value="0.738843">
                <text:p>0.738843</text:p>
              </table:table-cell>
              <table:table-cell office:value-type="float" office:value="0.693012">
                <text:p>0.6930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46413">
                <text:p>0.646413</text:p>
              </table:table-cell>
              <table:table-cell office:value-type="float" office:value="0.697091">
                <text:p>0.697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81">
                <text:p>0.70681</text:p>
              </table:table-cell>
              <table:table-cell office:value-type="float" office:value="0.738843">
                <text:p>0.738843</text:p>
              </table:table-cell>
              <table:table-cell office:value-type="float" office:value="0.695031">
                <text:p>0.6950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24331">
                <text:p>0.624331</text:p>
              </table:table-cell>
              <table:table-cell office:value-type="float" office:value="0.695537">
                <text:p>0.695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05">
                <text:p>0.703405</text:p>
              </table:table-cell>
              <table:table-cell office:value-type="float" office:value="0.738843">
                <text:p>0.738843</text:p>
              </table:table-cell>
              <table:table-cell office:value-type="float" office:value="0.692327">
                <text:p>0.6923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23603">
                <text:p>0.623603</text:p>
              </table:table-cell>
              <table:table-cell office:value-type="float" office:value="0.698149">
                <text:p>0.698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03">
                <text:p>0.703603</text:p>
              </table:table-cell>
              <table:table-cell office:value-type="float" office:value="0.738843">
                <text:p>0.738843</text:p>
              </table:table-cell>
              <table:table-cell office:value-type="float" office:value="0.692536">
                <text:p>0.6925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51041">
                <text:p>0.651041</text:p>
              </table:table-cell>
              <table:table-cell office:value-type="float" office:value="0.695603">
                <text:p>0.695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62">
                <text:p>0.704562</text:p>
              </table:table-cell>
              <table:table-cell office:value-type="float" office:value="0.738843">
                <text:p>0.738843</text:p>
              </table:table-cell>
              <table:table-cell office:value-type="float" office:value="0.695121">
                <text:p>0.6951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795">
                <text:p>0.61795</text:p>
              </table:table-cell>
              <table:table-cell office:value-type="float" office:value="0.68605">
                <text:p>0.68605</text:p>
              </table:table-cell>
              <table:table-cell office:value-type="float" office:value="0.69795">
                <text:p>0.697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38843">
                <text:p>0.738843</text:p>
              </table:table-cell>
              <table:table-cell office:value-type="float" office:value="0.690608">
                <text:p>0.6906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6562">
                <text:p>0.616562</text:p>
              </table:table-cell>
              <table:table-cell office:value-type="float" office:value="0.690248">
                <text:p>0.690248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38843">
                <text:p>0.738843</text:p>
              </table:table-cell>
              <table:table-cell office:value-type="float" office:value="0.691061">
                <text:p>0.6910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7838">
                <text:p>0.57838</text:p>
              </table:table-cell>
              <table:table-cell office:value-type="float" office:value="0.689983">
                <text:p>0.689983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99">
                <text:p>0.704099</text:p>
              </table:table-cell>
              <table:table-cell office:value-type="float" office:value="0.738843">
                <text:p>0.738843</text:p>
              </table:table-cell>
              <table:table-cell office:value-type="float" office:value="0.68722">
                <text:p>0.6872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6724">
                <text:p>0.56724</text:p>
              </table:table-cell>
              <table:table-cell office:value-type="float" office:value="0.692628">
                <text:p>0.692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66">
                <text:p>0.704066</text:p>
              </table:table-cell>
              <table:table-cell office:value-type="float" office:value="0.738843">
                <text:p>0.738843</text:p>
              </table:table-cell>
              <table:table-cell office:value-type="float" office:value="0.686393">
                <text:p>0.6863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8215">
                <text:p>0.618215</text:p>
              </table:table-cell>
              <table:table-cell office:value-type="float" office:value="0.693917">
                <text:p>0.693917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64">
                <text:p>0.704364</text:p>
              </table:table-cell>
              <table:table-cell office:value-type="float" office:value="0.738843">
                <text:p>0.738843</text:p>
              </table:table-cell>
              <table:table-cell office:value-type="float" office:value="0.69164">
                <text:p>0.6916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99736">
                <text:p>0.599736</text:p>
              </table:table-cell>
              <table:table-cell office:value-type="float" office:value="0.69405">
                <text:p>0.6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72">
                <text:p>0.703372</text:p>
              </table:table-cell>
              <table:table-cell office:value-type="float" office:value="0.738843">
                <text:p>0.738843</text:p>
              </table:table-cell>
              <table:table-cell office:value-type="float" office:value="0.689716">
                <text:p>0.6897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61587">
                <text:p>0.661587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339">
                <text:p>0.703339</text:p>
              </table:table-cell>
              <table:table-cell office:value-type="float" office:value="0.738843">
                <text:p>0.738843</text:p>
              </table:table-cell>
              <table:table-cell office:value-type="float" office:value="0.696446">
                <text:p>0.6964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60496">
                <text:p>0.660496</text:p>
              </table:table-cell>
              <table:table-cell office:value-type="float" office:value="0.699107">
                <text:p>0.699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3">
                <text:p>0.704033</text:p>
              </table:table-cell>
              <table:table-cell office:value-type="float" office:value="0.738843">
                <text:p>0.738843</text:p>
              </table:table-cell>
              <table:table-cell office:value-type="float" office:value="0.696364">
                <text:p>0.69636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70942">
                <text:p>0.670942</text:p>
              </table:table-cell>
              <table:table-cell office:value-type="float" office:value="0.698942">
                <text:p>0.698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50413">
                <text:p>0.750413</text:p>
              </table:table-cell>
              <table:table-cell office:value-type="float" office:value="0.697501">
                <text:p>0.6975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9223">
                <text:p>0.649223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53">
                <text:p>0.705653</text:p>
              </table:table-cell>
              <table:table-cell office:value-type="float" office:value="0.750413">
                <text:p>0.750413</text:p>
              </table:table-cell>
              <table:table-cell office:value-type="float" office:value="0.695418">
                <text:p>0.6954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56033">
                <text:p>0.656033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83">
                <text:p>0.705983</text:p>
              </table:table-cell>
              <table:table-cell office:value-type="float" office:value="0.750413">
                <text:p>0.750413</text:p>
              </table:table-cell>
              <table:table-cell office:value-type="float" office:value="0.696129">
                <text:p>0.6961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51107">
                <text:p>0.651107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5">
                <text:p>0.70605</text:p>
              </table:table-cell>
              <table:table-cell office:value-type="float" office:value="0.750413">
                <text:p>0.750413</text:p>
              </table:table-cell>
              <table:table-cell office:value-type="float" office:value="0.695676">
                <text:p>0.6956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79107">
                <text:p>0.679107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83">
                <text:p>0.706083</text:p>
              </table:table-cell>
              <table:table-cell office:value-type="float" office:value="0.750413">
                <text:p>0.750413</text:p>
              </table:table-cell>
              <table:table-cell office:value-type="float" office:value="0.698456">
                <text:p>0.6984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67537">
                <text:p>0.667537</text:p>
              </table:table-cell>
              <table:table-cell office:value-type="float" office:value="0.699107">
                <text:p>0.699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65">
                <text:p>0.704165</text:p>
              </table:table-cell>
              <table:table-cell office:value-type="float" office:value="0.750413">
                <text:p>0.750413</text:p>
              </table:table-cell>
              <table:table-cell office:value-type="float" office:value="0.697081">
                <text:p>0.6970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5785">
                <text:p>0.645785</text:p>
              </table:table-cell>
              <table:table-cell office:value-type="float" office:value="0.69914">
                <text:p>0.699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65">
                <text:p>0.704165</text:p>
              </table:table-cell>
              <table:table-cell office:value-type="float" office:value="0.750413">
                <text:p>0.750413</text:p>
              </table:table-cell>
              <table:table-cell office:value-type="float" office:value="0.694909">
                <text:p>0.6949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53091">
                <text:p>0.653091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3">
                <text:p>0.70443</text:p>
              </table:table-cell>
              <table:table-cell office:value-type="float" office:value="0.750413">
                <text:p>0.750413</text:p>
              </table:table-cell>
              <table:table-cell office:value-type="float" office:value="0.695709">
                <text:p>0.6957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44628">
                <text:p>0.644628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132">
                <text:p>0.708132</text:p>
              </table:table-cell>
              <table:table-cell office:value-type="float" office:value="0.750413">
                <text:p>0.750413</text:p>
              </table:table-cell>
              <table:table-cell office:value-type="float" office:value="0.695233">
                <text:p>0.6952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6195">
                <text:p>0.66195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58">
                <text:p>0.709058</text:p>
              </table:table-cell>
              <table:table-cell office:value-type="float" office:value="0.750413">
                <text:p>0.750413</text:p>
              </table:table-cell>
              <table:table-cell office:value-type="float" office:value="0.697061">
                <text:p>0.6970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4347">
                <text:p>0.674347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744">
                <text:p>0.710744</text:p>
              </table:table-cell>
              <table:table-cell office:value-type="float" office:value="0.750413">
                <text:p>0.750413</text:p>
              </table:table-cell>
              <table:table-cell office:value-type="float" office:value="0.698496">
                <text:p>0.6984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5967">
                <text:p>0.655967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826">
                <text:p>0.712826</text:p>
              </table:table-cell>
              <table:table-cell office:value-type="float" office:value="0.750413">
                <text:p>0.750413</text:p>
              </table:table-cell>
              <table:table-cell office:value-type="float" office:value="0.696869">
                <text:p>0.6968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35802">
                <text:p>0.635802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058">
                <text:p>0.713058</text:p>
              </table:table-cell>
              <table:table-cell office:value-type="float" office:value="0.750413">
                <text:p>0.750413</text:p>
              </table:table-cell>
              <table:table-cell office:value-type="float" office:value="0.694869">
                <text:p>0.6948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4638">
                <text:p>0.64638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31">
                <text:p>0.708231</text:p>
              </table:table-cell>
              <table:table-cell office:value-type="float" office:value="0.750413">
                <text:p>0.750413</text:p>
              </table:table-cell>
              <table:table-cell office:value-type="float" office:value="0.695448">
                <text:p>0.6954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4645">
                <text:p>0.654645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645">
                <text:p>0.710645</text:p>
              </table:table-cell>
              <table:table-cell office:value-type="float" office:value="0.753719">
                <text:p>0.753719</text:p>
              </table:table-cell>
              <table:table-cell office:value-type="float" office:value="0.696469">
                <text:p>0.6964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6909">
                <text:p>0.666909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38">
                <text:p>0.71038</text:p>
              </table:table-cell>
              <table:table-cell office:value-type="float" office:value="0.753719">
                <text:p>0.753719</text:p>
              </table:table-cell>
              <table:table-cell office:value-type="float" office:value="0.69765">
                <text:p>0.697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34579">
                <text:p>0.634579</text:p>
              </table:table-cell>
              <table:table-cell office:value-type="float" office:value="0.699074">
                <text:p>0.699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975">
                <text:p>0.706975</text:p>
              </table:table-cell>
              <table:table-cell office:value-type="float" office:value="0.753719">
                <text:p>0.753719</text:p>
              </table:table-cell>
              <table:table-cell office:value-type="float" office:value="0.694063">
                <text:p>0.69406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73785">
                <text:p>0.673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793">
                <text:p>0.708793</text:p>
              </table:table-cell>
              <table:table-cell office:value-type="float" office:value="0.753719">
                <text:p>0.753719</text:p>
              </table:table-cell>
              <table:table-cell office:value-type="float" office:value="0.698258">
                <text:p>0.6982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75207">
                <text:p>0.675207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27">
                <text:p>0.704727</text:p>
              </table:table-cell>
              <table:table-cell office:value-type="float" office:value="0.753719">
                <text:p>0.753719</text:p>
              </table:table-cell>
              <table:table-cell office:value-type="float" office:value="0.69798">
                <text:p>0.6979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54612">
                <text:p>0.654612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6">
                <text:p>0.70476</text:p>
              </table:table-cell>
              <table:table-cell office:value-type="float" office:value="0.753719">
                <text:p>0.753719</text:p>
              </table:table-cell>
              <table:table-cell office:value-type="float" office:value="0.695874">
                <text:p>0.6958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57124">
                <text:p>0.657124</text:p>
              </table:table-cell>
              <table:table-cell office:value-type="float" office:value="0.699041">
                <text:p>0.69904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12">
                <text:p>0.706612</text:p>
              </table:table-cell>
              <table:table-cell office:value-type="float" office:value="0.753719">
                <text:p>0.753719</text:p>
              </table:table-cell>
              <table:table-cell office:value-type="float" office:value="0.696278">
                <text:p>0.6962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3455">
                <text:p>0.673455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93">
                <text:p>0.708893</text:p>
              </table:table-cell>
              <table:table-cell office:value-type="float" office:value="0.753719">
                <text:p>0.753719</text:p>
              </table:table-cell>
              <table:table-cell office:value-type="float" office:value="0.698165">
                <text:p>0.69816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54909">
                <text:p>0.654909</text:p>
              </table:table-cell>
              <table:table-cell office:value-type="float" office:value="0.697488">
                <text:p>0.697488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537">
                <text:p>0.707537</text:p>
              </table:table-cell>
              <table:table-cell office:value-type="float" office:value="0.753719">
                <text:p>0.753719</text:p>
              </table:table-cell>
              <table:table-cell office:value-type="float" office:value="0.69599">
                <text:p>0.695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49587">
                <text:p>0.649587</text:p>
              </table:table-cell>
              <table:table-cell office:value-type="float" office:value="0.697719">
                <text:p>0.697719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438">
                <text:p>0.707438</text:p>
              </table:table-cell>
              <table:table-cell office:value-type="float" office:value="0.759504">
                <text:p>0.759504</text:p>
              </table:table-cell>
              <table:table-cell office:value-type="float" office:value="0.695468">
                <text:p>0.69546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87107">
                <text:p>0.687107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57">
                <text:p>0.705157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18">
                <text:p>0.699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88099">
                <text:p>0.688099</text:p>
              </table:table-cell>
              <table:table-cell office:value-type="float" office:value="0.698479">
                <text:p>0.698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62">
                <text:p>0.70562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22">
                <text:p>0.699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90347">
                <text:p>0.690347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38">
                <text:p>0.70638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59">
                <text:p>0.699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89223">
                <text:p>0.689223</text:p>
              </table:table-cell>
              <table:table-cell office:value-type="float" office:value="0.698413">
                <text:p>0.698413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5">
                <text:p>0.70605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365">
                <text:p>0.69936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67736">
                <text:p>0.667736</text:p>
              </table:table-cell>
              <table:table-cell office:value-type="float" office:value="0.697388">
                <text:p>0.697388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521">
                <text:p>0.709521</text:p>
              </table:table-cell>
              <table:table-cell office:value-type="float" office:value="0.759504">
                <text:p>0.759504</text:p>
              </table:table-cell>
              <table:table-cell office:value-type="float" office:value="0.697425">
                <text:p>0.6974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73851">
                <text:p>0.673851</text:p>
              </table:table-cell>
              <table:table-cell office:value-type="float" office:value="0.697785">
                <text:p>0.697785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628">
                <text:p>0.708628</text:p>
              </table:table-cell>
              <table:table-cell office:value-type="float" office:value="0.759504">
                <text:p>0.759504</text:p>
              </table:table-cell>
              <table:table-cell office:value-type="float" office:value="0.698007">
                <text:p>0.6980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80331">
                <text:p>0.680331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579">
                <text:p>0.710579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028">
                <text:p>0.6990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87901">
                <text:p>0.687901</text:p>
              </table:table-cell>
              <table:table-cell office:value-type="float" office:value="0.698975">
                <text:p>0.69897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669">
                <text:p>0.711669</text:p>
              </table:table-cell>
              <table:table-cell office:value-type="float" office:value="0.759504">
                <text:p>0.759504</text:p>
              </table:table-cell>
              <table:table-cell office:value-type="float" office:value="0.699855">
                <text:p>0.6998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87372">
                <text:p>0.687372</text:p>
              </table:table-cell>
              <table:table-cell office:value-type="float" office:value="0.698248">
                <text:p>0.69824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537">
                <text:p>0.71153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716">
                <text:p>0.6997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80926">
                <text:p>0.680926</text:p>
              </table:table-cell>
              <table:table-cell office:value-type="float" office:value="0.697025">
                <text:p>0.697025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57">
                <text:p>0.7115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16">
                <text:p>0.6989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71107">
                <text:p>0.671107</text:p>
              </table:table-cell>
              <table:table-cell office:value-type="float" office:value="0.695967">
                <text:p>0.695967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99">
                <text:p>0.71209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7871">
                <text:p>0.6978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2033">
                <text:p>0.652033</text:p>
              </table:table-cell>
              <table:table-cell office:value-type="float" office:value="0.696331">
                <text:p>0.696331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75">
                <text:p>0.71097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891">
                <text:p>0.69589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5805">
                <text:p>0.65805</text:p>
              </table:table-cell>
              <table:table-cell office:value-type="float" office:value="0.695471">
                <text:p>0.695471</text:p>
              </table:table-cell>
              <table:table-cell office:value-type="float" office:value="0.698711">
                <text:p>0.698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01">
                <text:p>0.70790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013">
                <text:p>0.6960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84331">
                <text:p>0.684331</text:p>
              </table:table-cell>
              <table:table-cell office:value-type="float" office:value="0.69805">
                <text:p>0.69805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331">
                <text:p>0.708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028">
                <text:p>0.69902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81157">
                <text:p>0.681157</text:p>
              </table:table-cell>
              <table:table-cell office:value-type="float" office:value="0.697223">
                <text:p>0.697223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504">
                <text:p>0.70750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549">
                <text:p>0.69854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72529">
                <text:p>0.672529</text:p>
              </table:table-cell>
              <table:table-cell office:value-type="float" office:value="0.698116">
                <text:p>0.698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835">
                <text:p>0.71183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248">
                <text:p>0.6982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81521">
                <text:p>0.681521</text:p>
              </table:table-cell>
              <table:table-cell office:value-type="float" office:value="0.698909">
                <text:p>0.698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488">
                <text:p>0.71348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392">
                <text:p>0.6993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4264">
                <text:p>0.684264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347">
                <text:p>0.71434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779">
                <text:p>0.69977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77421">
                <text:p>0.677421</text:p>
              </table:table-cell>
              <table:table-cell office:value-type="float" office:value="0.69881">
                <text:p>0.698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43">
                <text:p>0.7124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866">
                <text:p>0.6988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87306">
                <text:p>0.687306</text:p>
              </table:table-cell>
              <table:table-cell office:value-type="float" office:value="0.69914">
                <text:p>0.699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091">
                <text:p>0.71309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954">
                <text:p>0.69995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93653">
                <text:p>0.693653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9273">
                <text:p>0.719273</text:p>
              </table:table-cell>
              <table:table-cell office:value-type="float" office:value="0.766116">
                <text:p>0.766116</text:p>
              </table:table-cell>
              <table:table-cell office:value-type="float" office:value="0.70122">
                <text:p>0.7012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90975">
                <text:p>0.690975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347">
                <text:p>0.714347</text:p>
              </table:table-cell>
              <table:table-cell office:value-type="float" office:value="0.766116">
                <text:p>0.766116</text:p>
              </table:table-cell>
              <table:table-cell office:value-type="float" office:value="0.700453">
                <text:p>0.70045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89554">
                <text:p>0.689554</text:p>
              </table:table-cell>
              <table:table-cell office:value-type="float" office:value="0.698777">
                <text:p>0.698777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231">
                <text:p>0.716231</text:p>
              </table:table-cell>
              <table:table-cell office:value-type="float" office:value="0.766116">
                <text:p>0.766116</text:p>
              </table:table-cell>
              <table:table-cell office:value-type="float" office:value="0.70045">
                <text:p>0.7004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81686">
                <text:p>0.681686</text:p>
              </table:table-cell>
              <table:table-cell office:value-type="float" office:value="0.699107">
                <text:p>0.6991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471">
                <text:p>0.71147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226">
                <text:p>0.69922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77587">
                <text:p>0.677587</text:p>
              </table:table-cell>
              <table:table-cell office:value-type="float" office:value="0.698347">
                <text:p>0.698347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99">
                <text:p>0.71209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797">
                <text:p>0.69879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86215">
                <text:p>0.686215</text:p>
              </table:table-cell>
              <table:table-cell office:value-type="float" office:value="0.698479">
                <text:p>0.698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76">
                <text:p>0.7087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345">
                <text:p>0.6993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8681">
                <text:p>0.68681</text:p>
              </table:table-cell>
              <table:table-cell office:value-type="float" office:value="0.698645">
                <text:p>0.6986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88">
                <text:p>0.70938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484">
                <text:p>0.6994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3223">
                <text:p>0.673223</text:p>
              </table:table-cell>
              <table:table-cell office:value-type="float" office:value="0.697752">
                <text:p>0.697752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868">
                <text:p>0.71186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235">
                <text:p>0.69823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77289">
                <text:p>0.677289</text:p>
              </table:table-cell>
              <table:table-cell office:value-type="float" office:value="0.698017">
                <text:p>0.698017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504">
                <text:p>0.71150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628">
                <text:p>0.6986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80926">
                <text:p>0.680926</text:p>
              </table:table-cell>
              <table:table-cell office:value-type="float" office:value="0.697587">
                <text:p>0.697587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174">
                <text:p>0.71117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06">
                <text:p>0.69890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71174">
                <text:p>0.671174</text:p>
              </table:table-cell>
              <table:table-cell office:value-type="float" office:value="0.697388">
                <text:p>0.697388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686">
                <text:p>0.70968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7772">
                <text:p>0.69777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53917">
                <text:p>0.653917</text:p>
              </table:table-cell>
              <table:table-cell office:value-type="float" office:value="0.695207">
                <text:p>0.695207</text:p>
              </table:table-cell>
              <table:table-cell office:value-type="float" office:value="0.698149">
                <text:p>0.698149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587">
                <text:p>0.70958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656">
                <text:p>0.6956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8215">
                <text:p>0.678215</text:p>
              </table:table-cell>
              <table:table-cell office:value-type="float" office:value="0.696793">
                <text:p>0.69679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13">
                <text:p>0.71041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46">
                <text:p>0.698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82182">
                <text:p>0.682182</text:p>
              </table:table-cell>
              <table:table-cell office:value-type="float" office:value="0.696529">
                <text:p>0.696529</text:p>
              </table:table-cell>
              <table:table-cell office:value-type="float" office:value="0.69881">
                <text:p>0.69881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">
                <text:p>0.70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529">
                <text:p>0.6985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81421">
                <text:p>0.681421</text:p>
              </table:table-cell>
              <table:table-cell office:value-type="float" office:value="0.697322">
                <text:p>0.697322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529">
                <text:p>0.70852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664">
                <text:p>0.6986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90248">
                <text:p>0.690248</text:p>
              </table:table-cell>
              <table:table-cell office:value-type="float" office:value="0.697686">
                <text:p>0.697686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421">
                <text:p>0.70942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683">
                <text:p>0.69968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91504">
                <text:p>0.691504</text:p>
              </table:table-cell>
              <table:table-cell office:value-type="float" office:value="0.697983">
                <text:p>0.697983</text:p>
              </table:table-cell>
              <table:table-cell office:value-type="float" office:value="0.699438">
                <text:p>0.699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587">
                <text:p>0.713587</text:p>
              </table:table-cell>
              <table:table-cell office:value-type="float" office:value="0.766116">
                <text:p>0.766116</text:p>
              </table:table-cell>
              <table:table-cell office:value-type="float" office:value="0.700251">
                <text:p>0.7002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4264">
                <text:p>0.684264</text:p>
              </table:table-cell>
              <table:table-cell office:value-type="float" office:value="0.697289">
                <text:p>0.697289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14">
                <text:p>0.7151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603">
                <text:p>0.6996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8076">
                <text:p>0.68076</text:p>
              </table:table-cell>
              <table:table-cell office:value-type="float" office:value="0.697488">
                <text:p>0.697488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132">
                <text:p>0.71613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355">
                <text:p>0.69935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86314">
                <text:p>0.686314</text:p>
              </table:table-cell>
              <table:table-cell office:value-type="float" office:value="0.697488">
                <text:p>0.697488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57">
                <text:p>0.7115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448">
                <text:p>0.6994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87802">
                <text:p>0.687802</text:p>
              </table:table-cell>
              <table:table-cell office:value-type="float" office:value="0.698314">
                <text:p>0.698314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959">
                <text:p>0.70895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445">
                <text:p>0.69944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85157">
                <text:p>0.685157</text:p>
              </table:table-cell>
              <table:table-cell office:value-type="float" office:value="0.697124">
                <text:p>0.697124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165">
                <text:p>0.71216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299">
                <text:p>0.6992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85983">
                <text:p>0.685983</text:p>
              </table:table-cell>
              <table:table-cell office:value-type="float" office:value="0.697124">
                <text:p>0.697124</text:p>
              </table:table-cell>
              <table:table-cell office:value-type="float" office:value="0.698909">
                <text:p>0.698909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008">
                <text:p>0.71100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26">
                <text:p>0.6992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78545">
                <text:p>0.678545</text:p>
              </table:table-cell>
              <table:table-cell office:value-type="float" office:value="0.696364">
                <text:p>0.696364</text:p>
              </table:table-cell>
              <table:table-cell office:value-type="float" office:value="0.698579">
                <text:p>0.698579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496">
                <text:p>0.70849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165">
                <text:p>0.69816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84364">
                <text:p>0.684364</text:p>
              </table:table-cell>
              <table:table-cell office:value-type="float" office:value="0.696099">
                <text:p>0.696099</text:p>
              </table:table-cell>
              <table:table-cell office:value-type="float" office:value="0.698314">
                <text:p>0.698314</text:p>
              </table:table-cell>
              <table:table-cell office:value-type="float" office:value="0.699438">
                <text:p>0.699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33">
                <text:p>0.71203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025">
                <text:p>0.6990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89025">
                <text:p>0.689025</text:p>
              </table:table-cell>
              <table:table-cell office:value-type="float" office:value="0.696397">
                <text:p>0.696397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13421">
                <text:p>0.71342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646">
                <text:p>0.69964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90347">
                <text:p>0.690347</text:p>
              </table:table-cell>
              <table:table-cell office:value-type="float" office:value="0.695967">
                <text:p>0.695967</text:p>
              </table:table-cell>
              <table:table-cell office:value-type="float" office:value="0.697917">
                <text:p>0.697917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33">
                <text:p>0.700033</text:p>
              </table:table-cell>
              <table:table-cell office:value-type="float" office:value="0.712826">
                <text:p>0.71282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613">
                <text:p>0.6996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82777">
                <text:p>0.682777</text:p>
              </table:table-cell>
              <table:table-cell office:value-type="float" office:value="0.695934">
                <text:p>0.695934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992">
                <text:p>0.71299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06">
                <text:p>0.6989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8605">
                <text:p>0.68605</text:p>
              </table:table-cell>
              <table:table-cell office:value-type="float" office:value="0.696298">
                <text:p>0.696298</text:p>
              </table:table-cell>
              <table:table-cell office:value-type="float" office:value="0.698248">
                <text:p>0.698248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165">
                <text:p>0.71216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187">
                <text:p>0.6991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84198">
                <text:p>0.684198</text:p>
              </table:table-cell>
              <table:table-cell office:value-type="float" office:value="0.695736">
                <text:p>0.695736</text:p>
              </table:table-cell>
              <table:table-cell office:value-type="float" office:value="0.69838">
                <text:p>0.69838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397">
                <text:p>0.71239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79">
                <text:p>0.69897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74678">
                <text:p>0.674678</text:p>
              </table:table-cell>
              <table:table-cell office:value-type="float" office:value="0.696198">
                <text:p>0.696198</text:p>
              </table:table-cell>
              <table:table-cell office:value-type="float" office:value="0.698512">
                <text:p>0.698512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025">
                <text:p>0.71302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169">
                <text:p>0.69816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78645">
                <text:p>0.678645</text:p>
              </table:table-cell>
              <table:table-cell office:value-type="float" office:value="0.696198">
                <text:p>0.696198</text:p>
              </table:table-cell>
              <table:table-cell office:value-type="float" office:value="0.698645">
                <text:p>0.698645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2298">
                <text:p>0.71229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516">
                <text:p>0.6985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8595">
                <text:p>0.68595</text:p>
              </table:table-cell>
              <table:table-cell office:value-type="float" office:value="0.696992">
                <text:p>0.696992</text:p>
              </table:table-cell>
              <table:table-cell office:value-type="float" office:value="0.698909">
                <text:p>0.698909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6331">
                <text:p>0.716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864">
                <text:p>0.69986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82942">
                <text:p>0.682942</text:p>
              </table:table-cell>
              <table:table-cell office:value-type="float" office:value="0.696">
                <text:p>0.696</text:p>
              </table:table-cell>
              <table:table-cell office:value-type="float" office:value="0.698347">
                <text:p>0.698347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488">
                <text:p>0.71348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92">
                <text:p>0.6989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9124">
                <text:p>0.69124</text:p>
              </table:table-cell>
              <table:table-cell office:value-type="float" office:value="0.697157">
                <text:p>0.697157</text:p>
              </table:table-cell>
              <table:table-cell office:value-type="float" office:value="0.698744">
                <text:p>0.698744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008">
                <text:p>0.715008</text:p>
              </table:table-cell>
              <table:table-cell office:value-type="float" office:value="0.766116">
                <text:p>0.766116</text:p>
              </table:table-cell>
              <table:table-cell office:value-type="float" office:value="0.700136">
                <text:p>0.70013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90579">
                <text:p>0.690579</text:p>
              </table:table-cell>
              <table:table-cell office:value-type="float" office:value="0.696264">
                <text:p>0.696264</text:p>
              </table:table-cell>
              <table:table-cell office:value-type="float" office:value="0.698612">
                <text:p>0.698612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521">
                <text:p>0.71352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825">
                <text:p>0.69982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90909">
                <text:p>0.690909</text:p>
              </table:table-cell>
              <table:table-cell office:value-type="float" office:value="0.697025">
                <text:p>0.697025</text:p>
              </table:table-cell>
              <table:table-cell office:value-type="float" office:value="0.698744">
                <text:p>0.698744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8446">
                <text:p>0.718446</text:p>
              </table:table-cell>
              <table:table-cell office:value-type="float" office:value="0.766116">
                <text:p>0.766116</text:p>
              </table:table-cell>
              <table:table-cell office:value-type="float" office:value="0.700466">
                <text:p>0.7004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85917">
                <text:p>0.685917</text:p>
              </table:table-cell>
              <table:table-cell office:value-type="float" office:value="0.695934">
                <text:p>0.695934</text:p>
              </table:table-cell>
              <table:table-cell office:value-type="float" office:value="0.698612">
                <text:p>0.698612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248">
                <text:p>0.71424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9412">
                <text:p>0.69941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82116">
                <text:p>0.682116</text:p>
              </table:table-cell>
              <table:table-cell office:value-type="float" office:value="0.695669">
                <text:p>0.695669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438">
                <text:p>0.71143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651">
                <text:p>0.69865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85289">
                <text:p>0.685289</text:p>
              </table:table-cell>
              <table:table-cell office:value-type="float" office:value="0.695438">
                <text:p>0.695438</text:p>
              </table:table-cell>
              <table:table-cell office:value-type="float" office:value="0.697223">
                <text:p>0.697223</text:p>
              </table:table-cell>
              <table:table-cell office:value-type="float" office:value="0.699041">
                <text:p>0.699041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893">
                <text:p>0.71289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952">
                <text:p>0.69895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71967">
                <text:p>0.671967</text:p>
              </table:table-cell>
              <table:table-cell office:value-type="float" office:value="0.695041">
                <text:p>0.695041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545">
                <text:p>0.698545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33">
                <text:p>0.71203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7332">
                <text:p>0.69733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76992">
                <text:p>0.676992</text:p>
              </table:table-cell>
              <table:table-cell office:value-type="float" office:value="0.694777">
                <text:p>0.694777</text:p>
              </table:table-cell>
              <table:table-cell office:value-type="float" office:value="0.696661">
                <text:p>0.696661</text:p>
              </table:table-cell>
              <table:table-cell office:value-type="float" office:value="0.69881">
                <text:p>0.69881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835">
                <text:p>0.71583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248">
                <text:p>0.6982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73455">
                <text:p>0.673455</text:p>
              </table:table-cell>
              <table:table-cell office:value-type="float" office:value="0.695041">
                <text:p>0.695041</text:p>
              </table:table-cell>
              <table:table-cell office:value-type="float" office:value="0.697289">
                <text:p>0.697289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281">
                <text:p>0.71428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7898">
                <text:p>0.69789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37058">
                <text:p>0.637058</text:p>
              </table:table-cell>
              <table:table-cell office:value-type="float" office:value="0.693289">
                <text:p>0.693289</text:p>
              </table:table-cell>
              <table:table-cell office:value-type="float" office:value="0.696132">
                <text:p>0.696132</text:p>
              </table:table-cell>
              <table:table-cell office:value-type="float" office:value="0.698479">
                <text:p>0.698479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727">
                <text:p>0.71272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722">
                <text:p>0.6937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50281">
                <text:p>0.650281</text:p>
              </table:table-cell>
              <table:table-cell office:value-type="float" office:value="0.692264">
                <text:p>0.692264</text:p>
              </table:table-cell>
              <table:table-cell office:value-type="float" office:value="0.695967">
                <text:p>0.695967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8413">
                <text:p>0.71841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445">
                <text:p>0.6954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56198">
                <text:p>0.656198</text:p>
              </table:table-cell>
              <table:table-cell office:value-type="float" office:value="0.69438">
                <text:p>0.69438</text:p>
              </table:table-cell>
              <table:table-cell office:value-type="float" office:value="0.697091">
                <text:p>0.697091</text:p>
              </table:table-cell>
              <table:table-cell office:value-type="float" office:value="0.698975">
                <text:p>0.698975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66">
                <text:p>0.700066</text:p>
              </table:table-cell>
              <table:table-cell office:value-type="float" office:value="0.71881">
                <text:p>0.7188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526">
                <text:p>0.6965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34116">
                <text:p>0.634116</text:p>
              </table:table-cell>
              <table:table-cell office:value-type="float" office:value="0.693785">
                <text:p>0.693785</text:p>
              </table:table-cell>
              <table:table-cell office:value-type="float" office:value="0.696364">
                <text:p>0.696364</text:p>
              </table:table-cell>
              <table:table-cell office:value-type="float" office:value="0.698645">
                <text:p>0.698645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9702">
                <text:p>0.71970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248">
                <text:p>0.6942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48893">
                <text:p>0.648893</text:p>
              </table:table-cell>
              <table:table-cell office:value-type="float" office:value="0.691504">
                <text:p>0.691504</text:p>
              </table:table-cell>
              <table:table-cell office:value-type="float" office:value="0.695405">
                <text:p>0.695405</text:p>
              </table:table-cell>
              <table:table-cell office:value-type="float" office:value="0.697818">
                <text:p>0.697818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1">
                <text:p>0.700231</text:p>
              </table:table-cell>
              <table:table-cell office:value-type="float" office:value="0.718083">
                <text:p>0.71808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111">
                <text:p>0.69511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23769">
                <text:p>0.623769</text:p>
              </table:table-cell>
              <table:table-cell office:value-type="float" office:value="0.690942">
                <text:p>0.690942</text:p>
              </table:table-cell>
              <table:table-cell office:value-type="float" office:value="0.694777">
                <text:p>0.694777</text:p>
              </table:table-cell>
              <table:table-cell office:value-type="float" office:value="0.697256">
                <text:p>0.697256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524">
                <text:p>0.7152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106">
                <text:p>0.69210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65488">
                <text:p>0.665488</text:p>
              </table:table-cell>
              <table:table-cell office:value-type="float" office:value="0.69405">
                <text:p>0.69405</text:p>
              </table:table-cell>
              <table:table-cell office:value-type="float" office:value="0.696298">
                <text:p>0.696298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33">
                <text:p>0.700033</text:p>
              </table:table-cell>
              <table:table-cell office:value-type="float" office:value="0.714744">
                <text:p>0.71474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783">
                <text:p>0.69678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43901">
                <text:p>0.643901</text:p>
              </table:table-cell>
              <table:table-cell office:value-type="float" office:value="0.693785">
                <text:p>0.693785</text:p>
              </table:table-cell>
              <table:table-cell office:value-type="float" office:value="0.696298">
                <text:p>0.696298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8479">
                <text:p>0.71847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051">
                <text:p>0.69505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34909">
                <text:p>0.634909</text:p>
              </table:table-cell>
              <table:table-cell office:value-type="float" office:value="0.689223">
                <text:p>0.689223</text:p>
              </table:table-cell>
              <table:table-cell office:value-type="float" office:value="0.695008">
                <text:p>0.695008</text:p>
              </table:table-cell>
              <table:table-cell office:value-type="float" office:value="0.697521">
                <text:p>0.697521</text:p>
              </table:table-cell>
              <table:table-cell office:value-type="float" office:value="0.698975">
                <text:p>0.698975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331">
                <text:p>0.716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154">
                <text:p>0.69315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43636">
                <text:p>0.643636</text:p>
              </table:table-cell>
              <table:table-cell office:value-type="float" office:value="0.691736">
                <text:p>0.691736</text:p>
              </table:table-cell>
              <table:table-cell office:value-type="float" office:value="0.694975">
                <text:p>0.694975</text:p>
              </table:table-cell>
              <table:table-cell office:value-type="float" office:value="0.697686">
                <text:p>0.697686</text:p>
              </table:table-cell>
              <table:table-cell office:value-type="float" office:value="0.699041">
                <text:p>0.699041</text:p>
              </table:table-cell>
              <table:table-cell office:value-type="float" office:value="0.699702">
                <text:p>0.6997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32">
                <text:p>0.700132</text:p>
              </table:table-cell>
              <table:table-cell office:value-type="float" office:value="0.715835">
                <text:p>0.71583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274">
                <text:p>0.6942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38347">
                <text:p>0.638347</text:p>
              </table:table-cell>
              <table:table-cell office:value-type="float" office:value="0.69362">
                <text:p>0.69362</text:p>
              </table:table-cell>
              <table:table-cell office:value-type="float" office:value="0.695868">
                <text:p>0.695868</text:p>
              </table:table-cell>
              <table:table-cell office:value-type="float" office:value="0.697917">
                <text:p>0.697917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16331">
                <text:p>0.716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314">
                <text:p>0.69431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42843">
                <text:p>0.642843</text:p>
              </table:table-cell>
              <table:table-cell office:value-type="float" office:value="0.692893">
                <text:p>0.692893</text:p>
              </table:table-cell>
              <table:table-cell office:value-type="float" office:value="0.695736">
                <text:p>0.695736</text:p>
              </table:table-cell>
              <table:table-cell office:value-type="float" office:value="0.697719">
                <text:p>0.697719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05">
                <text:p>0.703405</text:p>
              </table:table-cell>
              <table:table-cell office:value-type="float" office:value="0.717322">
                <text:p>0.71732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866">
                <text:p>0.69486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4562">
                <text:p>0.64562</text:p>
              </table:table-cell>
              <table:table-cell office:value-type="float" office:value="0.693256">
                <text:p>0.693256</text:p>
              </table:table-cell>
              <table:table-cell office:value-type="float" office:value="0.695636">
                <text:p>0.695636</text:p>
              </table:table-cell>
              <table:table-cell office:value-type="float" office:value="0.697686">
                <text:p>0.697686</text:p>
              </table:table-cell>
              <table:table-cell office:value-type="float" office:value="0.69914">
                <text:p>0.69914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17256">
                <text:p>0.71725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051">
                <text:p>0.69505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38248">
                <text:p>0.638248</text:p>
              </table:table-cell>
              <table:table-cell office:value-type="float" office:value="0.693256">
                <text:p>0.693256</text:p>
              </table:table-cell>
              <table:table-cell office:value-type="float" office:value="0.695504">
                <text:p>0.695504</text:p>
              </table:table-cell>
              <table:table-cell office:value-type="float" office:value="0.697851">
                <text:p>0.697851</text:p>
              </table:table-cell>
              <table:table-cell office:value-type="float" office:value="0.69914">
                <text:p>0.69914</text:p>
              </table:table-cell>
              <table:table-cell office:value-type="float" office:value="0.699967">
                <text:p>0.699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84">
                <text:p>0.701884</text:p>
              </table:table-cell>
              <table:table-cell office:value-type="float" office:value="0.716496">
                <text:p>0.71649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235">
                <text:p>0.6942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9914">
                <text:p>0.59914</text:p>
              </table:table-cell>
              <table:table-cell office:value-type="float" office:value="0.693157">
                <text:p>0.693157</text:p>
              </table:table-cell>
              <table:table-cell office:value-type="float" office:value="0.696562">
                <text:p>0.696562</text:p>
              </table:table-cell>
              <table:table-cell office:value-type="float" office:value="0.698281">
                <text:p>0.698281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19">
                <text:p>0.701719</text:p>
              </table:table-cell>
              <table:table-cell office:value-type="float" office:value="0.718909">
                <text:p>0.71890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0717">
                <text:p>0.69071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55306">
                <text:p>0.655306</text:p>
              </table:table-cell>
              <table:table-cell office:value-type="float" office:value="0.693388">
                <text:p>0.693388</text:p>
              </table:table-cell>
              <table:table-cell office:value-type="float" office:value="0.696727">
                <text:p>0.696727</text:p>
              </table:table-cell>
              <table:table-cell office:value-type="float" office:value="0.69805">
                <text:p>0.69805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64">
                <text:p>0.704364</text:p>
              </table:table-cell>
              <table:table-cell office:value-type="float" office:value="0.722116">
                <text:p>0.72211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916">
                <text:p>0.69691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25851">
                <text:p>0.625851</text:p>
              </table:table-cell>
              <table:table-cell office:value-type="float" office:value="0.69395">
                <text:p>0.69395</text:p>
              </table:table-cell>
              <table:table-cell office:value-type="float" office:value="0.696826">
                <text:p>0.696826</text:p>
              </table:table-cell>
              <table:table-cell office:value-type="float" office:value="0.698413">
                <text:p>0.698413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6">
                <text:p>0.70476</text:p>
              </table:table-cell>
              <table:table-cell office:value-type="float" office:value="0.719769">
                <text:p>0.71976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921">
                <text:p>0.6939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70413">
                <text:p>0.670413</text:p>
              </table:table-cell>
              <table:table-cell office:value-type="float" office:value="0.693917">
                <text:p>0.693917</text:p>
              </table:table-cell>
              <table:table-cell office:value-type="float" office:value="0.696529">
                <text:p>0.696529</text:p>
              </table:table-cell>
              <table:table-cell office:value-type="float" office:value="0.697587">
                <text:p>0.697587</text:p>
              </table:table-cell>
              <table:table-cell office:value-type="float" office:value="0.698942">
                <text:p>0.698942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33">
                <text:p>0.704033</text:p>
              </table:table-cell>
              <table:table-cell office:value-type="float" office:value="0.720165">
                <text:p>0.72016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132">
                <text:p>0.69813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26248">
                <text:p>0.626248</text:p>
              </table:table-cell>
              <table:table-cell office:value-type="float" office:value="0.69124">
                <text:p>0.69124</text:p>
              </table:table-cell>
              <table:table-cell office:value-type="float" office:value="0.695074">
                <text:p>0.695074</text:p>
              </table:table-cell>
              <table:table-cell office:value-type="float" office:value="0.697124">
                <text:p>0.697124</text:p>
              </table:table-cell>
              <table:table-cell office:value-type="float" office:value="0.698678">
                <text:p>0.698678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4">
                <text:p>0.70324</text:p>
              </table:table-cell>
              <table:table-cell office:value-type="float" office:value="0.723603">
                <text:p>0.72360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468">
                <text:p>0.69346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87504">
                <text:p>0.587504</text:p>
              </table:table-cell>
              <table:table-cell office:value-type="float" office:value="0.690017">
                <text:p>0.690017</text:p>
              </table:table-cell>
              <table:table-cell office:value-type="float" office:value="0.694942">
                <text:p>0.694942</text:p>
              </table:table-cell>
              <table:table-cell office:value-type="float" office:value="0.697058">
                <text:p>0.697058</text:p>
              </table:table-cell>
              <table:table-cell office:value-type="float" office:value="0.698612">
                <text:p>0.698612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74">
                <text:p>0.703074</text:p>
              </table:table-cell>
              <table:table-cell office:value-type="float" office:value="0.724331">
                <text:p>0.724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89494">
                <text:p>0.68949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98017">
                <text:p>0.598017</text:p>
              </table:table-cell>
              <table:table-cell office:value-type="float" office:value="0.692694">
                <text:p>0.692694</text:p>
              </table:table-cell>
              <table:table-cell office:value-type="float" office:value="0.695736">
                <text:p>0.695736</text:p>
              </table:table-cell>
              <table:table-cell office:value-type="float" office:value="0.697719">
                <text:p>0.697719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88">
                <text:p>0.701388</text:p>
              </table:table-cell>
              <table:table-cell office:value-type="float" office:value="0.719702">
                <text:p>0.71970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041">
                <text:p>0.6904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0443">
                <text:p>0.60443</text:p>
              </table:table-cell>
              <table:table-cell office:value-type="float" office:value="0.692926">
                <text:p>0.692926</text:p>
              </table:table-cell>
              <table:table-cell office:value-type="float" office:value="0.696298">
                <text:p>0.696298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94">
                <text:p>0.700694</text:p>
              </table:table-cell>
              <table:table-cell office:value-type="float" office:value="0.720628">
                <text:p>0.72062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1243">
                <text:p>0.69124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53884">
                <text:p>0.653884</text:p>
              </table:table-cell>
              <table:table-cell office:value-type="float" office:value="0.694248">
                <text:p>0.694248</text:p>
              </table:table-cell>
              <table:table-cell office:value-type="float" office:value="0.696661">
                <text:p>0.696661</text:p>
              </table:table-cell>
              <table:table-cell office:value-type="float" office:value="0.698017">
                <text:p>0.698017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86">
                <text:p>0.701686</text:p>
              </table:table-cell>
              <table:table-cell office:value-type="float" office:value="0.726083">
                <text:p>0.72608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979">
                <text:p>0.69697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26711">
                <text:p>0.626711</text:p>
              </table:table-cell>
              <table:table-cell office:value-type="float" office:value="0.693488">
                <text:p>0.693488</text:p>
              </table:table-cell>
              <table:table-cell office:value-type="float" office:value="0.696562">
                <text:p>0.696562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93">
                <text:p>0.700793</text:p>
              </table:table-cell>
              <table:table-cell office:value-type="float" office:value="0.723901">
                <text:p>0.72390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898">
                <text:p>0.6938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88132">
                <text:p>0.588132</text:p>
              </table:table-cell>
              <table:table-cell office:value-type="float" office:value="0.692926">
                <text:p>0.692926</text:p>
              </table:table-cell>
              <table:table-cell office:value-type="float" office:value="0.695901">
                <text:p>0.695901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24">
                <text:p>0.699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9934">
                <text:p>0.719934</text:p>
              </table:table-cell>
              <table:table-cell office:value-type="float" office:value="0.766116">
                <text:p>0.766116</text:p>
              </table:table-cell>
              <table:table-cell office:value-type="float" office:value="0.689425">
                <text:p>0.68942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28298">
                <text:p>0.628298</text:p>
              </table:table-cell>
              <table:table-cell office:value-type="float" office:value="0.693917">
                <text:p>0.693917</text:p>
              </table:table-cell>
              <table:table-cell office:value-type="float" office:value="0.695967">
                <text:p>0.695967</text:p>
              </table:table-cell>
              <table:table-cell office:value-type="float" office:value="0.697884">
                <text:p>0.697884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33">
                <text:p>0.700033</text:p>
              </table:table-cell>
              <table:table-cell office:value-type="float" office:value="0.721917">
                <text:p>0.72191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752">
                <text:p>0.69375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89653">
                <text:p>0.589653</text:p>
              </table:table-cell>
              <table:table-cell office:value-type="float" office:value="0.693058">
                <text:p>0.693058</text:p>
              </table:table-cell>
              <table:table-cell office:value-type="float" office:value="0.695174">
                <text:p>0.695174</text:p>
              </table:table-cell>
              <table:table-cell office:value-type="float" office:value="0.697157">
                <text:p>0.697157</text:p>
              </table:table-cell>
              <table:table-cell office:value-type="float" office:value="0.698975">
                <text:p>0.698975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33">
                <text:p>0.700033</text:p>
              </table:table-cell>
              <table:table-cell office:value-type="float" office:value="0.721785">
                <text:p>0.721785</text:p>
              </table:table-cell>
              <table:table-cell office:value-type="float" office:value="0.766116">
                <text:p>0.766116</text:p>
              </table:table-cell>
              <table:table-cell office:value-type="float" office:value="0.689567">
                <text:p>0.68956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0975">
                <text:p>0.610975</text:p>
              </table:table-cell>
              <table:table-cell office:value-type="float" office:value="0.692298">
                <text:p>0.692298</text:p>
              </table:table-cell>
              <table:table-cell office:value-type="float" office:value="0.695339">
                <text:p>0.695339</text:p>
              </table:table-cell>
              <table:table-cell office:value-type="float" office:value="0.697256">
                <text:p>0.697256</text:p>
              </table:table-cell>
              <table:table-cell office:value-type="float" office:value="0.698942">
                <text:p>0.698942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248">
                <text:p>0.71424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0883">
                <text:p>0.69088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75802">
                <text:p>0.675802</text:p>
              </table:table-cell>
              <table:table-cell office:value-type="float" office:value="0.69481">
                <text:p>0.69481</text:p>
              </table:table-cell>
              <table:table-cell office:value-type="float" office:value="0.696661">
                <text:p>0.696661</text:p>
              </table:table-cell>
              <table:table-cell office:value-type="float" office:value="0.698479">
                <text:p>0.698479</text:p>
              </table:table-cell>
              <table:table-cell office:value-type="float" office:value="0.699372">
                <text:p>0.69937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85">
                <text:p>0.701785</text:p>
              </table:table-cell>
              <table:table-cell office:value-type="float" office:value="0.718149">
                <text:p>0.71814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8506">
                <text:p>0.69850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3038">
                <text:p>0.63038</text:p>
              </table:table-cell>
              <table:table-cell office:value-type="float" office:value="0.693884">
                <text:p>0.693884</text:p>
              </table:table-cell>
              <table:table-cell office:value-type="float" office:value="0.69643">
                <text:p>0.69643</text:p>
              </table:table-cell>
              <table:table-cell office:value-type="float" office:value="0.698711">
                <text:p>0.698711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95">
                <text:p>0.700595</text:p>
              </table:table-cell>
              <table:table-cell office:value-type="float" office:value="0.716397">
                <text:p>0.71639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574">
                <text:p>0.69357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75041">
                <text:p>0.675041</text:p>
              </table:table-cell>
              <table:table-cell office:value-type="float" office:value="0.694777">
                <text:p>0.694777</text:p>
              </table:table-cell>
              <table:table-cell office:value-type="float" office:value="0.696727">
                <text:p>0.696727</text:p>
              </table:table-cell>
              <table:table-cell office:value-type="float" office:value="0.698645">
                <text:p>0.698645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79">
                <text:p>0.71047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7498">
                <text:p>0.69749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55603">
                <text:p>0.655603</text:p>
              </table:table-cell>
              <table:table-cell office:value-type="float" office:value="0.694678">
                <text:p>0.694678</text:p>
              </table:table-cell>
              <table:table-cell office:value-type="float" office:value="0.696628">
                <text:p>0.696628</text:p>
              </table:table-cell>
              <table:table-cell office:value-type="float" office:value="0.698446">
                <text:p>0.698446</text:p>
              </table:table-cell>
              <table:table-cell office:value-type="float" office:value="0.699471">
                <text:p>0.699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174">
                <text:p>0.71517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17785">
                <text:p>0.617785</text:p>
              </table:table-cell>
              <table:table-cell office:value-type="float" office:value="0.693653">
                <text:p>0.693653</text:p>
              </table:table-cell>
              <table:table-cell office:value-type="float" office:value="0.696562">
                <text:p>0.696562</text:p>
              </table:table-cell>
              <table:table-cell office:value-type="float" office:value="0.698479">
                <text:p>0.698479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231">
                <text:p>0.7122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1825">
                <text:p>0.69182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31273">
                <text:p>0.631273</text:p>
              </table:table-cell>
              <table:table-cell office:value-type="float" office:value="0.693124">
                <text:p>0.693124</text:p>
              </table:table-cell>
              <table:table-cell office:value-type="float" office:value="0.69676">
                <text:p>0.69676</text:p>
              </table:table-cell>
              <table:table-cell office:value-type="float" office:value="0.698711">
                <text:p>0.698711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959">
                <text:p>0.71295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24">
                <text:p>0.693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35306">
                <text:p>0.635306</text:p>
              </table:table-cell>
              <table:table-cell office:value-type="float" office:value="0.693157">
                <text:p>0.693157</text:p>
              </table:table-cell>
              <table:table-cell office:value-type="float" office:value="0.696727">
                <text:p>0.696727</text:p>
              </table:table-cell>
              <table:table-cell office:value-type="float" office:value="0.698512">
                <text:p>0.698512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851">
                <text:p>0.70985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329">
                <text:p>0.69332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36132">
                <text:p>0.636132</text:p>
              </table:table-cell>
              <table:table-cell office:value-type="float" office:value="0.693488">
                <text:p>0.693488</text:p>
              </table:table-cell>
              <table:table-cell office:value-type="float" office:value="0.697157">
                <text:p>0.697157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736">
                <text:p>0.70773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329">
                <text:p>0.69332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19107">
                <text:p>0.619107</text:p>
              </table:table-cell>
              <table:table-cell office:value-type="float" office:value="0.694413">
                <text:p>0.694413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34">
                <text:p>0.699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653">
                <text:p>0.71365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44">
                <text:p>0.6924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56661">
                <text:p>0.656661</text:p>
              </table:table-cell>
              <table:table-cell office:value-type="float" office:value="0.694545">
                <text:p>0.694545</text:p>
              </table:table-cell>
              <table:table-cell office:value-type="float" office:value="0.698281">
                <text:p>0.698281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66">
                <text:p>0.700066</text:p>
              </table:table-cell>
              <table:table-cell office:value-type="float" office:value="0.714711">
                <text:p>0.71471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36">
                <text:p>0.6963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28926">
                <text:p>0.628926</text:p>
              </table:table-cell>
              <table:table-cell office:value-type="float" office:value="0.69514">
                <text:p>0.69514</text:p>
              </table:table-cell>
              <table:table-cell office:value-type="float" office:value="0.698017">
                <text:p>0.698017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3421">
                <text:p>0.71342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451">
                <text:p>0.69345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64">
                <text:p>0.664</text:p>
              </table:table-cell>
              <table:table-cell office:value-type="float" office:value="0.695636">
                <text:p>0.695636</text:p>
              </table:table-cell>
              <table:table-cell office:value-type="float" office:value="0.698248">
                <text:p>0.698248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901">
                <text:p>0.699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868">
                <text:p>0.71186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883">
                <text:p>0.69688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44793">
                <text:p>0.644793</text:p>
              </table:table-cell>
              <table:table-cell office:value-type="float" office:value="0.695306">
                <text:p>0.695306</text:p>
              </table:table-cell>
              <table:table-cell office:value-type="float" office:value="0.698314">
                <text:p>0.698314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669">
                <text:p>0.699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645">
                <text:p>0.71064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79">
                <text:p>0.6947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52364">
                <text:p>0.652364</text:p>
              </table:table-cell>
              <table:table-cell office:value-type="float" office:value="0.695008">
                <text:p>0.695008</text:p>
              </table:table-cell>
              <table:table-cell office:value-type="float" office:value="0.697851">
                <text:p>0.697851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603">
                <text:p>0.707603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15">
                <text:p>0.6951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3719">
                <text:p>0.63719</text:p>
              </table:table-cell>
              <table:table-cell office:value-type="float" office:value="0.694612">
                <text:p>0.694612</text:p>
              </table:table-cell>
              <table:table-cell office:value-type="float" office:value="0.697455">
                <text:p>0.697455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62">
                <text:p>0.7096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722">
                <text:p>0.69372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59372">
                <text:p>0.659372</text:p>
              </table:table-cell>
              <table:table-cell office:value-type="float" office:value="0.695074">
                <text:p>0.695074</text:p>
              </table:table-cell>
              <table:table-cell office:value-type="float" office:value="0.698017">
                <text:p>0.698017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438">
                <text:p>0.699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215">
                <text:p>0.71021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129">
                <text:p>0.6961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23934">
                <text:p>0.623934</text:p>
              </table:table-cell>
              <table:table-cell office:value-type="float" office:value="0.693025">
                <text:p>0.693025</text:p>
              </table:table-cell>
              <table:table-cell office:value-type="float" office:value="0.696926">
                <text:p>0.696926</text:p>
              </table:table-cell>
              <table:table-cell office:value-type="float" office:value="0.699041">
                <text:p>0.699041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198">
                <text:p>0.71219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43">
                <text:p>0.6924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5818">
                <text:p>0.625818</text:p>
              </table:table-cell>
              <table:table-cell office:value-type="float" office:value="0.692364">
                <text:p>0.692364</text:p>
              </table:table-cell>
              <table:table-cell office:value-type="float" office:value="0.69686">
                <text:p>0.69686</text:p>
              </table:table-cell>
              <table:table-cell office:value-type="float" office:value="0.699074">
                <text:p>0.699074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231">
                <text:p>0.7122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569">
                <text:p>0.69256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48264">
                <text:p>0.648264</text:p>
              </table:table-cell>
              <table:table-cell office:value-type="float" office:value="0.693091">
                <text:p>0.693091</text:p>
              </table:table-cell>
              <table:table-cell office:value-type="float" office:value="0.696793">
                <text:p>0.696793</text:p>
              </table:table-cell>
              <table:table-cell office:value-type="float" office:value="0.698876">
                <text:p>0.698876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7587">
                <text:p>0.71758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392">
                <text:p>0.69539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35636">
                <text:p>0.635636</text:p>
              </table:table-cell>
              <table:table-cell office:value-type="float" office:value="0.688463">
                <text:p>0.688463</text:p>
              </table:table-cell>
              <table:table-cell office:value-type="float" office:value="0.69643">
                <text:p>0.69643</text:p>
              </table:table-cell>
              <table:table-cell office:value-type="float" office:value="0.69881">
                <text:p>0.69881</text:p>
              </table:table-cell>
              <table:table-cell office:value-type="float" office:value="0.699207">
                <text:p>0.69920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347">
                <text:p>0.71034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889">
                <text:p>0.69288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32595">
                <text:p>0.632595</text:p>
              </table:table-cell>
              <table:table-cell office:value-type="float" office:value="0.693289">
                <text:p>0.693289</text:p>
              </table:table-cell>
              <table:table-cell office:value-type="float" office:value="0.697322">
                <text:p>0.697322</text:p>
              </table:table-cell>
              <table:table-cell office:value-type="float" office:value="0.698843">
                <text:p>0.698843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6331">
                <text:p>0.716331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759">
                <text:p>0.69375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14876">
                <text:p>0.614876</text:p>
              </table:table-cell>
              <table:table-cell office:value-type="float" office:value="0.687901">
                <text:p>0.687901</text:p>
              </table:table-cell>
              <table:table-cell office:value-type="float" office:value="0.69557">
                <text:p>0.69557</text:p>
              </table:table-cell>
              <table:table-cell office:value-type="float" office:value="0.698215">
                <text:p>0.698215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57">
                <text:p>0.699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8215">
                <text:p>0.71821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1369">
                <text:p>0.69136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26479">
                <text:p>0.626479</text:p>
              </table:table-cell>
              <table:table-cell office:value-type="float" office:value="0.689521">
                <text:p>0.689521</text:p>
              </table:table-cell>
              <table:table-cell office:value-type="float" office:value="0.695702">
                <text:p>0.695702</text:p>
              </table:table-cell>
              <table:table-cell office:value-type="float" office:value="0.69805">
                <text:p>0.69805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98">
                <text:p>0.700198</text:p>
              </table:table-cell>
              <table:table-cell office:value-type="float" office:value="0.718248">
                <text:p>0.71824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691">
                <text:p>0.69269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41686">
                <text:p>0.641686</text:p>
              </table:table-cell>
              <table:table-cell office:value-type="float" office:value="0.689785">
                <text:p>0.689785</text:p>
              </table:table-cell>
              <table:table-cell office:value-type="float" office:value="0.696264">
                <text:p>0.696264</text:p>
              </table:table-cell>
              <table:table-cell office:value-type="float" office:value="0.698083">
                <text:p>0.698083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27107">
                <text:p>0.727107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197">
                <text:p>0.69519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37256">
                <text:p>0.637256</text:p>
              </table:table-cell>
              <table:table-cell office:value-type="float" office:value="0.686182">
                <text:p>0.686182</text:p>
              </table:table-cell>
              <table:table-cell office:value-type="float" office:value="0.696">
                <text:p>0.696</text:p>
              </table:table-cell>
              <table:table-cell office:value-type="float" office:value="0.69805">
                <text:p>0.69805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31">
                <text:p>0.700231</text:p>
              </table:table-cell>
              <table:table-cell office:value-type="float" office:value="0.721488">
                <text:p>0.72148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812">
                <text:p>0.69381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32628">
                <text:p>0.632628</text:p>
              </table:table-cell>
              <table:table-cell office:value-type="float" office:value="0.689388">
                <text:p>0.689388</text:p>
              </table:table-cell>
              <table:table-cell office:value-type="float" office:value="0.696298">
                <text:p>0.696298</text:p>
              </table:table-cell>
              <table:table-cell office:value-type="float" office:value="0.698512">
                <text:p>0.698512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99">
                <text:p>0.700099</text:p>
              </table:table-cell>
              <table:table-cell office:value-type="float" office:value="0.725488">
                <text:p>0.72548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172">
                <text:p>0.6941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35372">
                <text:p>0.635372</text:p>
              </table:table-cell>
              <table:table-cell office:value-type="float" office:value="0.690545">
                <text:p>0.690545</text:p>
              </table:table-cell>
              <table:table-cell office:value-type="float" office:value="0.696992">
                <text:p>0.696992</text:p>
              </table:table-cell>
              <table:table-cell office:value-type="float" office:value="0.698942">
                <text:p>0.698942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7025">
                <text:p>0.717025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851">
                <text:p>0.69385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15537">
                <text:p>0.615537</text:p>
              </table:table-cell>
              <table:table-cell office:value-type="float" office:value="0.692165">
                <text:p>0.692165</text:p>
              </table:table-cell>
              <table:table-cell office:value-type="float" office:value="0.697025">
                <text:p>0.697025</text:p>
              </table:table-cell>
              <table:table-cell office:value-type="float" office:value="0.699041">
                <text:p>0.699041</text:p>
              </table:table-cell>
              <table:table-cell office:value-type="float" office:value="0.699603">
                <text:p>0.69960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132">
                <text:p>0.71613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195">
                <text:p>0.691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92595">
                <text:p>0.592595</text:p>
              </table:table-cell>
              <table:table-cell office:value-type="float" office:value="0.692661">
                <text:p>0.692661</text:p>
              </table:table-cell>
              <table:table-cell office:value-type="float" office:value="0.697091">
                <text:p>0.697091</text:p>
              </table:table-cell>
              <table:table-cell office:value-type="float" office:value="0.698942">
                <text:p>0.698942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612">
                <text:p>0.714612</text:p>
              </table:table-cell>
              <table:table-cell office:value-type="float" office:value="0.766116">
                <text:p>0.766116</text:p>
              </table:table-cell>
              <table:table-cell office:value-type="float" office:value="0.689554">
                <text:p>0.68955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31">
                <text:p>0.644231</text:p>
              </table:table-cell>
              <table:table-cell office:value-type="float" office:value="0.688595">
                <text:p>0.688595</text:p>
              </table:table-cell>
              <table:table-cell office:value-type="float" office:value="0.695008">
                <text:p>0.695008</text:p>
              </table:table-cell>
              <table:table-cell office:value-type="float" office:value="0.697851">
                <text:p>0.697851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6">
                <text:p>0.7088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3329">
                <text:p>0.69332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28496">
                <text:p>0.628496</text:p>
              </table:table-cell>
              <table:table-cell office:value-type="float" office:value="0.689223">
                <text:p>0.689223</text:p>
              </table:table-cell>
              <table:table-cell office:value-type="float" office:value="0.69524">
                <text:p>0.69524</text:p>
              </table:table-cell>
              <table:table-cell office:value-type="float" office:value="0.697719">
                <text:p>0.697719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537">
                <text:p>0.699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5736">
                <text:p>0.71573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506">
                <text:p>0.69250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33488">
                <text:p>0.633488</text:p>
              </table:table-cell>
              <table:table-cell office:value-type="float" office:value="0.691736">
                <text:p>0.691736</text:p>
              </table:table-cell>
              <table:table-cell office:value-type="float" office:value="0.695603">
                <text:p>0.695603</text:p>
              </table:table-cell>
              <table:table-cell office:value-type="float" office:value="0.698413">
                <text:p>0.698413</text:p>
              </table:table-cell>
              <table:table-cell office:value-type="float" office:value="0.699273">
                <text:p>0.69927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074">
                <text:p>0.71107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959">
                <text:p>0.69295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45686">
                <text:p>0.645686</text:p>
              </table:table-cell>
              <table:table-cell office:value-type="float" office:value="0.692364">
                <text:p>0.692364</text:p>
              </table:table-cell>
              <table:table-cell office:value-type="float" office:value="0.695339">
                <text:p>0.695339</text:p>
              </table:table-cell>
              <table:table-cell office:value-type="float" office:value="0.697719">
                <text:p>0.697719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769">
                <text:p>0.6997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504">
                <text:p>0.71150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155">
                <text:p>0.6941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55074">
                <text:p>0.655074</text:p>
              </table:table-cell>
              <table:table-cell office:value-type="float" office:value="0.693355">
                <text:p>0.693355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909">
                <text:p>0.698909</text:p>
              </table:table-cell>
              <table:table-cell office:value-type="float" office:value="0.699405">
                <text:p>0.699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066">
                <text:p>0.71206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555">
                <text:p>0.6955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41421">
                <text:p>0.641421</text:p>
              </table:table-cell>
              <table:table-cell office:value-type="float" office:value="0.692562">
                <text:p>0.692562</text:p>
              </table:table-cell>
              <table:table-cell office:value-type="float" office:value="0.696628">
                <text:p>0.696628</text:p>
              </table:table-cell>
              <table:table-cell office:value-type="float" office:value="0.698512">
                <text:p>0.698512</text:p>
              </table:table-cell>
              <table:table-cell office:value-type="float" office:value="0.699438">
                <text:p>0.699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64">
                <text:p>0.700364</text:p>
              </table:table-cell>
              <table:table-cell office:value-type="float" office:value="0.714744">
                <text:p>0.714744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367">
                <text:p>0.69436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48331">
                <text:p>0.648331</text:p>
              </table:table-cell>
              <table:table-cell office:value-type="float" office:value="0.691603">
                <text:p>0.691603</text:p>
              </table:table-cell>
              <table:table-cell office:value-type="float" office:value="0.695603">
                <text:p>0.695603</text:p>
              </table:table-cell>
              <table:table-cell office:value-type="float" office:value="0.697752">
                <text:p>0.697752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3818">
                <text:p>0.713818</text:p>
              </table:table-cell>
              <table:table-cell office:value-type="float" office:value="0.766116">
                <text:p>0.766116</text:p>
              </table:table-cell>
              <table:table-cell office:value-type="float" office:value="0.694625">
                <text:p>0.6946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62413">
                <text:p>0.662413</text:p>
              </table:table-cell>
              <table:table-cell office:value-type="float" office:value="0.693388">
                <text:p>0.693388</text:p>
              </table:table-cell>
              <table:table-cell office:value-type="float" office:value="0.696595">
                <text:p>0.696595</text:p>
              </table:table-cell>
              <table:table-cell office:value-type="float" office:value="0.698116">
                <text:p>0.69811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3">
                <text:p>0.70043</text:p>
              </table:table-cell>
              <table:table-cell office:value-type="float" office:value="0.714479">
                <text:p>0.714479</text:p>
              </table:table-cell>
              <table:table-cell office:value-type="float" office:value="0.766116">
                <text:p>0.766116</text:p>
              </table:table-cell>
              <table:table-cell office:value-type="float" office:value="0.69646">
                <text:p>0.6964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26446">
                <text:p>0.626446</text:p>
              </table:table-cell>
              <table:table-cell office:value-type="float" office:value="0.690843">
                <text:p>0.690843</text:p>
              </table:table-cell>
              <table:table-cell office:value-type="float" office:value="0.695438">
                <text:p>0.695438</text:p>
              </table:table-cell>
              <table:table-cell office:value-type="float" office:value="0.69719">
                <text:p>0.69719</text:p>
              </table:table-cell>
              <table:table-cell office:value-type="float" office:value="0.69881">
                <text:p>0.69881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42">
                <text:p>0.71094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1901">
                <text:p>0.6919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95107">
                <text:p>0.595107</text:p>
              </table:table-cell>
              <table:table-cell office:value-type="float" office:value="0.689752">
                <text:p>0.689752</text:p>
              </table:table-cell>
              <table:table-cell office:value-type="float" office:value="0.695074">
                <text:p>0.695074</text:p>
              </table:table-cell>
              <table:table-cell office:value-type="float" office:value="0.696496">
                <text:p>0.696496</text:p>
              </table:table-cell>
              <table:table-cell office:value-type="float" office:value="0.697983">
                <text:p>0.697983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68">
                <text:p>0.699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58">
                <text:p>0.709058</text:p>
              </table:table-cell>
              <table:table-cell office:value-type="float" office:value="0.766116">
                <text:p>0.766116</text:p>
              </table:table-cell>
              <table:table-cell office:value-type="float" office:value="0.688251">
                <text:p>0.68825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94909">
                <text:p>0.594909</text:p>
              </table:table-cell>
              <table:table-cell office:value-type="float" office:value="0.691008">
                <text:p>0.691008</text:p>
              </table:table-cell>
              <table:table-cell office:value-type="float" office:value="0.694479">
                <text:p>0.694479</text:p>
              </table:table-cell>
              <table:table-cell office:value-type="float" office:value="0.696463">
                <text:p>0.696463</text:p>
              </table:table-cell>
              <table:table-cell office:value-type="float" office:value="0.697917">
                <text:p>0.697917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347">
                <text:p>0.710347</text:p>
              </table:table-cell>
              <table:table-cell office:value-type="float" office:value="0.766116">
                <text:p>0.766116</text:p>
              </table:table-cell>
              <table:table-cell office:value-type="float" office:value="0.688443">
                <text:p>0.68844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33289">
                <text:p>0.633289</text:p>
              </table:table-cell>
              <table:table-cell office:value-type="float" office:value="0.689818">
                <text:p>0.689818</text:p>
              </table:table-cell>
              <table:table-cell office:value-type="float" office:value="0.694711">
                <text:p>0.694711</text:p>
              </table:table-cell>
              <table:table-cell office:value-type="float" office:value="0.696529">
                <text:p>0.696529</text:p>
              </table:table-cell>
              <table:table-cell office:value-type="float" office:value="0.697983">
                <text:p>0.697983</text:p>
              </table:table-cell>
              <table:table-cell office:value-type="float" office:value="0.699174">
                <text:p>0.699174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322">
                <text:p>0.709322</text:p>
              </table:table-cell>
              <table:table-cell office:value-type="float" office:value="0.766116">
                <text:p>0.766116</text:p>
              </table:table-cell>
              <table:table-cell office:value-type="float" office:value="0.692063">
                <text:p>0.69206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18116">
                <text:p>0.618116</text:p>
              </table:table-cell>
              <table:table-cell office:value-type="float" office:value="0.686711">
                <text:p>0.686711</text:p>
              </table:table-cell>
              <table:table-cell office:value-type="float" office:value="0.694281">
                <text:p>0.694281</text:p>
              </table:table-cell>
              <table:table-cell office:value-type="float" office:value="0.696165">
                <text:p>0.696165</text:p>
              </table:table-cell>
              <table:table-cell office:value-type="float" office:value="0.697884">
                <text:p>0.697884</text:p>
              </table:table-cell>
              <table:table-cell office:value-type="float" office:value="0.699107">
                <text:p>0.699107</text:p>
              </table:table-cell>
              <table:table-cell office:value-type="float" office:value="0.699636">
                <text:p>0.699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86">
                <text:p>0.7088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0076">
                <text:p>0.69007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13521">
                <text:p>0.613521</text:p>
              </table:table-cell>
              <table:table-cell office:value-type="float" office:value="0.684231">
                <text:p>0.684231</text:p>
              </table:table-cell>
              <table:table-cell office:value-type="float" office:value="0.693719">
                <text:p>0.693719</text:p>
              </table:table-cell>
              <table:table-cell office:value-type="float" office:value="0.695934">
                <text:p>0.695934</text:p>
              </table:table-cell>
              <table:table-cell office:value-type="float" office:value="0.697554">
                <text:p>0.697554</text:p>
              </table:table-cell>
              <table:table-cell office:value-type="float" office:value="0.69881">
                <text:p>0.69881</text:p>
              </table:table-cell>
              <table:table-cell office:value-type="float" office:value="0.699736">
                <text:p>0.6997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694">
                <text:p>0.708694</text:p>
              </table:table-cell>
              <table:table-cell office:value-type="float" office:value="0.766116">
                <text:p>0.766116</text:p>
              </table:table-cell>
              <table:table-cell office:value-type="float" office:value="0.68922">
                <text:p>0.6892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07868">
                <text:p>0.607868</text:p>
              </table:table-cell>
              <table:table-cell office:value-type="float" office:value="0.678909">
                <text:p>0.678909</text:p>
              </table:table-cell>
              <table:table-cell office:value-type="float" office:value="0.692628">
                <text:p>0.692628</text:p>
              </table:table-cell>
              <table:table-cell office:value-type="float" office:value="0.695669">
                <text:p>0.695669</text:p>
              </table:table-cell>
              <table:table-cell office:value-type="float" office:value="0.697587">
                <text:p>0.697587</text:p>
              </table:table-cell>
              <table:table-cell office:value-type="float" office:value="0.699041">
                <text:p>0.699041</text:p>
              </table:table-cell>
              <table:table-cell office:value-type="float" office:value="0.699802">
                <text:p>0.699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09">
                <text:p>0.710909</text:p>
              </table:table-cell>
              <table:table-cell office:value-type="float" office:value="0.766116">
                <text:p>0.766116</text:p>
              </table:table-cell>
              <table:table-cell office:value-type="float" office:value="0.688241">
                <text:p>0.68824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28661">
                <text:p>0.628661</text:p>
              </table:table-cell>
              <table:table-cell office:value-type="float" office:value="0.683438">
                <text:p>0.683438</text:p>
              </table:table-cell>
              <table:table-cell office:value-type="float" office:value="0.69319">
                <text:p>0.69319</text:p>
              </table:table-cell>
              <table:table-cell office:value-type="float" office:value="0.695868">
                <text:p>0.695868</text:p>
              </table:table-cell>
              <table:table-cell office:value-type="float" office:value="0.697917">
                <text:p>0.697917</text:p>
              </table:table-cell>
              <table:table-cell office:value-type="float" office:value="0.699306">
                <text:p>0.69930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306">
                <text:p>0.711306</text:p>
              </table:table-cell>
              <table:table-cell office:value-type="float" office:value="0.766116">
                <text:p>0.766116</text:p>
              </table:table-cell>
              <table:table-cell office:value-type="float" office:value="0.690969">
                <text:p>0.69096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04033">
                <text:p>0.604033</text:p>
              </table:table-cell>
              <table:table-cell office:value-type="float" office:value="0.682017">
                <text:p>0.682017</text:p>
              </table:table-cell>
              <table:table-cell office:value-type="float" office:value="0.692727">
                <text:p>0.692727</text:p>
              </table:table-cell>
              <table:table-cell office:value-type="float" office:value="0.695471">
                <text:p>0.695471</text:p>
              </table:table-cell>
              <table:table-cell office:value-type="float" office:value="0.697983">
                <text:p>0.697983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702">
                <text:p>0.711702</text:p>
              </table:table-cell>
              <table:table-cell office:value-type="float" office:value="0.766116">
                <text:p>0.766116</text:p>
              </table:table-cell>
              <table:table-cell office:value-type="float" office:value="0.688311">
                <text:p>0.688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